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color="#ff0000"/>
    </style:style>
    <style:style style:name="T6_2" style:family="text">
      <style:text-properties fo:color="#ff0000"/>
    </style:style>
    <style:style style:name="T6_3" style:family="text">
      <style:text-properties fo:color="#ff0000"/>
    </style:style>
    <style:style style:name="T6_4" style:family="text">
      <style:text-properties fo:color="#ff0000"/>
    </style:style>
    <style:style style:name="T6_5" style:family="text">
      <style:text-properties fo:color="#ff0000"/>
    </style:style>
    <style:style style:name="T6_6" style:family="text">
      <style:text-properties fo:color="#ff0000"/>
    </style:style>
    <style:style style:name="T6_7" style:family="text">
      <style:text-properties fo:color="#ff0000"/>
    </style:style>
    <style:style style:name="T6_8" style:family="text">
      <style:text-properties fo:color="#ff0000"/>
    </style:style>
    <style:style style:name="T6_9" style:family="text">
      <style:text-properties fo:color="#ff0000"/>
    </style:style>
    <style:style style:name="T6_10" style:family="text">
      <style:text-properties fo:color="#ff0000"/>
    </style:style>
    <style:style style:name="T6_11" style:family="text">
      <style:text-properties fo:color="#ff0000"/>
    </style:style>
    <style:style style:name="T6_12" style:family="text">
      <style:text-properties fo:color="#ff0000"/>
    </style:style>
    <style:style style:name="T6_13" style:family="text">
      <style:text-properties fo:color="#ff0000"/>
    </style:style>
    <style:style style:name="T6_14" style:family="text">
      <style:text-properties fo:color="#ff0000"/>
    </style:style>
    <style:style style:name="T6_15" style:family="text">
      <style:text-properties fo:color="#ff0000"/>
    </style:style>
    <style:style style:name="T6_16" style:family="text">
      <style:text-properties fo:color="#ff0000"/>
    </style:style>
    <style:style style:name="T6_17" style:family="text">
      <style:text-properties fo:color="#ff0000"/>
    </style:style>
    <style:style style:name="T6_18" style:family="text">
      <style:text-properties fo:color="#ff0000"/>
    </style:style>
    <style:style style:name="T6_19" style:family="text">
      <style:text-properties fo:color="#ff0000"/>
    </style:style>
    <style:style style:name="T6_20" style:family="text">
      <style:text-properties fo:color="#ff0000"/>
    </style:style>
    <style:style style:name="T6_21" style:family="text">
      <style:text-properties fo:color="#ff0000"/>
    </style:style>
    <style:style style:name="T6_22" style:family="text">
      <style:text-properties fo:color="#ff0000"/>
    </style:style>
    <style:style style:name="T6_23" style:family="text">
      <style:text-properties fo:color="#ff0000"/>
    </style:style>
    <style:style style:name="T6_24" style:family="text">
      <style:text-properties fo:color="#ff0000"/>
    </style:style>
    <style:style style:name="T6_25" style:family="text">
      <style:text-properties fo:color="#ff0000"/>
    </style:style>
    <style:style style:name="T6_26" style:family="text">
      <style:text-properties fo:color="#ff0000"/>
    </style:style>
    <style:style style:name="T6_27" style:family="text">
      <style:text-properties fo:color="#ff0000"/>
    </style:style>
    <style:style style:name="T6_28" style:family="text">
      <style:text-properties fo:color="#ff0000"/>
    </style:style>
    <style:style style:name="T6_29" style:family="text">
      <style:text-properties fo:color="#ff0000"/>
    </style:style>
    <style:style style:name="T6_30" style:family="text">
      <style:text-properties fo:color="#ff0000"/>
    </style:style>
    <style:style style:name="T6_31" style:family="text">
      <style:text-properties fo:color="#ff0000"/>
    </style:style>
    <style:style style:name="T6_32" style:family="text">
      <style:text-properties fo:color="#ff0000"/>
    </style:style>
    <style:style style:name="T6_33" style:family="text">
      <style:text-properties fo:color="#ff0000"/>
    </style:style>
    <style:style style:name="T6_34" style:family="text">
      <style:text-properties fo:color="#ff0000"/>
    </style:style>
    <style:style style:name="T6_35" style:family="text">
      <style:text-properties fo:color="#ff0000"/>
    </style:style>
    <style:style style:name="T6_36" style:family="text">
      <style:text-properties fo:color="#ff0000"/>
    </style:style>
    <style:style style:name="T6_37" style:family="text">
      <style:text-properties fo:color="#ff0000"/>
    </style:style>
    <style:style style:name="T6_38" style:family="text">
      <style:text-properties fo:color="#ff0000"/>
    </style:style>
    <style:style style:name="T6_39" style:family="text">
      <style:text-properties fo:color="#ff0000"/>
    </style:style>
    <style:style style:name="T6_40" style:family="text">
      <style:text-properties fo:color="#ff0000"/>
    </style:style>
    <style:style style:name="T6_41" style:family="text">
      <style:text-properties fo:color="#ff0000"/>
    </style:style>
    <style:style style:name="T6_42" style:family="text">
      <style:text-properties fo:color="#ff0000"/>
    </style:style>
    <style:style style:name="T6_43" style:family="text">
      <style:text-properties fo:color="#ff0000"/>
    </style:style>
    <style:style style:name="T6_44" style:family="text">
      <style:text-properties fo:color="#ff0000"/>
    </style:style>
    <style:style style:name="T6_45" style:family="text">
      <style:text-properties fo:color="#ff0000"/>
    </style:style>
    <style:style style:name="T6_46" style:family="text">
      <style:text-properties fo:color="#ff0000"/>
    </style:style>
    <style:style style:name="T6_47" style:family="text">
      <style:text-properties fo:color="#ff0000"/>
    </style:style>
    <style:style style:name="T6_48" style:family="text">
      <style:text-properties fo:color="#ff0000"/>
    </style:style>
    <style:style style:name="T6_49" style:family="text">
      <style:text-properties fo:color="#ff0000"/>
    </style:style>
    <style:style style:name="T6_50" style:family="text">
      <style:text-properties fo:color="#ff0000"/>
    </style:style>
    <style:style style:name="T6_51" style:family="text">
      <style:text-properties fo:color="#ff0000"/>
    </style:style>
    <style:style style:name="T6_52" style:family="text">
      <style:text-properties fo:color="#ff0000"/>
    </style:style>
    <style:style style:name="T6_53" style:family="text">
      <style:text-properties fo:color="#ff0000"/>
    </style:style>
    <style:style style:name="T6_54" style:family="text">
      <style:text-properties fo:color="#ff0000"/>
    </style:style>
    <style:style style:name="T6_55" style:family="text">
      <style:text-properties fo:color="#ff0000"/>
    </style:style>
    <style:style style:name="T6_56" style:family="text">
      <style:text-properties fo:color="#ff0000"/>
    </style:style>
    <style:style style:name="T6_57" style:family="text">
      <style:text-properties fo:color="#ff0000"/>
    </style:style>
    <style:style style:name="T6_58" style:family="text">
      <style:text-properties fo:color="#ff0000"/>
    </style:style>
    <style:style style:name="T6_59" style:family="text">
      <style:text-properties fo:color="#ff0000"/>
    </style:style>
    <style:style style:name="T6_60" style:family="text">
      <style:text-properties fo:color="#ff0000"/>
    </style:style>
    <style:style style:name="T6_61" style:family="text">
      <style:text-properties fo:color="#ff0000"/>
    </style:style>
    <style:style style:name="T6_62" style:family="text">
      <style:text-properties fo:color="#ff0000"/>
    </style:style>
    <style:style style:name="T6_63" style:family="text">
      <style:text-properties fo:color="#ff0000"/>
    </style:style>
    <style:style style:name="T6_64" style:family="text">
      <style:text-properties fo:color="#ff0000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>
      <style:text-properties fo:color="#1155cc" style:text-underline-style="solid" style:text-underline-color="font-color"/>
    </style:style>
    <style:style style:name="T30_23" style:family="text"/>
    <style:style style:name="T30_24" style:family="text">
      <style:text-properties fo:color="#1155cc" style:text-underline-style="solid" style:text-underline-color="font-color"/>
    </style:style>
    <style:style style:name="T30_25" style:family="text"/>
    <style:style style:name="T30_26" style:family="text">
      <style:text-properties fo:color="#1155cc" style:text-underline-style="solid" style:text-underline-color="font-color"/>
    </style:style>
    <style:style style:name="T30_27" style:family="text"/>
    <style:style style:name="T30_28" style:family="text">
      <style:text-properties fo:color="#1155cc" style:text-underline-style="solid" style:text-underline-color="font-color"/>
    </style:style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T30_33" style:family="text"/>
    <style:style style:name="T30_34" style:family="text">
      <style:text-properties fo:color="#1155cc" style:text-underline-style="solid" style:text-underline-color="font-color"/>
    </style:style>
    <style:style style:name="T30_35" style:family="text"/>
    <style:style style:name="T30_36" style:family="text">
      <style:text-properties fo:color="#1155cc" style:text-underline-style="solid" style:text-underline-color="font-color"/>
    </style:style>
    <style:style style:name="T30_37" style:family="text"/>
    <style:style style:name="T30_38" style:family="text">
      <style:text-properties fo:color="#1155cc" style:text-underline-style="solid" style:text-underline-color="font-color"/>
    </style:style>
    <style:style style:name="T30_39" style:family="text"/>
    <style:style style:name="T30_40" style:family="text">
      <style:text-properties fo:color="#1155cc" style:text-underline-style="solid" style:text-underline-color="font-color"/>
    </style:style>
    <style:style style:name="T30_41" style:family="text"/>
    <style:style style:name="T30_4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/>
    <style:style style:name="T34_29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T44_15" style:family="text"/>
    <style:style style:name="T44_1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T52_4" style:family="text">
      <style:text-properties fo:font-weight="bold" style:font-weight-asian="bold" style:font-weight-complex="bold"/>
    </style:style>
    <style:style style:name="T52_5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T71_15" style:family="text"/>
    <style:style style:name="T71_16" style:family="text">
      <style:text-properties fo:color="#1155cc" style:text-underline-style="solid" style:text-underline-color="font-color"/>
    </style:style>
    <style:style style:name="T71_17" style:family="text"/>
    <style:style style:name="T71_18" style:family="text">
      <style:text-properties fo:color="#1155cc" style:text-underline-style="solid" style:text-underline-color="font-color"/>
    </style:style>
    <style:style style:name="T71_19" style:family="text"/>
    <style:style style:name="T71_20" style:family="text">
      <style:text-properties fo:color="#1155cc" style:text-underline-style="solid" style:text-underline-color="font-color"/>
    </style:style>
    <style:style style:name="T71_21" style:family="text"/>
    <style:style style:name="T71_22" style:family="text">
      <style:text-properties fo:color="#1155cc" style:text-underline-style="solid" style:text-underline-color="font-color"/>
    </style:style>
    <style:style style:name="T71_23" style:family="text"/>
    <style:style style:name="T71_24" style:family="text">
      <style:text-properties fo:color="#1155cc" style:text-underline-style="solid" style:text-underline-color="font-color"/>
    </style:style>
    <style:style style:name="T71_25" style:family="text"/>
    <style:style style:name="T71_26" style:family="text">
      <style:text-properties fo:color="#1155cc" style:text-underline-style="solid" style:text-underline-color="font-color"/>
    </style:style>
    <style:style style:name="T71_27" style:family="text"/>
    <style:style style:name="T71_28" style:family="text">
      <style:text-properties fo:color="#1155cc" style:text-underline-style="solid" style:text-underline-color="font-color"/>
    </style:style>
    <style:style style:name="T71_29" style:family="text"/>
    <style:style style:name="T71_30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T72_21" style:family="text"/>
    <style:style style:name="T72_22" style:family="text">
      <style:text-properties fo:color="#1155cc" style:text-underline-style="solid" style:text-underline-color="font-color"/>
    </style:style>
    <style:style style:name="T72_23" style:family="text"/>
    <style:style style:name="T72_24" style:family="text">
      <style:text-properties fo:color="#1155cc" style:text-underline-style="solid" style:text-underline-color="font-color"/>
    </style:style>
    <style:style style:name="T72_25" style:family="text"/>
    <style:style style:name="T72_26" style:family="text">
      <style:text-properties fo:color="#1155cc" style:text-underline-style="solid" style:text-underline-color="font-color"/>
    </style:style>
    <style:style style:name="T72_27" style:family="text"/>
    <style:style style:name="T72_28" style:family="text">
      <style:text-properties fo:color="#1155cc" style:text-underline-style="solid" style:text-underline-color="font-color"/>
    </style:style>
    <style:style style:name="T72_29" style:family="text"/>
    <style:style style:name="T72_30" style:family="text">
      <style:text-properties fo:color="#1155cc" style:text-underline-style="solid" style:text-underline-color="font-color"/>
    </style:style>
    <style:style style:name="T72_31" style:family="text"/>
    <style:style style:name="T72_32" style:family="text">
      <style:text-properties fo:color="#1155cc" style:text-underline-style="solid" style:text-underline-color="font-color"/>
    </style:style>
    <style:style style:name="T72_33" style:family="text"/>
    <style:style style:name="T72_34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>
      <style:text-properties fo:color="#cc0000" fo:font-weight="bold" style:font-weight-asian="bold" style:font-weight-complex="bold"/>
    </style:style>
    <style:style style:name="T78_2" style:family="text">
      <style:text-properties fo:color="#cc0000" fo:font-weight="bold" style:font-weight-asian="bold" style:font-weight-complex="bold"/>
    </style:style>
    <style:style style:name="T78_3" style:family="text">
      <style:text-properties fo:color="#cc0000" fo:font-weight="bold" style:font-weight-asian="bold" style:font-weight-complex="bold"/>
    </style:style>
    <style:style style:name="T78_4" style:family="text">
      <style:text-properties fo:color="#cc0000" fo:font-weight="bold" style:font-weight-asian="bold" style:font-weight-complex="bold"/>
    </style:style>
    <style:style style:name="T78_5" style:family="text">
      <style:text-properties fo:color="#cc0000" fo:font-weight="bold" style:font-weight-asian="bold" style:font-weight-complex="bold"/>
    </style:style>
    <style:style style:name="T78_6" style:family="text">
      <style:text-properties fo:color="#cc0000" fo:font-weight="bold" style:font-weight-asian="bold" style:font-weight-complex="bold"/>
    </style:style>
    <style:style style:name="T78_7" style:family="text">
      <style:text-properties fo:color="#cc0000" fo:font-weight="bold" style:font-weight-asian="bold" style:font-weight-complex="bold"/>
    </style:style>
    <style:style style:name="T78_8" style:family="text">
      <style:text-properties fo:color="#cc0000" fo:font-weight="bold" style:font-weight-asian="bold" style:font-weight-complex="bold"/>
    </style:style>
    <style:style style:name="T78_9" style:family="text">
      <style:text-properties fo:color="#cc0000" fo:font-weight="bold" style:font-weight-asian="bold" style:font-weight-complex="bold"/>
    </style:style>
    <style:style style:name="T78_10" style:family="text">
      <style:text-properties fo:color="#cc0000" fo:font-weight="bold" style:font-weight-asian="bold" style:font-weight-complex="bold"/>
    </style:style>
    <style:style style:name="T78_11" style:family="text">
      <style:text-properties fo:color="#cc0000" fo:font-weight="bold" style:font-weight-asian="bold" style:font-weight-complex="bold"/>
    </style:style>
    <style:style style:name="T78_12" style:family="text">
      <style:text-properties fo:color="#cc0000" fo:font-weight="bold" style:font-weight-asian="bold" style:font-weight-complex="bold"/>
    </style:style>
    <style:style style:name="T78_13" style:family="text">
      <style:text-properties fo:color="#cc0000" fo:font-weight="bold" style:font-weight-asian="bold" style:font-weight-complex="bold"/>
    </style:style>
    <style:style style:name="T78_14" style:family="text">
      <style:text-properties fo:color="#cc0000" fo:font-weight="bold" style:font-weight-asian="bold" style:font-weight-complex="bold"/>
    </style:style>
    <style:style style:name="T78_15" style:family="text">
      <style:text-properties fo:color="#cc0000" fo:font-weight="bold" style:font-weight-asian="bold" style:font-weight-complex="bold"/>
    </style:style>
    <style:style style:name="T78_16" style:family="text">
      <style:text-properties fo:color="#cc0000" fo:font-weight="bold" style:font-weight-asian="bold" style:font-weight-complex="bold"/>
    </style:style>
    <style:style style:name="T78_17" style:family="text">
      <style:text-properties fo:color="#cc0000" fo:font-weight="bold" style:font-weight-asian="bold" style:font-weight-complex="bold"/>
    </style:style>
    <style:style style:name="T78_18" style:family="text">
      <style:text-properties fo:color="#cc0000" fo:font-weight="bold" style:font-weight-asian="bold" style:font-weight-complex="bold"/>
    </style:style>
    <style:style style:name="T78_19" style:family="text">
      <style:text-properties fo:color="#cc0000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color="#cc0000" fo:font-weight="bold" style:font-weight-asian="bold" style:font-weight-complex="bold"/>
    </style:style>
    <style:style style:name="T79_2" style:family="text">
      <style:text-properties fo:color="#cc0000" fo:font-weight="bold" style:font-weight-asian="bold" style:font-weight-complex="bold"/>
    </style:style>
    <style:style style:name="T79_3" style:family="text">
      <style:text-properties fo:color="#cc0000" fo:font-weight="bold" style:font-weight-asian="bold" style:font-weight-complex="bold"/>
    </style:style>
    <style:style style:name="T79_4" style:family="text">
      <style:text-properties fo:color="#cc0000" fo:font-weight="bold" style:font-weight-asian="bold" style:font-weight-complex="bold"/>
    </style:style>
    <style:style style:name="T79_5" style:family="text">
      <style:text-properties fo:color="#cc0000" fo:font-weight="bold" style:font-weight-asian="bold" style:font-weight-complex="bold"/>
    </style:style>
    <style:style style:name="T79_6" style:family="text">
      <style:text-properties fo:color="#cc0000" fo:font-weight="bold" style:font-weight-asian="bold" style:font-weight-complex="bold"/>
    </style:style>
    <style:style style:name="T79_7" style:family="text">
      <style:text-properties fo:color="#cc0000" fo:font-weight="bold" style:font-weight-asian="bold" style:font-weight-complex="bold"/>
    </style:style>
    <style:style style:name="T79_8" style:family="text">
      <style:text-properties fo:color="#cc0000" fo:font-weight="bold" style:font-weight-asian="bold" style:font-weight-complex="bold"/>
    </style:style>
    <style:style style:name="T79_9" style:family="text">
      <style:text-properties fo:color="#cc0000" fo:font-weight="bold" style:font-weight-asian="bold" style:font-weight-complex="bold"/>
    </style:style>
    <style:style style:name="T79_10" style:family="text">
      <style:text-properties fo:color="#cc0000" fo:font-weight="bold" style:font-weight-asian="bold" style:font-weight-complex="bold"/>
    </style:style>
    <style:style style:name="T79_11" style:family="text">
      <style:text-properties fo:color="#cc0000" fo:font-weight="bold" style:font-weight-asian="bold" style:font-weight-complex="bold"/>
    </style:style>
    <style:style style:name="T79_12" style:family="text">
      <style:text-properties fo:color="#cc0000" fo:font-weight="bold" style:font-weight-asian="bold" style:font-weight-complex="bold"/>
    </style:style>
    <style:style style:name="T79_13" style:family="text">
      <style:text-properties fo:color="#cc0000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>
      <style:text-properties fo:font-weight="bold" style:font-weight-asian="bold" style:font-weight-complex="bold"/>
    </style:style>
    <style:style style:name="T108_4" style:family="text">
      <style:text-properties fo:font-weight="bold" style:font-weight-asian="bold" style:font-weight-complex="bold"/>
    </style:style>
    <style:style style:name="T108_5" style:family="text">
      <style:text-properties fo:font-weight="bold" style:font-weight-asian="bold" style:font-weight-complex="bold"/>
    </style:style>
    <style:style style:name="T108_6" style:family="text">
      <style:text-properties fo:font-weight="bold" style:font-weight-asian="bold" style:font-weight-complex="bold"/>
    </style:style>
    <style:style style:name="T108_7" style:family="text">
      <style:text-properties fo:font-weight="bold" style:font-weight-asian="bold" style:font-weight-complex="bold"/>
    </style:style>
    <style:style style:name="T108_8" style:family="text">
      <style:text-properties fo:font-weight="bold" style:font-weight-asian="bold" style:font-weight-complex="bold"/>
    </style:style>
    <style:style style:name="T108_9" style:family="text">
      <style:text-properties fo:font-weight="bold" style:font-weight-asian="bold" style:font-weight-complex="bold"/>
    </style:style>
    <style:style style:name="T108_10" style:family="text">
      <style:text-properties fo:font-weight="bold" style:font-weight-asian="bold" style:font-weight-complex="bold"/>
    </style:style>
    <style:style style:name="T108_11" style:family="text">
      <style:text-properties fo:font-weight="bold" style:font-weight-asian="bold" style:font-weight-complex="bold"/>
    </style:style>
    <style:style style:name="T108_12" style:family="text">
      <style:text-properties fo:font-weight="bold" style:font-weight-asian="bold" style:font-weight-complex="bold"/>
    </style:style>
    <style:style style:name="T108_13" style:family="text">
      <style:text-properties fo:font-weight="bold" style:font-weight-asian="bold" style:font-weight-complex="bold"/>
    </style:style>
    <style:style style:name="T108_14" style:family="text"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>
      <style:text-properties fo:color="#1155cc" style:text-underline-style="solid" style:text-underline-color="font-color"/>
    </style:style>
    <style:style style:name="T123_3" style:family="text"/>
    <style:style style:name="T123_4" style:family="text">
      <style:text-properties fo:color="#1155cc" style:text-underline-style="solid" style:text-underline-color="font-color"/>
    </style:style>
    <style:style style:name="T123_5" style:family="text"/>
    <style:style style:name="T123_6" style:family="text">
      <style:text-properties fo:color="#1155cc" style:text-underline-style="solid" style:text-underline-color="font-color"/>
    </style:style>
    <style:style style:name="T123_7" style:family="text"/>
    <style:style style:name="T123_8" style:family="text">
      <style:text-properties fo:color="#1155cc" style:text-underline-style="solid" style:text-underline-color="font-color"/>
    </style:style>
    <style:style style:name="T123_9" style:family="text"/>
    <style:style style:name="T123_10" style:family="text">
      <style:text-properties fo:color="#1155cc" style:text-underline-style="solid" style:text-underline-color="font-color"/>
    </style:style>
    <style:style style:name="T123_11" style:family="text"/>
    <style:style style:name="T123_12" style:family="text">
      <style:text-properties fo:color="#1155cc" style:text-underline-style="solid" style:text-underline-color="font-color"/>
    </style:style>
    <style:style style:name="T123_13" style:family="text"/>
    <style:style style:name="T123_14" style:family="text">
      <style:text-properties fo:color="#1155cc" style:text-underline-style="solid" style:text-underline-color="font-color"/>
    </style:style>
    <style:style style:name="T123_15" style:family="text"/>
    <style:style style:name="T123_16" style:family="text">
      <style:text-properties fo:color="#1155cc" style:text-underline-style="solid" style:text-underline-color="font-color"/>
    </style:style>
    <style:style style:name="T123_17" style:family="text"/>
    <style:style style:name="T123_18" style:family="text">
      <style:text-properties fo:color="#1155cc" style:text-underline-style="solid" style:text-underline-color="font-color"/>
    </style:style>
    <style:style style:name="T123_19" style:family="text"/>
    <style:style style:name="T123_20" style:family="text">
      <style:text-properties fo:color="#1155cc" style:text-underline-style="solid" style:text-underline-color="font-color"/>
    </style:style>
    <style:style style:name="T123_21" style:family="text"/>
    <style:style style:name="T123_22" style:family="text">
      <style:text-properties fo:color="#1155cc" style:text-underline-style="solid" style:text-underline-color="font-color"/>
    </style:style>
    <style:style style:name="T123_23" style:family="text"/>
    <style:style style:name="T123_24" style:family="text">
      <style:text-properties fo:color="#1155cc" style:text-underline-style="solid" style:text-underline-color="font-color"/>
    </style:style>
    <style:style style:name="T123_25" style:family="text"/>
    <style:style style:name="T123_26" style:family="text">
      <style:text-properties fo:color="#1155cc" style:text-underline-style="solid" style:text-underline-color="font-color"/>
    </style:style>
    <style:style style:name="T123_27" style:family="text"/>
    <style:style style:name="T123_28" style:family="text">
      <style:text-properties fo:color="#1155cc" style:text-underline-style="solid" style:text-underline-color="font-color"/>
    </style:style>
    <style:style style:name="T123_29" style:family="text"/>
    <style:style style:name="T123_30" style:family="text">
      <style:text-properties fo:color="#1155cc" style:text-underline-style="solid" style:text-underline-color="font-color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>
      <style:text-properties fo:color="#1155cc" style:text-underline-style="solid" style:text-underline-color="font-color"/>
    </style:style>
    <style:style style:name="T124_3" style:family="text"/>
    <style:style style:name="T124_4" style:family="text">
      <style:text-properties fo:color="#1155cc" style:text-underline-style="solid" style:text-underline-color="font-color"/>
    </style:style>
    <style:style style:name="T124_5" style:family="text"/>
    <style:style style:name="T124_6" style:family="text">
      <style:text-properties fo:color="#1155cc" style:text-underline-style="solid" style:text-underline-color="font-color"/>
    </style:style>
    <style:style style:name="T124_7" style:family="text"/>
    <style:style style:name="T124_8" style:family="text">
      <style:text-properties fo:color="#1155cc" style:text-underline-style="solid" style:text-underline-color="font-color"/>
    </style:style>
    <style:style style:name="T124_9" style:family="text"/>
    <style:style style:name="T124_10" style:family="text">
      <style:text-properties fo:color="#1155cc" style:text-underline-style="solid" style:text-underline-color="font-color"/>
    </style:style>
    <style:style style:name="T124_11" style:family="text"/>
    <style:style style:name="T124_12" style:family="text">
      <style:text-properties fo:color="#1155cc" style:text-underline-style="solid" style:text-underline-color="font-color"/>
    </style:style>
    <style:style style:name="T124_13" style:family="text"/>
    <style:style style:name="T124_14" style:family="text">
      <style:text-properties fo:color="#1155cc" style:text-underline-style="solid" style:text-underline-color="font-color"/>
    </style:style>
    <style:style style:name="T124_15" style:family="text"/>
    <style:style style:name="T124_16" style:family="text">
      <style:text-properties fo:color="#1155cc" style:text-underline-style="solid" style:text-underline-color="font-color"/>
    </style:style>
    <style:style style:name="T124_17" style:family="text"/>
    <style:style style:name="T124_18" style:family="text">
      <style:text-properties fo:color="#1155cc" style:text-underline-style="solid" style:text-underline-color="font-color"/>
    </style:style>
    <style:style style:name="T124_19" style:family="text"/>
    <style:style style:name="T124_20" style:family="text">
      <style:text-properties fo:color="#1155cc" style:text-underline-style="solid" style:text-underline-color="font-color"/>
    </style:style>
    <style:style style:name="T124_21" style:family="text"/>
    <style:style style:name="T124_22" style:family="text">
      <style:text-properties fo:color="#1155cc" style:text-underline-style="solid" style:text-underline-color="font-color"/>
    </style:style>
    <style:style style:name="T124_23" style:family="text"/>
    <style:style style:name="T124_24" style:family="text">
      <style:text-properties fo:color="#1155cc" style:text-underline-style="solid" style:text-underline-color="font-color"/>
    </style:style>
    <style:style style:name="T124_25" style:family="text"/>
    <style:style style:name="T124_26" style:family="text">
      <style:text-properties fo:color="#1155cc" style:text-underline-style="solid" style:text-underline-color="font-color"/>
    </style:style>
    <style:style style:name="T124_27" style:family="text"/>
    <style:style style:name="T124_28" style:family="text">
      <style:text-properties fo:color="#1155cc" style:text-underline-style="solid" style:text-underline-color="font-color"/>
    </style:style>
    <style:style style:name="T124_29" style:family="text"/>
    <style:style style:name="T124_30" style:family="text">
      <style:text-properties fo:color="#1155cc" style:text-underline-style="solid" style:text-underline-color="font-color"/>
    </style:style>
    <style:style style:name="T124_31" style:family="text"/>
    <style:style style:name="T124_32" style:family="text">
      <style:text-properties fo:color="#1155cc" style:text-underline-style="solid" style:text-underline-color="font-color"/>
    </style:style>
    <style:style style:name="T124_33" style:family="text"/>
    <style:style style:name="T124_34" style:family="text">
      <style:text-properties fo:color="#1155cc" style:text-underline-style="solid" style:text-underline-color="font-color"/>
    </style:style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>
      <style:text-properties fo:color="#1155cc" style:text-underline-style="solid" style:text-underline-color="font-color"/>
    </style:style>
    <style:style style:name="T125_3" style:family="text"/>
    <style:style style:name="T125_4" style:family="text">
      <style:text-properties fo:color="#1155cc" style:text-underline-style="solid" style:text-underline-color="font-color"/>
    </style:style>
    <style:style style:name="T125_5" style:family="text"/>
    <style:style style:name="T125_6" style:family="text">
      <style:text-properties fo:color="#1155cc" style:text-underline-style="solid" style:text-underline-color="font-color"/>
    </style:style>
    <style:style style:name="T125_7" style:family="text"/>
    <style:style style:name="T125_8" style:family="text">
      <style:text-properties fo:color="#1155cc" style:text-underline-style="solid" style:text-underline-color="font-color"/>
    </style:style>
    <style:style style:name="T125_9" style:family="text"/>
    <style:style style:name="T125_10" style:family="text">
      <style:text-properties fo:color="#1155cc" style:text-underline-style="solid" style:text-underline-color="font-color"/>
    </style:style>
    <style:style style:name="T125_11" style:family="text"/>
    <style:style style:name="T125_12" style:family="text">
      <style:text-properties fo:color="#1155cc" style:text-underline-style="solid" style:text-underline-color="font-color"/>
    </style:style>
    <style:style style:name="T125_13" style:family="text"/>
    <style:style style:name="T125_14" style:family="text">
      <style:text-properties fo:color="#1155cc" style:text-underline-style="solid" style:text-underline-color="font-color"/>
    </style:style>
    <style:style style:name="T125_15" style:family="text"/>
    <style:style style:name="T125_16" style:family="text">
      <style:text-properties fo:color="#1155cc" style:text-underline-style="solid" style:text-underline-color="font-color"/>
    </style:style>
    <style:style style:name="T125_17" style:family="text"/>
    <style:style style:name="T125_18" style:family="text">
      <style:text-properties fo:color="#1155cc" style:text-underline-style="solid" style:text-underline-color="font-color"/>
    </style:style>
    <style:style style:name="T125_19" style:family="text"/>
    <style:style style:name="T125_20" style:family="text">
      <style:text-properties fo:color="#1155cc" style:text-underline-style="solid" style:text-underline-color="font-color"/>
    </style:style>
    <style:style style:name="T125_21" style:family="text"/>
    <style:style style:name="T125_22" style:family="text">
      <style:text-properties fo:color="#1155cc" style:text-underline-style="solid" style:text-underline-color="font-color"/>
    </style:style>
    <style:style style:name="T125_23" style:family="text"/>
    <style:style style:name="T125_24" style:family="text">
      <style:text-properties fo:color="#1155cc" style:text-underline-style="solid" style:text-underline-color="font-color"/>
    </style:style>
    <style:style style:name="T125_25" style:family="text"/>
    <style:style style:name="T125_26" style:family="text">
      <style:text-properties fo:color="#1155cc" style:text-underline-style="solid" style:text-underline-color="font-color"/>
    </style:style>
    <style:style style:name="T125_27" style:family="text"/>
    <style:style style:name="T125_28" style:family="text">
      <style:text-properties fo:color="#1155cc" style:text-underline-style="solid" style:text-underline-color="font-color"/>
    </style:style>
    <style:style style:name="T125_29" style:family="text"/>
    <style:style style:name="T125_30" style:family="text">
      <style:text-properties fo:color="#1155cc" style:text-underline-style="solid" style:text-underline-color="font-color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>
      <style:text-properties fo:color="#1155cc" style:text-underline-style="solid" style:text-underline-color="font-color"/>
    </style:style>
    <style:style style:name="T126_3" style:family="text"/>
    <style:style style:name="T126_4" style:family="text">
      <style:text-properties fo:color="#1155cc" style:text-underline-style="solid" style:text-underline-color="font-color"/>
    </style:style>
    <style:style style:name="T126_5" style:family="text"/>
    <style:style style:name="T126_6" style:family="text">
      <style:text-properties fo:color="#1155cc" style:text-underline-style="solid" style:text-underline-color="font-color"/>
    </style:style>
    <style:style style:name="T126_7" style:family="text"/>
    <style:style style:name="T126_8" style:family="text">
      <style:text-properties fo:color="#1155cc" style:text-underline-style="solid" style:text-underline-color="font-color"/>
    </style:style>
    <style:style style:name="T126_9" style:family="text"/>
    <style:style style:name="T126_10" style:family="text">
      <style:text-properties fo:color="#1155cc" style:text-underline-style="solid" style:text-underline-color="font-color"/>
    </style:style>
    <style:style style:name="T126_11" style:family="text"/>
    <style:style style:name="T126_12" style:family="text">
      <style:text-properties fo:color="#1155cc" style:text-underline-style="solid" style:text-underline-color="font-color"/>
    </style:style>
    <style:style style:name="T126_13" style:family="text"/>
    <style:style style:name="T126_14" style:family="text">
      <style:text-properties fo:color="#1155cc" style:text-underline-style="solid" style:text-underline-color="font-color"/>
    </style:style>
    <style:style style:name="T126_15" style:family="text"/>
    <style:style style:name="T126_16" style:family="text">
      <style:text-properties fo:color="#1155cc" style:text-underline-style="solid" style:text-underline-color="font-color"/>
    </style:style>
    <style:style style:name="T126_17" style:family="text"/>
    <style:style style:name="T126_18" style:family="text">
      <style:text-properties fo:color="#1155cc" style:text-underline-style="solid" style:text-underline-color="font-color"/>
    </style:style>
    <style:style style:name="T126_19" style:family="text"/>
    <style:style style:name="T126_20" style:family="text">
      <style:text-properties fo:color="#1155cc" style:text-underline-style="solid" style:text-underline-color="font-color"/>
    </style:style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>
      <style:text-properties fo:color="#1155cc" style:text-underline-style="solid" style:text-underline-color="font-color"/>
    </style:style>
    <style:style style:name="T133_7" style:family="text"/>
    <style:style style:name="T133_8" style:family="text">
      <style:text-properties fo:color="#1155cc" style:text-underline-style="solid" style:text-underline-color="font-color"/>
    </style:style>
    <style:style style:name="T133_9" style:family="text"/>
    <style:style style:name="T133_10" style:family="text">
      <style:text-properties fo:color="#1155cc" style:text-underline-style="solid" style:text-underline-color="font-color"/>
    </style:style>
    <style:style style:name="T133_11" style:family="text"/>
    <style:style style:name="T133_12" style:family="text">
      <style:text-properties fo:color="#1155cc" style:text-underline-style="solid" style:text-underline-color="font-color"/>
    </style:style>
    <style:style style:name="T133_13" style:family="text"/>
    <style:style style:name="T133_14" style:family="text">
      <style:text-properties fo:color="#1155cc" style:text-underline-style="solid" style:text-underline-color="font-color"/>
    </style:style>
    <style:style style:name="T133_15" style:family="text"/>
    <style:style style:name="T133_16" style:family="text">
      <style:text-properties fo:color="#1155cc" style:text-underline-style="solid" style:text-underline-color="font-color"/>
    </style:style>
    <style:style style:name="T133_17" style:family="text"/>
    <style:style style:name="T133_18" style:family="text">
      <style:text-properties fo:color="#1155cc" style:text-underline-style="solid" style:text-underline-color="font-color"/>
    </style:style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>
      <style:text-properties fo:color="#1155cc" style:text-underline-style="solid" style:text-underline-color="font-color"/>
    </style:style>
    <style:style style:name="T140_3" style:family="text"/>
    <style:style style:name="T140_4" style:family="text">
      <style:text-properties fo:color="#1155cc" style:text-underline-style="solid" style:text-underline-color="font-color"/>
    </style:style>
    <style:style style:name="T140_5" style:family="text"/>
    <style:style style:name="T140_6" style:family="text">
      <style:text-properties fo:color="#1155cc" style:text-underline-style="solid" style:text-underline-color="font-color"/>
    </style:style>
    <style:style style:name="T140_7" style:family="text"/>
    <style:style style:name="T140_8" style:family="text">
      <style:text-properties fo:color="#1155cc" style:text-underline-style="solid" style:text-underline-color="font-color"/>
    </style:style>
    <style:style style:name="T140_9" style:family="text"/>
    <style:style style:name="T140_10" style:family="text">
      <style:text-properties fo:color="#1155cc" style:text-underline-style="solid" style:text-underline-color="font-color"/>
    </style:style>
    <style:style style:name="T140_11" style:family="text"/>
    <style:style style:name="T140_12" style:family="text">
      <style:text-properties fo:color="#1155cc" style:text-underline-style="solid" style:text-underline-color="font-color"/>
    </style:style>
    <style:style style:name="T140_13" style:family="text"/>
    <style:style style:name="T140_14" style:family="text">
      <style:text-properties fo:color="#1155cc" style:text-underline-style="solid" style:text-underline-color="font-color"/>
    </style:style>
    <style:style style:name="T140_15" style:family="text"/>
    <style:style style:name="T140_16" style:family="text">
      <style:text-properties fo:color="#1155cc" style:text-underline-style="solid" style:text-underline-color="font-color"/>
    </style:style>
    <style:style style:name="T140_17" style:family="text"/>
    <style:style style:name="T140_18" style:family="text">
      <style:text-properties fo:color="#1155cc" style:text-underline-style="solid" style:text-underline-color="font-color"/>
    </style:style>
    <style:style style:name="T140_19" style:family="text"/>
    <style:style style:name="T140_20" style:family="text">
      <style:text-properties fo:color="#1155cc" style:text-underline-style="solid" style:text-underline-color="font-color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>
      <style:text-properties fo:color="#cc0000"/>
    </style:style>
    <style:style style:name="T146_2" style:family="text">
      <style:text-properties fo:color="#cc0000"/>
    </style:style>
    <style:style style:name="T146_3" style:family="text">
      <style:text-properties fo:color="#cc0000"/>
    </style:style>
    <style:style style:name="T146_4" style:family="text">
      <style:text-properties fo:color="#cc0000"/>
    </style:style>
    <style:style style:name="T146_5" style:family="text">
      <style:text-properties fo:color="#cc0000"/>
    </style:style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>
      <style:text-properties fo:color="#cc0000"/>
    </style:style>
    <style:style style:name="T147_2" style:family="text">
      <style:text-properties fo:color="#cc0000"/>
    </style:style>
    <style:style style:name="T147_3" style:family="text">
      <style:text-properties fo:color="#cc0000"/>
    </style:style>
    <style:style style:name="T147_4" style:family="text">
      <style:text-properties fo:color="#cc0000"/>
    </style:style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>
      <style:text-properties fo:color="#cc0000"/>
    </style:style>
    <style:style style:name="T148_2" style:family="text">
      <style:text-properties fo:color="#cc0000"/>
    </style:style>
    <style:style style:name="T148_3" style:family="text">
      <style:text-properties fo:color="#cc0000"/>
    </style:style>
    <style:style style:name="T148_4" style:family="text">
      <style:text-properties fo:color="#cc0000"/>
    </style:style>
    <style:style style:name="T148_5" style:family="text">
      <style:text-properties fo:color="#cc0000"/>
    </style:style>
    <style:style style:name="T148_6" style:family="text">
      <style:text-properties fo:color="#cc0000"/>
    </style:style>
    <style:style style:name="T148_7" style:family="text">
      <style:text-properties fo:color="#cc0000"/>
    </style:style>
    <style:style style:name="T148_8" style:family="text">
      <style:text-properties fo:color="#cc0000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>
      <style:text-properties fo:color="#1155cc" style:text-underline-style="solid" style:text-underline-color="font-color"/>
    </style:style>
    <style:style style:name="T151_3" style:family="text"/>
    <style:style style:name="T151_4" style:family="text">
      <style:text-properties fo:color="#1155cc" style:text-underline-style="solid" style:text-underline-color="font-color"/>
    </style:style>
    <style:style style:name="T151_5" style:family="text"/>
    <style:style style:name="T151_6" style:family="text">
      <style:text-properties fo:color="#1155cc" style:text-underline-style="solid" style:text-underline-color="font-color"/>
    </style:style>
    <style:style style:name="T151_7" style:family="text"/>
    <style:style style:name="T151_8" style:family="text">
      <style:text-properties fo:color="#1155cc" style:text-underline-style="solid" style:text-underline-color="font-color"/>
    </style:style>
    <style:style style:name="T151_9" style:family="text"/>
    <style:style style:name="T151_10" style:family="text">
      <style:text-properties fo:color="#1155cc" style:text-underline-style="solid" style:text-underline-color="font-color"/>
    </style:style>
    <style:style style:name="T151_11" style:family="text"/>
    <style:style style:name="T151_12" style:family="text">
      <style:text-properties fo:color="#1155cc" style:text-underline-style="solid" style:text-underline-color="font-color"/>
    </style:style>
    <style:style style:name="T151_13" style:family="text"/>
    <style:style style:name="T151_14" style:family="text">
      <style:text-properties fo:color="#1155cc" style:text-underline-style="solid" style:text-underline-color="font-color"/>
    </style:style>
    <style:style style:name="T151_15" style:family="text"/>
    <style:style style:name="T151_16" style:family="text">
      <style:text-properties fo:color="#1155cc" style:text-underline-style="solid" style:text-underline-color="font-color"/>
    </style:style>
    <style:style style:name="T151_17" style:family="text"/>
    <style:style style:name="T151_18" style:family="text">
      <style:text-properties fo:color="#1155cc" style:text-underline-style="solid" style:text-underline-color="font-color"/>
    </style:style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T170_104" style:family="text"/>
    <style:style style:name="T170_105" style:family="text"/>
    <style:style style:name="T170_106" style:family="text"/>
    <style:style style:name="T170_107" style:family="text"/>
    <style:style style:name="T170_108" style:family="text"/>
    <style:style style:name="T170_109" style:family="text"/>
    <style:style style:name="T170_110" style:family="text"/>
    <style:style style:name="T170_111" style:family="text"/>
    <style:style style:name="T170_112" style:family="text"/>
    <style:style style:name="T170_113" style:family="text"/>
    <style:style style:name="T170_114" style:family="text"/>
    <style:style style:name="T170_115" style:family="text"/>
    <style:style style:name="T170_116" style:family="text"/>
    <style:style style:name="T170_117" style:family="text"/>
    <style:style style:name="T170_118" style:family="text"/>
    <style:style style:name="T170_119" style:family="text"/>
    <style:style style:name="T170_120" style:family="text"/>
    <style:style style:name="T170_121" style:family="text"/>
    <style:style style:name="T170_122" style:family="text"/>
    <style:style style:name="T170_123" style:family="text"/>
    <style:style style:name="T170_124" style:family="text"/>
    <style:style style:name="T170_125" style:family="text"/>
    <style:style style:name="T170_126" style:family="text"/>
    <style:style style:name="T170_127" style:family="text"/>
    <style:style style:name="T170_128" style:family="text"/>
    <style:style style:name="T170_129" style:family="text"/>
    <style:style style:name="T170_130" style:family="text"/>
    <style:style style:name="T170_131" style:family="text"/>
    <style:style style:name="T170_132" style:family="text"/>
    <style:style style:name="T170_133" style:family="text"/>
    <style:style style:name="T170_134" style:family="text"/>
    <style:style style:name="T170_135" style:family="text"/>
    <style:style style:name="T170_136" style:family="text"/>
    <style:style style:name="T170_137" style:family="text"/>
    <style:style style:name="T170_138" style:family="text"/>
    <style:style style:name="T170_139" style:family="text"/>
    <style:style style:name="T170_140" style:family="text"/>
    <style:style style:name="T170_141" style:family="text"/>
    <style:style style:name="T170_142" style:family="text"/>
    <style:style style:name="T170_143" style:family="text"/>
    <style:style style:name="T170_144" style:family="text"/>
    <style:style style:name="T170_145" style:family="text"/>
    <style:style style:name="T170_146" style:family="text"/>
    <style:style style:name="T170_147" style:family="text"/>
    <style:style style:name="T170_148" style:family="text"/>
    <style:style style:name="T170_149" style:family="text"/>
    <style:style style:name="T170_150" style:family="text"/>
    <style:style style:name="T170_151" style:family="text"/>
    <style:style style:name="T170_152" style:family="text"/>
    <style:style style:name="T170_153" style:family="text"/>
    <style:style style:name="T170_154" style:family="text"/>
    <style:style style:name="T170_155" style:family="text"/>
    <style:style style:name="T170_156" style:family="text"/>
    <style:style style:name="T170_157" style:family="text"/>
    <style:style style:name="T170_158" style:family="text"/>
    <style:style style:name="T170_159" style:family="text"/>
    <style:style style:name="T170_160" style:family="text"/>
    <style:style style:name="T170_161" style:family="text"/>
    <style:style style:name="T170_162" style:family="text"/>
    <style:style style:name="T170_163" style:family="text"/>
    <style:style style:name="T170_164" style:family="text"/>
    <style:style style:name="T170_165" style:family="text"/>
    <style:style style:name="T170_166" style:family="text"/>
    <style:style style:name="T170_167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color="#e06666"/>
    </style:style>
    <style:style style:name="T191_2" style:family="text">
      <style:text-properties fo:color="#e06666"/>
    </style:style>
    <style:style style:name="T191_3" style:family="text">
      <style:text-properties fo:color="#e06666"/>
    </style:style>
    <style:style style:name="T191_4" style:family="text">
      <style:text-properties fo:color="#e06666"/>
    </style:style>
    <style:style style:name="T191_5" style:family="text">
      <style:text-properties fo:color="#e06666"/>
    </style:style>
    <style:style style:name="T191_6" style:family="text">
      <style:text-properties fo:color="#e06666"/>
    </style:style>
    <style:style style:name="T191_7" style:family="text">
      <style:text-properties fo:color="#e06666"/>
    </style:style>
    <style:style style:name="T191_8" style:family="text">
      <style:text-properties fo:color="#e06666"/>
    </style:style>
    <style:style style:name="T191_9" style:family="text">
      <style:text-properties fo:color="#e06666"/>
    </style:style>
    <style:style style:name="T191_10" style:family="text">
      <style:text-properties fo:color="#e06666"/>
    </style:style>
    <style:style style:name="T191_11" style:family="text">
      <style:text-properties fo:color="#e06666"/>
    </style:style>
    <style:style style:name="T191_12" style:family="text">
      <style:text-properties fo:color="#e06666"/>
    </style:style>
    <style:style style:name="T191_13" style:family="text">
      <style:text-properties fo:color="#e06666"/>
    </style:style>
    <style:style style:name="T191_14" style:family="text">
      <style:text-properties fo:color="#e06666"/>
    </style:style>
    <style:style style:name="T191_15" style:family="text">
      <style:text-properties fo:color="#e06666"/>
    </style:style>
    <style:style style:name="T191_16" style:family="text">
      <style:text-properties fo:color="#e06666"/>
    </style:style>
    <style:style style:name="T191_17" style:family="text">
      <style:text-properties fo:color="#e06666"/>
    </style:style>
    <style:style style:name="T191_18" style:family="text">
      <style:text-properties fo:color="#e06666"/>
    </style:style>
    <style:style style:name="T191_19" style:family="text">
      <style:text-properties fo:color="#e06666"/>
    </style:style>
    <style:style style:name="T191_20" style:family="text">
      <style:text-properties fo:color="#e06666"/>
    </style:style>
    <style:style style:name="T191_21" style:family="text">
      <style:text-properties fo:color="#e06666"/>
    </style:style>
    <style:style style:name="T191_22" style:family="text">
      <style:text-properties fo:color="#e06666"/>
    </style:style>
    <style:style style:name="T191_23" style:family="text">
      <style:text-properties fo:color="#e06666"/>
    </style:style>
    <style:style style:name="T191_24" style:family="text">
      <style:text-properties fo:color="#e06666"/>
    </style:style>
    <style:style style:name="T191_25" style:family="text">
      <style:text-properties fo:color="#e06666"/>
    </style:style>
    <style:style style:name="T191_26" style:family="text">
      <style:text-properties fo:color="#e06666"/>
    </style:style>
    <style:style style:name="T191_27" style:family="text">
      <style:text-properties fo:color="#e06666"/>
    </style:style>
    <style:style style:name="T191_28" style:family="text">
      <style:text-properties fo:color="#e06666"/>
    </style:style>
    <style:style style:name="T191_29" style:family="text">
      <style:text-properties fo:color="#e06666"/>
    </style:style>
    <style:style style:name="T191_30" style:family="text">
      <style:text-properties fo:color="#e06666"/>
    </style:style>
    <style:style style:name="T191_31" style:family="text">
      <style:text-properties fo:color="#e06666"/>
    </style:style>
    <style:style style:name="T191_32" style:family="text">
      <style:text-properties fo:color="#e06666"/>
    </style:style>
    <style:style style:name="T191_33" style:family="text">
      <style:text-properties fo:color="#e06666"/>
    </style:style>
    <style:style style:name="T191_34" style:family="text">
      <style:text-properties fo:color="#e06666"/>
    </style:style>
    <style:style style:name="T191_35" style:family="text">
      <style:text-properties fo:color="#e06666"/>
    </style:style>
    <style:style style:name="T191_36" style:family="text">
      <style:text-properties fo:color="#e06666"/>
    </style:style>
    <style:style style:name="T191_37" style:family="text">
      <style:text-properties fo:color="#e06666"/>
    </style:style>
    <style:style style:name="T191_38" style:family="text">
      <style:text-properties fo:color="#e06666"/>
    </style:style>
    <style:style style:name="T191_39" style:family="text">
      <style:text-properties fo:color="#e06666"/>
    </style:style>
    <style:style style:name="T191_40" style:family="text">
      <style:text-properties fo:color="#e06666"/>
    </style:style>
    <style:style style:name="T191_41" style:family="text">
      <style:text-properties fo:color="#e06666"/>
    </style:style>
    <style:style style:name="T191_42" style:family="text">
      <style:text-properties fo:color="#e06666"/>
    </style:style>
    <style:style style:name="T191_43" style:family="text">
      <style:text-properties fo:color="#e06666"/>
    </style:style>
    <style:style style:name="T191_44" style:family="text">
      <style:text-properties fo:color="#e06666"/>
    </style:style>
    <style:style style:name="T191_45" style:family="text">
      <style:text-properties fo:color="#e06666"/>
    </style:style>
    <style:style style:name="T191_46" style:family="text">
      <style:text-properties fo:color="#e06666"/>
    </style:style>
    <style:style style:name="T191_47" style:family="text">
      <style:text-properties fo:color="#e06666"/>
    </style:style>
    <style:style style:name="T191_48" style:family="text">
      <style:text-properties fo:color="#e06666"/>
    </style:style>
    <style:style style:name="T191_49" style:family="text">
      <style:text-properties fo:color="#e06666"/>
    </style:style>
    <style:style style:name="T191_50" style:family="text">
      <style:text-properties fo:color="#e06666"/>
    </style:style>
    <style:style style:name="T191_51" style:family="text">
      <style:text-properties fo:color="#e06666"/>
    </style:style>
    <style:style style:name="T191_52" style:family="text">
      <style:text-properties fo:color="#e06666"/>
    </style:style>
    <style:style style:name="T191_53" style:family="text">
      <style:text-properties fo:color="#e06666"/>
    </style:style>
    <style:style style:name="T191_54" style:family="text">
      <style:text-properties fo:color="#e06666"/>
    </style:style>
    <style:style style:name="T191_55" style:family="text">
      <style:text-properties fo:color="#e06666"/>
    </style:style>
    <style:style style:name="T191_56" style:family="text">
      <style:text-properties fo:color="#e06666"/>
    </style:style>
    <style:style style:name="T191_57" style:family="text">
      <style:text-properties fo:color="#e06666"/>
    </style:style>
    <style:style style:name="T191_58" style:family="text">
      <style:text-properties fo:color="#e06666"/>
    </style:style>
    <style:style style:name="T191_59" style:family="text">
      <style:text-properties fo:color="#e06666"/>
    </style:style>
    <style:style style:name="T191_60" style:family="text">
      <style:text-properties fo:color="#e06666"/>
    </style:style>
    <style:style style:name="T191_61" style:family="text">
      <style:text-properties fo:color="#e06666"/>
    </style:style>
    <style:style style:name="T191_62" style:family="text">
      <style:text-properties fo:color="#e06666"/>
    </style:style>
    <style:style style:name="T191_63" style:family="text">
      <style:text-properties fo:color="#e06666"/>
    </style:style>
    <style:style style:name="T191_64" style:family="text">
      <style:text-properties fo:color="#e06666"/>
    </style:style>
    <style:style style:name="T191_65" style:family="text">
      <style:text-properties fo:color="#e06666"/>
    </style:style>
    <style:style style:name="T191_66" style:family="text">
      <style:text-properties fo:color="#e06666"/>
    </style:style>
    <style:style style:name="T191_67" style:family="text">
      <style:text-properties fo:color="#e06666"/>
    </style:style>
    <style:style style:name="T191_68" style:family="text">
      <style:text-properties fo:color="#e06666"/>
    </style:style>
    <style:style style:name="T191_69" style:family="text">
      <style:text-properties fo:color="#e06666"/>
    </style:style>
    <style:style style:name="T191_70" style:family="text">
      <style:text-properties fo:color="#e06666"/>
    </style:style>
    <style:style style:name="T191_71" style:family="text">
      <style:text-properties fo:color="#e06666"/>
    </style:style>
    <style:style style:name="T191_72" style:family="text">
      <style:text-properties fo:color="#e06666"/>
    </style:style>
    <style:style style:name="T191_73" style:family="text">
      <style:text-properties fo:color="#e06666"/>
    </style:style>
    <style:style style:name="T191_74" style:family="text">
      <style:text-properties fo:color="#e06666"/>
    </style:style>
    <style:style style:name="T191_75" style:family="text">
      <style:text-properties fo:color="#e06666"/>
    </style:style>
    <style:style style:name="T191_76" style:family="text">
      <style:text-properties fo:color="#e06666"/>
    </style:style>
    <style:style style:name="T191_77" style:family="text">
      <style:text-properties fo:color="#e06666"/>
    </style:style>
    <style:style style:name="T191_78" style:family="text">
      <style:text-properties fo:color="#e06666"/>
    </style:style>
    <style:style style:name="T191_79" style:family="text">
      <style:text-properties fo:color="#e06666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P200" style:family="paragraph" style:parent-style-name="Standard">
      <style:paragraph-properties fo:break-before="auto" fo:line-height="115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>
      <style:text-properties fo:color="#1155cc" style:text-underline-style="solid" style:text-underline-color="font-color"/>
    </style:style>
    <style:style style:name="T203_3" style:family="text"/>
    <style:style style:name="T203_4" style:family="text">
      <style:text-properties fo:color="#1155cc" style:text-underline-style="solid" style:text-underline-color="font-color"/>
    </style:style>
    <style:style style:name="T203_5" style:family="text"/>
    <style:style style:name="T203_6" style:family="text">
      <style:text-properties fo:color="#1155cc" style:text-underline-style="solid" style:text-underline-color="font-color"/>
    </style:style>
    <style:style style:name="T203_7" style:family="text"/>
    <style:style style:name="T203_8" style:family="text">
      <style:text-properties fo:color="#1155cc" style:text-underline-style="solid" style:text-underline-color="font-color"/>
    </style:style>
    <style:style style:name="T203_9" style:family="text"/>
    <style:style style:name="T203_10" style:family="text">
      <style:text-properties fo:color="#1155cc" style:text-underline-style="solid" style:text-underline-color="font-color"/>
    </style:style>
    <style:style style:name="T203_11" style:family="text"/>
    <style:style style:name="T203_12" style:family="text">
      <style:text-properties fo:color="#1155cc" style:text-underline-style="solid" style:text-underline-color="font-color"/>
    </style:style>
    <style:style style:name="T203_13" style:family="text"/>
    <style:style style:name="T203_14" style:family="text">
      <style:text-properties fo:color="#1155cc" style:text-underline-style="solid" style:text-underline-color="font-color"/>
    </style:style>
    <style:style style:name="P204" style:family="paragraph" style:parent-style-name="Standard">
      <style:paragraph-properties fo:break-before="auto" fo:text-indent="1.27cm" fo:line-height="115%" style:writing-mode="lr-tb"/>
    </style:style>
    <style:style style:name="T204_1" style:family="text"/>
    <style:style style:name="T204_2" style:family="text">
      <style:text-properties fo:color="#1155cc" style:text-underline-style="solid" style:text-underline-color="font-color"/>
    </style:style>
    <style:style style:name="T204_3" style:family="text"/>
    <style:style style:name="T204_4" style:family="text">
      <style:text-properties fo:color="#1155cc" style:text-underline-style="solid" style:text-underline-color="font-color"/>
    </style:style>
    <style:style style:name="T204_5" style:family="text"/>
    <style:style style:name="T204_6" style:family="text">
      <style:text-properties fo:color="#1155cc" style:text-underline-style="solid" style:text-underline-color="font-color"/>
    </style:style>
    <style:style style:name="T204_7" style:family="text"/>
    <style:style style:name="T204_8" style:family="text">
      <style:text-properties fo:color="#1155cc" style:text-underline-style="solid" style:text-underline-color="font-color"/>
    </style:style>
    <style:style style:name="T204_9" style:family="text"/>
    <style:style style:name="T204_10" style:family="text">
      <style:text-properties fo:color="#1155cc" style:text-underline-style="solid" style:text-underline-color="font-color"/>
    </style:style>
    <style:style style:name="T204_11" style:family="text"/>
    <style:style style:name="T204_12" style:family="text">
      <style:text-properties fo:color="#1155cc" style:text-underline-style="solid" style:text-underline-color="font-color"/>
    </style:style>
    <style:style style:name="T204_13" style:family="text"/>
    <style:style style:name="T204_14" style:family="text">
      <style:text-properties fo:color="#1155cc" style:text-underline-style="solid" style:text-underline-color="font-color"/>
    </style:style>
    <style:style style:name="T204_15" style:family="text"/>
    <style:style style:name="T204_16" style:family="text">
      <style:text-properties fo:color="#1155cc" style:text-underline-style="solid" style:text-underline-color="font-color"/>
    </style:style>
    <style:style style:name="T204_17" style:family="text"/>
    <style:style style:name="T204_18" style:family="text">
      <style:text-properties fo:color="#1155cc" style:text-underline-style="solid" style:text-underline-color="font-color"/>
    </style:style>
    <style:style style:name="T204_19" style:family="text"/>
    <style:style style:name="T204_20" style:family="text">
      <style:text-properties fo:color="#1155cc" style:text-underline-style="solid" style:text-underline-color="font-color"/>
    </style:style>
    <style:style style:name="T204_21" style:family="text"/>
    <style:style style:name="T204_22" style:family="text">
      <style:text-properties fo:color="#1155cc" style:text-underline-style="solid" style:text-underline-color="font-color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>
      <style:text-properties fo:color="#1155cc" style:text-underline-style="solid" style:text-underline-color="font-color"/>
    </style:style>
    <style:style style:name="T205_4" style:family="text"/>
    <style:style style:name="T205_5" style:family="text">
      <style:text-properties fo:color="#1155cc" style:text-underline-style="solid" style:text-underline-color="font-color"/>
    </style:style>
    <style:style style:name="T205_6" style:family="text"/>
    <style:style style:name="T205_7" style:family="text">
      <style:text-properties fo:color="#1155cc" style:text-underline-style="solid" style:text-underline-color="font-color"/>
    </style:style>
    <style:style style:name="T205_8" style:family="text"/>
    <style:style style:name="T205_9" style:family="text">
      <style:text-properties fo:color="#1155cc" style:text-underline-style="solid" style:text-underline-color="font-color"/>
    </style:style>
    <style:style style:name="T205_10" style:family="text"/>
    <style:style style:name="T205_11" style:family="text">
      <style:text-properties fo:color="#1155cc" style:text-underline-style="solid" style:text-underline-color="font-color"/>
    </style:style>
    <style:style style:name="T205_12" style:family="text"/>
    <style:style style:name="T205_13" style:family="text">
      <style:text-properties fo:color="#1155cc" style:text-underline-style="solid" style:text-underline-color="font-color"/>
    </style:style>
    <style:style style:name="T205_14" style:family="text"/>
    <style:style style:name="T205_15" style:family="text">
      <style:text-properties fo:color="#1155cc" style:text-underline-style="solid" style:text-underline-color="font-color"/>
    </style:style>
    <style:style style:name="T205_16" style:family="text"/>
    <style:style style:name="T205_17" style:family="text">
      <style:text-properties fo:color="#1155cc" style:text-underline-style="solid" style:text-underline-color="font-color"/>
    </style:style>
    <style:style style:name="T205_18" style:family="text"/>
    <style:style style:name="T205_19" style:family="text">
      <style:text-properties fo:color="#1155cc" style:text-underline-style="solid" style:text-underline-color="font-color"/>
    </style:style>
    <style:style style:name="T205_20" style:family="text"/>
    <style:style style:name="T205_21" style:family="text">
      <style:text-properties fo:color="#1155cc" style:text-underline-style="solid" style:text-underline-color="font-color"/>
    </style:style>
    <style:style style:name="T205_22" style:family="text"/>
    <style:style style:name="T205_23" style:family="text">
      <style:text-properties fo:color="#1155cc" style:text-underline-style="solid" style:text-underline-color="font-color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>
      <style:text-properties fo:color="#1155cc" style:text-underline-style="solid" style:text-underline-color="font-color"/>
    </style:style>
    <style:style style:name="T206_4" style:family="text"/>
    <style:style style:name="T206_5" style:family="text">
      <style:text-properties fo:color="#1155cc" style:text-underline-style="solid" style:text-underline-color="font-color"/>
    </style:style>
    <style:style style:name="T206_6" style:family="text"/>
    <style:style style:name="T206_7" style:family="text">
      <style:text-properties fo:color="#1155cc" style:text-underline-style="solid" style:text-underline-color="font-color"/>
    </style:style>
    <style:style style:name="T206_8" style:family="text"/>
    <style:style style:name="T206_9" style:family="text">
      <style:text-properties fo:color="#1155cc" style:text-underline-style="solid" style:text-underline-color="font-color"/>
    </style:style>
    <style:style style:name="T206_10" style:family="text"/>
    <style:style style:name="T206_11" style:family="text">
      <style:text-properties fo:color="#1155cc" style:text-underline-style="solid" style:text-underline-color="font-color"/>
    </style:style>
    <style:style style:name="T206_12" style:family="text"/>
    <style:style style:name="T206_13" style:family="text">
      <style:text-properties fo:color="#1155cc" style:text-underline-style="solid" style:text-underline-color="font-color"/>
    </style:style>
    <style:style style:name="T206_14" style:family="text"/>
    <style:style style:name="T206_15" style:family="text">
      <style:text-properties fo:color="#1155cc" style:text-underline-style="solid" style:text-underline-color="font-color"/>
    </style:style>
    <style:style style:name="T206_16" style:family="text"/>
    <style:style style:name="T206_17" style:family="text">
      <style:text-properties fo:color="#1155cc" style:text-underline-style="solid" style:text-underline-color="font-color"/>
    </style:style>
    <style:style style:name="T206_18" style:family="text"/>
    <style:style style:name="T206_19" style:family="text">
      <style:text-properties fo:color="#1155cc" style:text-underline-style="solid" style:text-underline-color="font-color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>
      <style:text-properties fo:color="#1155cc" style:text-underline-style="solid" style:text-underline-color="font-color"/>
    </style:style>
    <style:style style:name="T207_3" style:family="text"/>
    <style:style style:name="T207_4" style:family="text">
      <style:text-properties fo:color="#1155cc" style:text-underline-style="solid" style:text-underline-color="font-color"/>
    </style:style>
    <style:style style:name="T207_5" style:family="text"/>
    <style:style style:name="T207_6" style:family="text">
      <style:text-properties fo:color="#1155cc" style:text-underline-style="solid" style:text-underline-color="font-color"/>
    </style:style>
    <style:style style:name="T207_7" style:family="text"/>
    <style:style style:name="T207_8" style:family="text">
      <style:text-properties fo:color="#1155cc" style:text-underline-style="solid" style:text-underline-color="font-color"/>
    </style:style>
    <style:style style:name="T207_9" style:family="text"/>
    <style:style style:name="T207_10" style:family="text">
      <style:text-properties fo:color="#1155cc" style:text-underline-style="solid" style:text-underline-color="font-color"/>
    </style:style>
    <style:style style:name="T207_11" style:family="text"/>
    <style:style style:name="T207_12" style:family="text">
      <style:text-properties fo:color="#1155cc" style:text-underline-style="solid" style:text-underline-color="font-color"/>
    </style:style>
    <style:style style:name="T207_13" style:family="text"/>
    <style:style style:name="T207_14" style:family="text">
      <style:text-properties fo:color="#1155cc" style:text-underline-style="solid" style:text-underline-color="font-color"/>
    </style:style>
    <style:style style:name="T207_15" style:family="text"/>
    <style:style style:name="T207_16" style:family="text">
      <style:text-properties fo:color="#1155cc" style:text-underline-style="solid" style:text-underline-color="font-color"/>
    </style:style>
    <style:style style:name="T207_17" style:family="text"/>
    <style:style style:name="T207_18" style:family="text">
      <style:text-properties fo:color="#1155cc" style:text-underline-style="solid" style:text-underline-color="font-color"/>
    </style:style>
    <style:style style:name="T207_19" style:family="text"/>
    <style:style style:name="T207_20" style:family="text">
      <style:text-properties fo:color="#1155cc" style:text-underline-style="solid" style:text-underline-color="font-color"/>
    </style:style>
    <style:style style:name="T207_21" style:family="text"/>
    <style:style style:name="T207_22" style:family="text">
      <style:text-properties fo:color="#1155cc" style:text-underline-style="solid" style:text-underline-color="font-color"/>
    </style:style>
    <style:style style:name="T207_23" style:family="text"/>
    <style:style style:name="T207_24" style:family="text">
      <style:text-properties fo:color="#1155cc" style:text-underline-style="solid" style:text-underline-color="font-color"/>
    </style:style>
    <style:style style:name="T207_25" style:family="text"/>
    <style:style style:name="T207_26" style:family="text">
      <style:text-properties fo:color="#1155cc" style:text-underline-style="solid" style:text-underline-color="font-color"/>
    </style:style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>
      <style:text-properties fo:color="#1155cc" style:text-underline-style="solid" style:text-underline-color="font-color"/>
    </style:style>
    <style:style style:name="T209_5" style:family="text"/>
    <style:style style:name="T209_6" style:family="text">
      <style:text-properties fo:color="#1155cc" style:text-underline-style="solid" style:text-underline-color="font-color"/>
    </style:style>
    <style:style style:name="T209_7" style:family="text"/>
    <style:style style:name="T209_8" style:family="text">
      <style:text-properties fo:color="#1155cc" style:text-underline-style="solid" style:text-underline-color="font-color"/>
    </style:style>
    <style:style style:name="T209_9" style:family="text"/>
    <style:style style:name="T209_10" style:family="text">
      <style:text-properties fo:color="#1155cc" style:text-underline-style="solid" style:text-underline-color="font-color"/>
    </style:style>
    <style:style style:name="T209_11" style:family="text"/>
    <style:style style:name="T209_12" style:family="text">
      <style:text-properties fo:color="#1155cc" style:text-underline-style="solid" style:text-underline-color="font-color"/>
    </style:style>
    <style:style style:name="T209_13" style:family="text"/>
    <style:style style:name="T209_14" style:family="text">
      <style:text-properties fo:color="#1155cc" style:text-underline-style="solid" style:text-underline-color="font-color"/>
    </style:style>
    <style:style style:name="T209_15" style:family="text"/>
    <style:style style:name="T209_16" style:family="text">
      <style:text-properties fo:color="#1155cc" style:text-underline-style="solid" style:text-underline-color="font-color"/>
    </style:style>
    <style:style style:name="T209_17" style:family="text"/>
    <style:style style:name="T209_18" style:family="text">
      <style:text-properties fo:color="#1155cc" style:text-underline-style="solid" style:text-underline-color="font-color"/>
    </style:style>
    <style:style style:name="T209_19" style:family="text"/>
    <style:style style:name="T209_20" style:family="text">
      <style:text-properties fo:color="#1155cc" style:text-underline-style="solid" style:text-underline-color="font-color"/>
    </style:style>
    <style:style style:name="T209_21" style:family="text"/>
    <style:style style:name="T209_22" style:family="text">
      <style:text-properties fo:color="#1155cc" style:text-underline-style="solid" style:text-underline-color="font-color"/>
    </style:style>
    <style:style style:name="T209_23" style:family="text"/>
    <style:style style:name="T209_24" style:family="text">
      <style:text-properties fo:color="#1155cc" style:text-underline-style="solid" style:text-underline-color="font-color"/>
    </style:style>
    <style:style style:name="T209_25" style:family="text"/>
    <style:style style:name="T209_26" style:family="text">
      <style:text-properties fo:color="#1155cc" style:text-underline-style="solid" style:text-underline-color="font-color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>
      <style:text-properties fo:color="#1155cc" style:text-underline-style="solid" style:text-underline-color="font-color"/>
    </style:style>
    <style:style style:name="T210_3" style:family="text"/>
    <style:style style:name="T210_4" style:family="text">
      <style:text-properties fo:color="#1155cc" style:text-underline-style="solid" style:text-underline-color="font-color"/>
    </style:style>
    <style:style style:name="T210_5" style:family="text"/>
    <style:style style:name="T210_6" style:family="text">
      <style:text-properties fo:color="#1155cc" style:text-underline-style="solid" style:text-underline-color="font-color"/>
    </style:style>
    <style:style style:name="T210_7" style:family="text"/>
    <style:style style:name="T210_8" style:family="text">
      <style:text-properties fo:color="#1155cc" style:text-underline-style="solid" style:text-underline-color="font-color"/>
    </style:style>
    <style:style style:name="T210_9" style:family="text"/>
    <style:style style:name="T210_10" style:family="text">
      <style:text-properties fo:color="#1155cc" style:text-underline-style="solid" style:text-underline-color="font-color"/>
    </style:style>
    <style:style style:name="T210_11" style:family="text"/>
    <style:style style:name="T210_12" style:family="text">
      <style:text-properties fo:color="#1155cc" style:text-underline-style="solid" style:text-underline-color="font-color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>
      <style:text-properties fo:color="#1155cc" style:text-underline-style="solid" style:text-underline-color="font-color"/>
    </style:style>
    <style:style style:name="T212_3" style:family="text"/>
    <style:style style:name="T212_4" style:family="text">
      <style:text-properties fo:color="#1155cc" style:text-underline-style="solid" style:text-underline-color="font-color"/>
    </style:style>
    <style:style style:name="T212_5" style:family="text"/>
    <style:style style:name="T212_6" style:family="text">
      <style:text-properties fo:color="#1155cc" style:text-underline-style="solid" style:text-underline-color="font-color"/>
    </style:style>
    <style:style style:name="T212_7" style:family="text"/>
    <style:style style:name="T212_8" style:family="text">
      <style:text-properties fo:color="#1155cc" style:text-underline-style="solid" style:text-underline-color="font-color"/>
    </style:style>
    <style:style style:name="T212_9" style:family="text"/>
    <style:style style:name="T212_10" style:family="text">
      <style:text-properties fo:color="#1155cc" style:text-underline-style="solid" style:text-underline-color="font-color"/>
    </style:style>
    <style:style style:name="T212_11" style:family="text"/>
    <style:style style:name="T212_12" style:family="text">
      <style:text-properties fo:color="#1155cc" style:text-underline-style="solid" style:text-underline-color="font-color"/>
    </style:style>
    <style:style style:name="T212_13" style:family="text"/>
    <style:style style:name="T212_14" style:family="text">
      <style:text-properties fo:color="#1155cc" style:text-underline-style="solid" style:text-underline-color="font-color"/>
    </style:style>
    <style:style style:name="T212_15" style:family="text"/>
    <style:style style:name="T212_16" style:family="text">
      <style:text-properties fo:color="#1155cc" style:text-underline-style="solid" style:text-underline-color="font-color"/>
    </style:style>
    <style:style style:name="T212_17" style:family="text"/>
    <style:style style:name="T212_18" style:family="text">
      <style:text-properties fo:color="#1155cc" style:text-underline-style="solid" style:text-underline-color="font-color"/>
    </style:style>
    <style:style style:name="T212_19" style:family="text"/>
    <style:style style:name="T212_20" style:family="text">
      <style:text-properties fo:color="#1155cc" style:text-underline-style="solid" style:text-underline-color="font-color"/>
    </style:style>
    <style:style style:name="T212_21" style:family="text"/>
    <style:style style:name="T212_22" style:family="text">
      <style:text-properties fo:color="#1155cc" style:text-underline-style="solid" style:text-underline-color="font-color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>
      <style:text-properties fo:color="#1155cc" style:text-underline-style="solid" style:text-underline-color="font-color"/>
    </style:style>
    <style:style style:name="T213_3" style:family="text"/>
    <style:style style:name="T213_4" style:family="text">
      <style:text-properties fo:color="#1155cc" style:text-underline-style="solid" style:text-underline-color="font-color"/>
    </style:style>
    <style:style style:name="T213_5" style:family="text"/>
    <style:style style:name="T213_6" style:family="text">
      <style:text-properties fo:color="#1155cc" style:text-underline-style="solid" style:text-underline-color="font-color"/>
    </style:style>
    <style:style style:name="T213_7" style:family="text"/>
    <style:style style:name="T213_8" style:family="text">
      <style:text-properties fo:color="#1155cc" style:text-underline-style="solid" style:text-underline-color="font-color"/>
    </style:style>
    <style:style style:name="T213_9" style:family="text"/>
    <style:style style:name="T213_10" style:family="text">
      <style:text-properties fo:color="#1155cc" style:text-underline-style="solid" style:text-underline-color="font-color"/>
    </style:style>
    <style:style style:name="T213_11" style:family="text"/>
    <style:style style:name="T213_12" style:family="text">
      <style:text-properties fo:color="#1155cc" style:text-underline-style="solid" style:text-underline-color="font-color"/>
    </style:style>
    <style:style style:name="T213_13" style:family="text"/>
    <style:style style:name="T213_14" style:family="text">
      <style:text-properties fo:color="#1155cc" style:text-underline-style="solid" style:text-underline-color="font-color"/>
    </style:style>
    <style:style style:name="T213_15" style:family="text"/>
    <style:style style:name="T213_16" style:family="text">
      <style:text-properties fo:color="#1155cc" style:text-underline-style="solid" style:text-underline-color="font-color"/>
    </style:style>
    <style:style style:name="T213_17" style:family="text"/>
    <style:style style:name="T213_18" style:family="text">
      <style:text-properties fo:color="#1155cc" style:text-underline-style="solid" style:text-underline-color="font-color"/>
    </style:style>
    <style:style style:name="T213_19" style:family="text"/>
    <style:style style:name="T213_20" style:family="text">
      <style:text-properties fo:color="#1155cc" style:text-underline-style="solid" style:text-underline-color="font-color"/>
    </style:style>
    <style:style style:name="T213_21" style:family="text"/>
    <style:style style:name="T213_22" style:family="text">
      <style:text-properties fo:color="#1155cc" style:text-underline-style="solid" style:text-underline-color="font-color"/>
    </style:style>
    <style:style style:name="T213_23" style:family="text"/>
    <style:style style:name="T213_24" style:family="text">
      <style:text-properties fo:color="#1155cc" style:text-underline-style="solid" style:text-underline-color="font-color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>
      <style:text-properties fo:color="#1155cc" style:text-underline-style="solid" style:text-underline-color="font-color"/>
    </style:style>
    <style:style style:name="T215_3" style:family="text"/>
    <style:style style:name="T215_4" style:family="text">
      <style:text-properties fo:color="#1155cc" style:text-underline-style="solid" style:text-underline-color="font-color"/>
    </style:style>
    <style:style style:name="T215_5" style:family="text"/>
    <style:style style:name="T215_6" style:family="text">
      <style:text-properties fo:color="#1155cc" style:text-underline-style="solid" style:text-underline-color="font-color"/>
    </style:style>
    <style:style style:name="T215_7" style:family="text"/>
    <style:style style:name="T215_8" style:family="text">
      <style:text-properties fo:color="#1155cc" style:text-underline-style="solid" style:text-underline-color="font-color"/>
    </style:style>
    <style:style style:name="T215_9" style:family="text"/>
    <style:style style:name="T215_10" style:family="text">
      <style:text-properties fo:color="#1155cc" style:text-underline-style="solid" style:text-underline-color="font-color"/>
    </style:style>
    <style:style style:name="T215_11" style:family="text"/>
    <style:style style:name="T215_12" style:family="text">
      <style:text-properties fo:color="#1155cc" style:text-underline-style="solid" style:text-underline-color="font-color"/>
    </style:style>
    <style:style style:name="T215_13" style:family="text"/>
    <style:style style:name="T215_14" style:family="text">
      <style:text-properties fo:color="#1155cc" style:text-underline-style="solid" style:text-underline-color="font-color"/>
    </style:style>
    <style:style style:name="T215_15" style:family="text"/>
    <style:style style:name="T215_16" style:family="text">
      <style:text-properties fo:color="#1155cc" style:text-underline-style="solid" style:text-underline-color="font-color"/>
    </style:style>
    <style:style style:name="T215_17" style:family="text"/>
    <style:style style:name="T215_18" style:family="text">
      <style:text-properties fo:color="#1155cc" style:text-underline-style="solid" style:text-underline-color="font-color"/>
    </style:style>
    <style:style style:name="T215_19" style:family="text"/>
    <style:style style:name="T215_20" style:family="text">
      <style:text-properties fo:color="#1155cc" style:text-underline-style="solid" style:text-underline-color="font-color"/>
    </style:style>
    <style:style style:name="T215_21" style:family="text"/>
    <style:style style:name="T215_22" style:family="text">
      <style:text-properties fo:color="#1155cc" style:text-underline-style="solid" style:text-underline-color="font-color"/>
    </style:style>
    <style:style style:name="T215_23" style:family="text"/>
    <style:style style:name="T215_24" style:family="text">
      <style:text-properties fo:color="#1155cc" style:text-underline-style="solid" style:text-underline-color="font-color"/>
    </style:style>
    <style:style style:name="T215_25" style:family="text"/>
    <style:style style:name="T215_26" style:family="text">
      <style:text-properties fo:color="#1155cc" style:text-underline-style="solid" style:text-underline-color="font-color"/>
    </style:style>
    <style:style style:name="T215_27" style:family="text"/>
    <style:style style:name="T215_28" style:family="text">
      <style:text-properties fo:color="#1155cc" style:text-underline-style="solid" style:text-underline-color="font-color"/>
    </style:style>
    <style:style style:name="T215_29" style:family="text"/>
    <style:style style:name="T215_30" style:family="text">
      <style:text-properties fo:color="#1155cc" style:text-underline-style="solid" style:text-underline-color="font-color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>
      <style:text-properties fo:color="#1155cc" style:text-underline-style="solid" style:text-underline-color="font-color"/>
    </style:style>
    <style:style style:name="T217_3" style:family="text"/>
    <style:style style:name="T217_4" style:family="text">
      <style:text-properties fo:color="#1155cc" style:text-underline-style="solid" style:text-underline-color="font-color"/>
    </style:style>
    <style:style style:name="T217_5" style:family="text"/>
    <style:style style:name="T217_6" style:family="text">
      <style:text-properties fo:color="#1155cc" style:text-underline-style="solid" style:text-underline-color="font-color"/>
    </style:style>
    <style:style style:name="T217_7" style:family="text"/>
    <style:style style:name="T217_8" style:family="text">
      <style:text-properties fo:color="#1155cc" style:text-underline-style="solid" style:text-underline-color="font-color"/>
    </style:style>
    <style:style style:name="T217_9" style:family="text"/>
    <style:style style:name="T217_10" style:family="text">
      <style:text-properties fo:color="#1155cc" style:text-underline-style="solid" style:text-underline-color="font-color"/>
    </style:style>
    <style:style style:name="T217_11" style:family="text"/>
    <style:style style:name="T217_12" style:family="text">
      <style:text-properties fo:color="#1155cc" style:text-underline-style="solid" style:text-underline-color="font-color"/>
    </style:style>
    <style:style style:name="T217_13" style:family="text"/>
    <style:style style:name="T217_14" style:family="text">
      <style:text-properties fo:color="#1155cc" style:text-underline-style="solid" style:text-underline-color="font-color"/>
    </style:style>
    <style:style style:name="T217_15" style:family="text"/>
    <style:style style:name="T217_16" style:family="text">
      <style:text-properties fo:color="#1155cc" style:text-underline-style="solid" style:text-underline-color="font-color"/>
    </style:style>
    <style:style style:name="T217_17" style:family="text"/>
    <style:style style:name="T217_18" style:family="text">
      <style:text-properties fo:color="#1155cc" style:text-underline-style="solid" style:text-underline-color="font-color"/>
    </style:style>
    <style:style style:name="T217_19" style:family="text"/>
    <style:style style:name="T217_20" style:family="text">
      <style:text-properties fo:color="#1155cc" style:text-underline-style="solid" style:text-underline-color="font-color"/>
    </style:style>
    <style:style style:name="T217_21" style:family="text"/>
    <style:style style:name="T217_22" style:family="text">
      <style:text-properties fo:color="#1155cc" style:text-underline-style="solid" style:text-underline-color="font-color"/>
    </style:style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>
      <style:text-properties fo:color="#1155cc" style:text-underline-style="solid" style:text-underline-color="font-color"/>
    </style:style>
    <style:style style:name="T219_3" style:family="text"/>
    <style:style style:name="T219_4" style:family="text">
      <style:text-properties fo:color="#1155cc" style:text-underline-style="solid" style:text-underline-color="font-color"/>
    </style:style>
    <style:style style:name="T219_5" style:family="text"/>
    <style:style style:name="T219_6" style:family="text">
      <style:text-properties fo:color="#1155cc" style:text-underline-style="solid" style:text-underline-color="font-color"/>
    </style:style>
    <style:style style:name="T219_7" style:family="text"/>
    <style:style style:name="T219_8" style:family="text">
      <style:text-properties fo:color="#1155cc" style:text-underline-style="solid" style:text-underline-color="font-color"/>
    </style:style>
    <style:style style:name="T219_9" style:family="text"/>
    <style:style style:name="T219_10" style:family="text">
      <style:text-properties fo:color="#1155cc" style:text-underline-style="solid" style:text-underline-color="font-color"/>
    </style:style>
    <style:style style:name="T219_11" style:family="text"/>
    <style:style style:name="T219_12" style:family="text">
      <style:text-properties fo:color="#1155cc" style:text-underline-style="solid" style:text-underline-color="font-color"/>
    </style:style>
    <style:style style:name="T219_13" style:family="text"/>
    <style:style style:name="T219_14" style:family="text">
      <style:text-properties fo:color="#1155cc" style:text-underline-style="solid" style:text-underline-color="font-color"/>
    </style:style>
    <style:style style:name="T219_15" style:family="text"/>
    <style:style style:name="T219_16" style:family="text">
      <style:text-properties fo:color="#1155cc" style:text-underline-style="solid" style:text-underline-color="font-color"/>
    </style:style>
    <style:style style:name="T219_17" style:family="text"/>
    <style:style style:name="T219_18" style:family="text">
      <style:text-properties fo:color="#1155cc" style:text-underline-style="solid" style:text-underline-color="font-color"/>
    </style:style>
    <style:style style:name="T219_19" style:family="text"/>
    <style:style style:name="T219_20" style:family="text">
      <style:text-properties fo:color="#1155cc" style:text-underline-style="solid" style:text-underline-color="font-color"/>
    </style:style>
    <style:style style:name="T219_21" style:family="text"/>
    <style:style style:name="T219_22" style:family="text">
      <style:text-properties fo:color="#1155cc" style:text-underline-style="solid" style:text-underline-color="font-color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>
      <style:text-properties fo:color="#1155cc" style:text-underline-style="solid" style:text-underline-color="font-color"/>
    </style:style>
    <style:style style:name="T220_3" style:family="text"/>
    <style:style style:name="T220_4" style:family="text">
      <style:text-properties fo:color="#1155cc" style:text-underline-style="solid" style:text-underline-color="font-color"/>
    </style:style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T220_11" style:family="text"/>
    <style:style style:name="T220_12" style:family="text">
      <style:text-properties fo:color="#1155cc" style:text-underline-style="solid" style:text-underline-color="font-color"/>
    </style:style>
    <style:style style:name="T220_13" style:family="text"/>
    <style:style style:name="T220_14" style:family="text">
      <style:text-properties fo:color="#1155cc" style:text-underline-style="solid" style:text-underline-color="font-color"/>
    </style:style>
    <style:style style:name="T220_15" style:family="text"/>
    <style:style style:name="T220_16" style:family="text">
      <style:text-properties fo:color="#1155cc" style:text-underline-style="solid" style:text-underline-color="font-color"/>
    </style:style>
    <style:style style:name="T220_17" style:family="text"/>
    <style:style style:name="T220_18" style:family="text">
      <style:text-properties fo:color="#1155cc" style:text-underline-style="solid" style:text-underline-color="font-color"/>
    </style:style>
    <style:style style:name="T220_19" style:family="text"/>
    <style:style style:name="T220_20" style:family="text">
      <style:text-properties fo:color="#1155cc" style:text-underline-style="solid" style:text-underline-color="font-color"/>
    </style:style>
    <style:style style:name="T220_21" style:family="text"/>
    <style:style style:name="T220_22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>
      <style:text-properties fo:color="#1155cc" style:text-underline-style="solid" style:text-underline-color="font-color"/>
    </style:style>
    <style:style style:name="T223_3" style:family="text"/>
    <style:style style:name="T223_4" style:family="text">
      <style:text-properties fo:color="#1155cc" style:text-underline-style="solid" style:text-underline-color="font-color"/>
    </style:style>
    <style:style style:name="T223_5" style:family="text"/>
    <style:style style:name="T223_6" style:family="text">
      <style:text-properties fo:color="#1155cc" style:text-underline-style="solid" style:text-underline-color="font-color"/>
    </style:style>
    <style:style style:name="T223_7" style:family="text"/>
    <style:style style:name="T223_8" style:family="text">
      <style:text-properties fo:color="#1155cc" style:text-underline-style="solid" style:text-underline-color="font-color"/>
    </style:style>
    <style:style style:name="T223_9" style:family="text"/>
    <style:style style:name="T223_10" style:family="text">
      <style:text-properties fo:color="#1155cc" style:text-underline-style="solid" style:text-underline-color="font-color"/>
    </style:style>
    <style:style style:name="T223_11" style:family="text"/>
    <style:style style:name="T223_12" style:family="text">
      <style:text-properties fo:color="#1155cc" style:text-underline-style="solid" style:text-underline-color="font-color"/>
    </style:style>
    <style:style style:name="T223_13" style:family="text"/>
    <style:style style:name="T223_14" style:family="text">
      <style:text-properties fo:color="#1155cc" style:text-underline-style="solid" style:text-underline-color="font-color"/>
    </style:style>
    <style:style style:name="T223_15" style:family="text"/>
    <style:style style:name="T223_16" style:family="text">
      <style:text-properties fo:color="#1155cc" style:text-underline-style="solid" style:text-underline-color="font-color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>
      <style:text-properties fo:color="#1155cc" style:text-underline-style="solid" style:text-underline-color="font-color"/>
    </style:style>
    <style:style style:name="T224_3" style:family="text"/>
    <style:style style:name="T224_4" style:family="text">
      <style:text-properties fo:color="#1155cc" style:text-underline-style="solid" style:text-underline-color="font-color"/>
    </style:style>
    <style:style style:name="T224_5" style:family="text"/>
    <style:style style:name="T224_6" style:family="text">
      <style:text-properties fo:color="#1155cc" style:text-underline-style="solid" style:text-underline-color="font-color"/>
    </style:style>
    <style:style style:name="T224_7" style:family="text"/>
    <style:style style:name="T224_8" style:family="text">
      <style:text-properties fo:color="#1155cc" style:text-underline-style="solid" style:text-underline-color="font-color"/>
    </style:style>
    <style:style style:name="T224_9" style:family="text"/>
    <style:style style:name="T224_10" style:family="text">
      <style:text-properties fo:color="#1155cc" style:text-underline-style="solid" style:text-underline-color="font-color"/>
    </style:style>
    <style:style style:name="T224_11" style:family="text"/>
    <style:style style:name="T224_12" style:family="text">
      <style:text-properties fo:color="#1155cc" style:text-underline-style="solid" style:text-underline-color="font-color"/>
    </style:style>
    <style:style style:name="T224_13" style:family="text"/>
    <style:style style:name="T224_14" style:family="text">
      <style:text-properties fo:color="#1155cc" style:text-underline-style="solid" style:text-underline-color="font-color"/>
    </style:style>
    <style:style style:name="T224_15" style:family="text"/>
    <style:style style:name="T224_16" style:family="text">
      <style:text-properties fo:color="#1155cc" style:text-underline-style="solid" style:text-underline-color="font-color"/>
    </style:style>
    <style:style style:name="T224_17" style:family="text"/>
    <style:style style:name="T224_18" style:family="text">
      <style:text-properties fo:color="#1155cc" style:text-underline-style="solid" style:text-underline-color="font-color"/>
    </style:style>
    <style:style style:name="T224_19" style:family="text"/>
    <style:style style:name="T224_20" style:family="text">
      <style:text-properties fo:color="#1155cc" style:text-underline-style="solid" style:text-underline-color="font-color"/>
    </style:style>
    <style:style style:name="T224_21" style:family="text"/>
    <style:style style:name="T224_22" style:family="text">
      <style:text-properties fo:color="#1155cc" style:text-underline-style="solid" style:text-underline-color="font-color"/>
    </style:style>
    <style:style style:name="T224_23" style:family="text"/>
    <style:style style:name="T224_24" style:family="text">
      <style:text-properties fo:color="#1155cc" style:text-underline-style="solid" style:text-underline-color="font-color"/>
    </style:style>
    <style:style style:name="T224_25" style:family="text"/>
    <style:style style:name="T224_26" style:family="text">
      <style:text-properties fo:color="#1155cc" style:text-underline-style="solid" style:text-underline-color="font-color"/>
    </style:style>
    <style:style style:name="T224_27" style:family="text"/>
    <style:style style:name="T224_28" style:family="text">
      <style:text-properties fo:color="#1155cc" style:text-underline-style="solid" style:text-underline-color="font-color"/>
    </style:style>
    <style:style style:name="T224_29" style:family="text"/>
    <style:style style:name="T224_30" style:family="text">
      <style:text-properties fo:color="#1155cc" style:text-underline-style="solid" style:text-underline-color="font-color"/>
    </style:style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P227" style:family="paragraph" style:parent-style-name="Standard">
      <style:paragraph-properties fo:break-before="auto" fo:text-indent="1.27cm" fo:line-height="115%" style:writing-mode="lr-tb"/>
    </style:style>
    <style:style style:name="T227_1" style:family="text"/>
    <style:style style:name="T227_2" style:family="text">
      <style:text-properties fo:color="#1155cc" style:text-underline-style="solid" style:text-underline-color="font-color"/>
    </style:style>
    <style:style style:name="T227_3" style:family="text"/>
    <style:style style:name="T227_4" style:family="text">
      <style:text-properties fo:color="#1155cc" style:text-underline-style="solid" style:text-underline-color="font-color"/>
    </style:style>
    <style:style style:name="T227_5" style:family="text"/>
    <style:style style:name="T227_6" style:family="text">
      <style:text-properties fo:color="#1155cc" style:text-underline-style="solid" style:text-underline-color="font-color"/>
    </style:style>
    <style:style style:name="T227_7" style:family="text"/>
    <style:style style:name="T227_8" style:family="text">
      <style:text-properties fo:color="#1155cc" style:text-underline-style="solid" style:text-underline-color="font-color"/>
    </style:style>
    <style:style style:name="T227_9" style:family="text"/>
    <style:style style:name="T227_10" style:family="text">
      <style:text-properties fo:color="#1155cc" style:text-underline-style="solid" style:text-underline-color="font-color"/>
    </style:style>
    <style:style style:name="T227_11" style:family="text"/>
    <style:style style:name="T227_12" style:family="text">
      <style:text-properties fo:color="#1155cc" style:text-underline-style="solid" style:text-underline-color="font-color"/>
    </style:style>
    <style:style style:name="T227_13" style:family="text"/>
    <style:style style:name="T227_14" style:family="text">
      <style:text-properties fo:color="#1155cc" style:text-underline-style="solid" style:text-underline-color="font-color"/>
    </style:style>
    <style:style style:name="T227_15" style:family="text"/>
    <style:style style:name="T227_16" style:family="text">
      <style:text-properties fo:color="#1155cc" style:text-underline-style="solid" style:text-underline-color="font-color"/>
    </style:style>
    <style:style style:name="T227_17" style:family="text"/>
    <style:style style:name="T227_18" style:family="text">
      <style:text-properties fo:color="#1155cc" style:text-underline-style="solid" style:text-underline-color="font-color"/>
    </style:style>
    <style:style style:name="T227_19" style:family="text"/>
    <style:style style:name="T227_20" style:family="text">
      <style:text-properties fo:color="#1155cc" style:text-underline-style="solid" style:text-underline-color="font-color"/>
    </style:style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P228" style:family="paragraph" style:parent-style-name="Standard">
      <style:paragraph-properties fo:break-before="auto" fo:text-indent="1.27cm" fo:line-height="115%" style:writing-mode="lr-tb"/>
    </style:style>
    <style:style style:name="P229" style:family="paragraph" style:parent-style-name="Standard">
      <style:paragraph-properties fo:break-before="auto" fo:text-indent="0cm" fo:line-height="115%" fo:margin-left="0cm" style:writing-mode="lr-tb"/>
    </style:style>
    <style:style style:name="T229_1" style:family="text"/>
    <style:style style:name="T229_2" style:family="text"/>
    <style:style style:name="T229_3" style:family="text"/>
    <style:style style:name="P230" style:family="paragraph" style:parent-style-name="Standard">
      <style:paragraph-properties fo:break-before="auto" fo:text-indent="0cm" fo:line-height="115%" fo:margin-left="0cm" style:writing-mode="lr-tb"/>
    </style:style>
    <style:style style:name="T230_1" style:family="text"/>
    <style:style style:name="T230_2" style:family="text"/>
    <style:style style:name="T230_3" style:family="text">
      <style:text-properties fo:color="#1155cc" style:text-underline-style="solid" style:text-underline-color="font-color"/>
    </style:style>
    <style:style style:name="T230_4" style:family="text"/>
    <style:style style:name="T230_5" style:family="text">
      <style:text-properties fo:color="#1155cc" style:text-underline-style="solid" style:text-underline-color="font-color"/>
    </style:style>
    <style:style style:name="T230_6" style:family="text"/>
    <style:style style:name="T230_7" style:family="text">
      <style:text-properties fo:color="#1155cc" style:text-underline-style="solid" style:text-underline-color="font-color"/>
    </style:style>
    <style:style style:name="T230_8" style:family="text"/>
    <style:style style:name="T230_9" style:family="text">
      <style:text-properties fo:color="#1155cc" style:text-underline-style="solid" style:text-underline-color="font-color"/>
    </style:style>
    <style:style style:name="T230_10" style:family="text"/>
    <style:style style:name="T230_11" style:family="text">
      <style:text-properties fo:color="#1155cc" style:text-underline-style="solid" style:text-underline-color="font-color"/>
    </style:style>
    <style:style style:name="T230_12" style:family="text"/>
    <style:style style:name="T230_13" style:family="text">
      <style:text-properties fo:color="#1155cc" style:text-underline-style="solid" style:text-underline-color="font-color"/>
    </style:style>
    <style:style style:name="T230_14" style:family="text"/>
    <style:style style:name="T230_15" style:family="text">
      <style:text-properties fo:color="#1155cc" style:text-underline-style="solid" style:text-underline-color="font-color"/>
    </style:style>
    <style:style style:name="T230_16" style:family="text"/>
    <style:style style:name="T230_17" style:family="text">
      <style:text-properties fo:color="#1155cc" style:text-underline-style="solid" style:text-underline-color="font-color"/>
    </style:style>
    <style:style style:name="T230_18" style:family="text"/>
    <style:style style:name="T230_19" style:family="text">
      <style:text-properties fo:color="#1155cc" style:text-underline-style="solid" style:text-underline-color="font-color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list text:style-name="LS1" xml:id="list0">
        <text:list-item>
          <text:p text:style-name="P2"><text:span text:style-name="T2_1">Authentication</text:span></text:p>
          <text:list>
            <text:list-item>
              <text:p text:style-name="P3"><text:span text:style-name="T3_1">authentication</text:span><text:span text:style-name="T3_2"><text:s/></text:span><text:span text:style-name="T3_3">instructions</text:span><text:span text:style-name="T3_4">,<text:s/></text:span><text:span text:style-name="T3_5">more</text:span><text:span text:style-name="T3_6"><text:s/></text:span><text:span text:style-name="T3_7">intuitive</text:span><text:span text:style-name="T3_8">,<text:s/></text:span><text:span text:style-name="T3_9">hide</text:span><text:span text:style-name="T3_10"><text:s/></text:span><text:span text:style-name="T3_11">either</text:span><text:span text:style-name="T3_12"><text:s/></text:span><text:span text:style-name="T3_13">the</text:span><text:span text:style-name="T3_14"><text:s/></text:span><text:span text:style-name="T3_15">login</text:span><text:span text:style-name="T3_16"><text:s/></text:span><text:span text:style-name="T3_17">or</text:span><text:span text:style-name="T3_18"><text:s/></text:span><text:span text:style-name="T3_19">logout</text:span><text:span text:style-name="T3_20"><text:s/></text:span><text:span text:style-name="T3_21">menu</text:span><text:span text:style-name="T3_22"><text:s/></text:span><text:span text:style-name="T3_23">item</text:span><text:span text:style-name="T3_24"><text:s/></text:span><text:span text:style-name="T3_25">at</text:span><text:span text:style-name="T3_26"><text:s/></text:span><text:span text:style-name="T3_27">a</text:span><text:span text:style-name="T3_28"><text:s/></text:span><text:span text:style-name="T3_29">time</text:span><text:span text:style-name="T3_30">.<text:s text:c="2"/></text:span><text:span text:style-name="T3_31">no</text:span><text:span text:style-name="T3_32"><text:s/></text:span><text:span text:style-name="T3_33">separate</text:span><text:span text:style-name="T3_34"><text:s/></text:span><text:span text:style-name="T3_35">login</text:span><text:span text:style-name="T3_36">/</text:span><text:span text:style-name="T3_37">logout</text:span><text:span text:style-name="T3_38"><text:s/></text:span><text:span text:style-name="T3_39">page</text:span><text:span text:style-name="T3_40">,<text:s/></text:span><text:span text:style-name="T3_41">just</text:span><text:span text:style-name="T3_42"><text:s/></text:span><text:span text:style-name="T3_43">use</text:span><text:span text:style-name="T3_44"><text:s/></text:span><text:span text:style-name="T3_45">items</text:span><text:span text:style-name="T3_46"><text:s/></text:span><text:span text:style-name="T3_47">in</text:span><text:span text:style-name="T3_48"><text:s/></text:span><text:span text:style-name="T3_49">main</text:span><text:span text:style-name="T3_50"><text:s/></text:span><text:span text:style-name="T3_51">menu</text:span><text:span text:style-name="T3_52"><text:s/></text:span></text:p>
            </text:list-item>
            <text:list-item>
              <text:p text:style-name="P4"><text:span text:style-name="T4_1">display</text:span><text:span text:style-name="T4_2"><text:s/></text:span><text:span text:style-name="T4_3">status</text:span><text:span text:style-name="T4_4"><text:s/></text:span><text:span text:style-name="T4_5">of</text:span><text:span text:style-name="T4_6"><text:s/></text:span><text:span text:style-name="T4_7">connection</text:span><text:span text:style-name="T4_8"><text:s/></text:span><text:span text:style-name="T4_9">and</text:span><text:span text:style-name="T4_10"><text:s/></text:span><text:span text:style-name="T4_11">current</text:span><text:span text:style-name="T4_12"><text:s/></text:span><text:span text:style-name="T4_13">action</text:span><text:span text:style-name="T4_14"><text:s/></text:span><text:span text:style-name="T4_15">with</text:span><text:span text:style-name="T4_16"><text:s/></text:span><text:span text:style-name="T4_17">visible</text:span><text:span text:style-name="T4_18"><text:s/></text:span><text:span text:style-name="T4_19">icon</text:span><text:span text:style-name="T4_20">/</text:span><text:span text:style-name="T4_21">label</text:span><text:span text:style-name="T4_22">.<text:s text:c="2"/></text:span><text:span text:style-name="T4_23">visible</text:span><text:span text:style-name="T4_24"><text:s/></text:span><text:span text:style-name="T4_25">on</text:span><text:span text:style-name="T4_26"><text:s/></text:span><text:span text:style-name="T4_27">application</text:span><text:span text:style-name="T4_28"><text:s/></text:span><text:span text:style-name="T4_29">initializing</text:span><text:span text:style-name="T4_30"><text:s/></text:span><text:span text:style-name="T4_31">also</text:span><text:span text:style-name="T4_32"><text:s/></text:span><text:span text:style-name="T4_33">to</text:span><text:span text:style-name="T4_34"><text:s/></text:span><text:span text:style-name="T4_35">show</text:span><text:span text:style-name="T4_36"><text:s/></text:span><text:span text:style-name="T4_37">the</text:span><text:span text:style-name="T4_38"><text:s/></text:span><text:span text:style-name="T4_39">current</text:span><text:span text:style-name="T4_40"><text:s/></text:span><text:span text:style-name="T4_41">startup</text:span><text:span text:style-name="T4_42"><text:s/></text:span><text:span text:style-name="T4_43">stage</text:span></text:p>
            </text:list-item>
          </text:list>
        </text:list-item>
        <text:list-item>
          <text:p text:style-name="P5"><text:span text:style-name="T5_1">Others</text:span></text:p>
          <text:list>
            <text:list-item>
              <text:p text:style-name="P6"><text:span text:style-name="T6_1">completely</text:span><text:span text:style-name="T6_2"><text:s/></text:span><text:span text:style-name="T6_3">modularize</text:span><text:span text:style-name="T6_4"><text:s/></text:span><text:span text:style-name="T6_5">the</text:span><text:span text:style-name="T6_6"><text:s/></text:span><text:span text:style-name="T6_7">focus</text:span><text:span text:style-name="T6_8"><text:s/></text:span><text:span text:style-name="T6_9">and</text:span><text:span text:style-name="T6_10"><text:s/></text:span><text:span text:style-name="T6_11">view</text:span><text:span text:style-name="T6_12"><text:s/></text:span><text:span text:style-name="T6_13">system</text:span><text:span text:style-name="T6_14">,<text:s/></text:span><text:span text:style-name="T6_15">to</text:span><text:span text:style-name="T6_16"><text:s/></text:span><text:span text:style-name="T6_17">include</text:span><text:span text:style-name="T6_18"><text:s/></text:span><text:span text:style-name="T6_19">a</text:span><text:span text:style-name="T6_20"><text:s/>‘</text:span><text:span text:style-name="T6_21">canView</text:span><text:span text:style-name="T6_22">(</text:span><text:span text:style-name="T6_23">x</text:span><text:span text:style-name="T6_24">)’<text:s/></text:span><text:span text:style-name="T6_25">function</text:span><text:span text:style-name="T6_26"><text:s/></text:span><text:span text:style-name="T6_27">to</text:span><text:span text:style-name="T6_28"><text:s/></text:span><text:span text:style-name="T6_29">determine</text:span><text:span text:style-name="T6_30"><text:s/></text:span><text:span text:style-name="T6_31">whether</text:span><text:span text:style-name="T6_32"><text:s/></text:span><text:span text:style-name="T6_33">view</text:span><text:span text:style-name="T6_34"><text:s/></text:span><text:span text:style-name="T6_35">is</text:span><text:span text:style-name="T6_36"><text:s/></text:span><text:span text:style-name="T6_37">applicable</text:span><text:span text:style-name="T6_38"><text:s/></text:span><text:span text:style-name="T6_39">to</text:span><text:span text:style-name="T6_40"><text:s/></text:span><text:span text:style-name="T6_41">focused</text:span><text:span text:style-name="T6_42"><text:s/></text:span><text:span text:style-name="T6_43">object</text:span><text:span text:style-name="T6_44">,<text:s/></text:span><text:span text:style-name="T6_45">whether</text:span><text:span text:style-name="T6_46"><text:s/></text:span><text:span text:style-name="T6_47">it</text:span><text:span text:style-name="T6_48"><text:s/></text:span><text:span text:style-name="T6_49">is</text:span><text:span text:style-name="T6_50"><text:s/></text:span><text:span text:style-name="T6_51">a</text:span><text:span text:style-name="T6_52"><text:s/></text:span><text:span text:style-name="T6_53">single</text:span><text:span text:style-name="T6_54"><text:s/></text:span><text:span text:style-name="T6_55">object</text:span><text:span text:style-name="T6_56"><text:s/></text:span><text:span text:style-name="T6_57">or</text:span><text:span text:style-name="T6_58"><text:s/></text:span><text:span text:style-name="T6_59">a</text:span><text:span text:style-name="T6_60"><text:s/></text:span><text:span text:style-name="T6_61">collection</text:span><text:span text:style-name="T6_62"><text:s/>(</text:span><text:span text:style-name="T6_63">array</text:span><text:span text:style-name="T6_64">)</text:span></text:p>
            </text:list-item>
            <text:list-item>
              <text:p text:style-name="P7"><text:span text:style-name="T7_1">proxy</text:span><text:span text:style-name="T7_2"><text:s/></text:span><text:span text:style-name="T7_3">file</text:span><text:span text:style-name="T7_4"><text:s/></text:span><text:span text:style-name="T7_5">request</text:span><text:span text:style-name="T7_6"><text:s/></text:span><text:span text:style-name="T7_7">caching</text:span><text:span text:style-name="T7_8"><text:s/></text:span><text:span text:style-name="T7_9">to</text:span><text:span text:style-name="T7_10"><text:s/></text:span><text:span text:style-name="T7_11">avoid</text:span><text:span text:style-name="T7_12"><text:s/></text:span><text:span text:style-name="T7_13">refetching</text:span><text:span text:style-name="T7_14"><text:s/></text:span><text:span text:style-name="T7_15">on</text:span><text:span text:style-name="T7_16"><text:s/></text:span><text:span text:style-name="T7_17">repeated</text:span><text:span text:style-name="T7_18"><text:s/></text:span><text:span text:style-name="T7_19">or</text:span><text:span text:style-name="T7_20"><text:s/></text:span><text:span text:style-name="T7_21">same</text:span><text:span text:style-name="T7_22"><text:s/></text:span><text:span text:style-name="T7_23">requests</text:span><text:span text:style-name="T7_24"><text:s/></text:span><text:span text:style-name="T7_25">from</text:span><text:span text:style-name="T7_26"><text:s/></text:span><text:span text:style-name="T7_27">multiple</text:span><text:span text:style-name="T7_28"><text:s/></text:span><text:span text:style-name="T7_29">people</text:span></text:p>
            </text:list-item>
            <text:list-item>
              <text:p text:style-name="P8"><text:span text:style-name="T8_1">use</text:span><text:span text:style-name="T8_2"><text:s/></text:span><text:span text:style-name="T8_3">default</text:span><text:span text:style-name="T8_4"><text:s/></text:span><text:span text:style-name="T8_5">view</text:span><text:span text:style-name="T8_6"><text:s/></text:span><text:span text:style-name="T8_7">on</text:span><text:span text:style-name="T8_8"><text:s/></text:span><text:span text:style-name="T8_9">startup</text:span><text:span text:style-name="T8_10">,<text:s/></text:span><text:span text:style-name="T8_11">don</text:span><text:span text:style-name="T8_12">’</text:span><text:span text:style-name="T8_13">t</text:span><text:span text:style-name="T8_14"><text:s/></text:span><text:span text:style-name="T8_15">leave</text:span><text:span text:style-name="T8_16"><text:s/></text:span><text:span text:style-name="T8_17">blank</text:span></text:p>
            </text:list-item>
            <text:list-item>
              <text:p text:style-name="P9"><text:span text:style-name="T9_1">tag</text:span><text:span text:style-name="T9_2"><text:s/></text:span><text:span text:style-name="T9_3">widget</text:span><text:span text:style-name="T9_4"><text:s/></text:span><text:span text:style-name="T9_5">size</text:span><text:span text:style-name="T9_6"><text:s/></text:span><text:span text:style-name="T9_7">proportional</text:span><text:span text:style-name="T9_8"><text:s/></text:span><text:span text:style-name="T9_9">to</text:span><text:span text:style-name="T9_10"><text:s/></text:span><text:span text:style-name="T9_11">tagStrength</text:span></text:p>
            </text:list-item>
            <text:list-item>
              <text:p text:style-name="P10"><text:span text:style-name="T10_1">“</text:span><text:span text:style-name="T10_2">see</text:span><text:span text:style-name="T10_3"><text:s/></text:span><text:span text:style-name="T10_4">relevant</text:span><text:span text:style-name="T10_5">”<text:s/></text:span><text:span text:style-name="T10_6">item</text:span><text:span text:style-name="T10_7"><text:s/></text:span><text:span text:style-name="T10_8">in</text:span><text:span text:style-name="T10_9"><text:s/></text:span><text:span text:style-name="T10_10">focus</text:span><text:span text:style-name="T10_11"><text:s/></text:span><text:span text:style-name="T10_12">save</text:span><text:span text:style-name="T10_13"><text:s/></text:span><text:span text:style-name="T10_14">menu</text:span><text:span text:style-name="T10_15"><text:s/>(</text:span><text:span text:style-name="T10_16">underneath</text:span><text:span text:style-name="T10_17"><text:s/>‘</text:span><text:span text:style-name="T10_18">export</text:span><text:span text:style-name="T10_19">’)<text:s/>-&gt;<text:s/></text:span><text:span text:style-name="T10_20">set</text:span><text:span text:style-name="T10_21"><text:s/></text:span><text:span text:style-name="T10_22">list</text:span><text:span text:style-name="T10_23"><text:s/></text:span><text:span text:style-name="T10_24">semantics</text:span><text:span text:style-name="T10_25"><text:s/></text:span><text:span text:style-name="T10_26">to</text:span><text:span text:style-name="T10_27"><text:s/></text:span><text:span text:style-name="T10_28">relevance</text:span><text:span text:style-name="T10_29">,<text:s/></text:span><text:span text:style-name="T10_30">etc</text:span><text:span text:style-name="T10_31">..<text:s/></text:span><text:span text:style-name="T10_32">update</text:span><text:span text:style-name="T10_33"><text:s/></text:span><text:span text:style-name="T10_34">view</text:span></text:p>
            </text:list-item>
            <text:list-item>
              <text:p text:style-name="P11"><text:span text:style-name="T11_1">“</text:span><text:span text:style-name="T11_2">team</text:span><text:span text:style-name="T11_3">”<text:s/></text:span><text:span text:style-name="T11_4">main</text:span><text:span text:style-name="T11_5"><text:s/></text:span><text:span text:style-name="T11_6">menu</text:span><text:span text:style-name="T11_7"><text:s/></text:span><text:span text:style-name="T11_8">link</text:span><text:span text:style-name="T11_9"><text:s/>=<text:s/></text:span><text:span text:style-name="T11_10">relevant</text:span><text:span text:style-name="T11_11"><text:s/></text:span><text:span text:style-name="T11_12">to</text:span><text:span text:style-name="T11_13"><text:s/>“</text:span><text:span text:style-name="T11_14">user</text:span><text:span text:style-name="T11_15">”<text:s/>=<text:s/>/</text:span><text:span text:style-name="T11_16">tag</text:span><text:span text:style-name="T11_17">/</text:span><text:span text:style-name="T11_18">general</text:span><text:span text:style-name="T11_19">.</text:span><text:span text:style-name="T11_20">User</text:span></text:p>
            </text:list-item>
            <text:list-item>
              <text:p text:style-name="P12"><text:span text:style-name="T12_1">tag</text:span><text:span text:style-name="T12_2"><text:s/></text:span><text:span text:style-name="T12_3">cloud</text:span><text:span text:style-name="T12_4"><text:s/></text:span><text:span text:style-name="T12_5">in</text:span><text:span text:style-name="T12_6"><text:s/></text:span><text:span text:style-name="T12_7">report</text:span><text:span text:style-name="T12_8"><text:s/></text:span><text:span text:style-name="T12_9">with</text:span><text:span text:style-name="T12_10"><text:s/></text:span><text:span text:style-name="T12_11">links</text:span><text:span text:style-name="T12_12"><text:s/></text:span><text:span text:style-name="T12_13">to</text:span><text:span text:style-name="T12_14"><text:s/>/</text:span><text:span text:style-name="T12_15">tag</text:span><text:span text:style-name="T12_16">/*</text:span></text:p>
            </text:list-item>
            <text:list-item>
              <text:p text:style-name="P13"><text:span text:style-name="T13_1">layouts</text:span><text:span text:style-name="T13_2">:</text:span></text:p>
              <text:list>
                <text:list-item>
                  <text:p text:style-name="P14"><text:span text:style-name="T14_1">hide</text:span><text:span text:style-name="T14_2"><text:s/>/<text:s/></text:span><text:span text:style-name="T14_3">minimize</text:span><text:span text:style-name="T14_4"><text:s/>/<text:s/></text:span><text:span text:style-name="T14_5">maximize</text:span><text:span text:style-name="T14_6"><text:s/>(</text:span><text:span text:style-name="T14_7">like</text:span><text:span text:style-name="T14_8"><text:s/></text:span><text:span text:style-name="T14_9">blogger</text:span><text:span text:style-name="T14_10">)<text:s/></text:span><text:span text:style-name="T14_11">focus</text:span><text:span text:style-name="T14_12"><text:s/></text:span><text:span text:style-name="T14_13">section</text:span></text:p>
                </text:list-item>
              </text:list>
            </text:list-item>
            <text:list-item>
              <text:p text:style-name="P15"><text:span text:style-name="T15_1">themes</text:span></text:p>
              <text:list>
                <text:list-item>
                  <text:p text:style-name="P16"><text:span text:style-name="T16_1">styling</text:span><text:span text:style-name="T16_2"><text:s/></text:span><text:span text:style-name="T16_3">of</text:span><text:span text:style-name="T16_4"><text:s/></text:span><text:span text:style-name="T16_5">tag</text:span><text:span text:style-name="T16_6"><text:s/></text:span><text:span text:style-name="T16_7">buttons</text:span><text:span text:style-name="T16_8"><text:s/></text:span><text:span text:style-name="T16_9">both</text:span><text:span text:style-name="T16_10"><text:s/></text:span><text:span text:style-name="T16_11">in</text:span><text:span text:style-name="T16_12"><text:s/></text:span><text:span text:style-name="T16_13">focus</text:span><text:span text:style-name="T16_14"><text:s/></text:span><text:span text:style-name="T16_15">editor</text:span><text:span text:style-name="T16_16"><text:s/></text:span><text:span text:style-name="T16_17">and</text:span><text:span text:style-name="T16_18"><text:s/></text:span><text:span text:style-name="T16_19">in</text:span><text:span text:style-name="T16_20"><text:s/></text:span><text:span text:style-name="T16_21">object</text:span><text:span text:style-name="T16_22"><text:s/></text:span><text:span text:style-name="T16_23">view</text:span><text:span text:style-name="T16_24"><text:s/></text:span><text:span text:style-name="T16_25">to</text:span><text:span text:style-name="T16_26"><text:s/></text:span><text:span text:style-name="T16_27">resemble</text:span><text:span text:style-name="T16_28"><text:s/></text:span><text:span text:style-name="T16_29">each</text:span><text:span text:style-name="T16_30"><text:s/></text:span><text:span text:style-name="T16_31">other</text:span></text:p>
                </text:list-item>
                <text:list-item>
                  <text:p text:style-name="P17"><text:span text:style-name="T17_1">...</text:span><text:span text:style-name="T17_2">automatically</text:span><text:span text:style-name="T17_3"><text:s/></text:span><text:span text:style-name="T17_4">download</text:span><text:span text:style-name="T17_5"><text:s/></text:span><text:span text:style-name="T17_6">and</text:span><text:span text:style-name="T17_7"><text:s/></text:span><text:span text:style-name="T17_8">install</text:span><text:span text:style-name="T17_9"><text:s/></text:span><text:span text:style-name="T17_10">css</text:span><text:span text:style-name="T17_11">/</text:span><text:span text:style-name="T17_12">bootstrap</text:span><text:span text:style-name="T17_13"><text:s/></text:span><text:span text:style-name="T17_14">themes</text:span><text:span text:style-name="T17_15">?</text:span></text:p>
                </text:list-item>
                <text:list-item>
                  <text:p text:style-name="P18"><text:span text:style-name="T18_1">sounds</text:span><text:span text:style-name="T18_2">?</text:span></text:p>
                </text:list-item>
              </text:list>
            </text:list-item>
            <text:list-item>
              <text:p text:style-name="P19"><text:span text:style-name="T19_1">ontology</text:span><text:span text:style-name="T19_2"><text:s/></text:span><text:span text:style-name="T19_3">search</text:span><text:span text:style-name="T19_4">:<text:s/></text:span><text:span text:style-name="T19_5">include</text:span><text:span text:style-name="T19_6"><text:s/></text:span><text:span text:style-name="T19_7">matches</text:span><text:span text:style-name="T19_8"><text:s/></text:span><text:span text:style-name="T19_9">for</text:span><text:span text:style-name="T19_10"><text:s/></text:span><text:span text:style-name="T19_11">tags</text:span><text:span text:style-name="T19_12"><text:s/></text:span><text:span text:style-name="T19_13">and</text:span><text:span text:style-name="T19_14"><text:s/></text:span><text:span text:style-name="T19_15">properties</text:span><text:span text:style-name="T19_16">,<text:s/></text:span><text:span text:style-name="T19_17">their</text:span><text:span text:style-name="T19_18"><text:s/></text:span><text:span text:style-name="T19_19">names</text:span><text:span text:style-name="T19_20"><text:s/></text:span><text:span text:style-name="T19_21">and</text:span><text:span text:style-name="T19_22"><text:s/></text:span><text:span text:style-name="T19_23">descriptions</text:span></text:p>
            </text:list-item>
            <text:list-item>
              <text:p text:style-name="P20"><text:span text:style-name="T20_1">“</text:span><text:span text:style-name="T20_2">traveling</text:span><text:span text:style-name="T20_3"><text:s/></text:span><text:span text:style-name="T20_4">mode</text:span><text:span text:style-name="T20_5">“<text:s/></text:span><text:span text:style-name="T20_6">and</text:span><text:span text:style-name="T20_7"><text:s/></text:span><text:span text:style-name="T20_8">advanced</text:span><text:span text:style-name="T20_9"><text:s/></text:span><text:span text:style-name="T20_10">location</text:span><text:span text:style-name="T20_11"><text:s/></text:span><text:span text:style-name="T20_12">settings</text:span><text:span text:style-name="T20_13">,<text:s/></text:span><text:span text:style-name="T20_14">including</text:span><text:span text:style-name="T20_15"><text:s/></text:span><text:span text:style-name="T20_16">basic</text:span><text:span text:style-name="T20_17"><text:s/></text:span><text:span text:style-name="T20_18">location</text:span><text:span text:style-name="T20_19"><text:s/></text:span><text:span text:style-name="T20_20">selector</text:span><text:span text:style-name="T20_21"><text:s/></text:span><text:span text:style-name="T20_22">modal</text:span><text:span text:style-name="T20_23"><text:s/></text:span><text:span text:style-name="T20_24">dialog</text:span></text:p>
            </text:list-item>
            <text:list-item>
              <text:p text:style-name="P21"><text:span text:style-name="T21_1">_.</text:span><text:span text:style-name="T21_2">extend</text:span><text:span text:style-name="T21_3">()<text:s/></text:span><text:span text:style-name="T21_4">objects</text:span><text:span text:style-name="T21_5"><text:s/></text:span><text:span text:style-name="T21_6">with</text:span><text:span text:style-name="T21_7"><text:s/></text:span><text:span text:style-name="T21_8">utility</text:span><text:span text:style-name="T21_9"><text:s/></text:span><text:span text:style-name="T21_10">methods</text:span></text:p>
            </text:list-item>
            <text:list-item>
              <text:p text:style-name="P22"><text:span text:style-name="T22_1">focus</text:span><text:span text:style-name="T22_2">/</text:span><text:span text:style-name="T22_3">popup</text:span><text:span text:style-name="T22_4"><text:s/></text:span><text:span text:style-name="T22_5">a</text:span><text:span text:style-name="T22_6"><text:s/></text:span><text:span text:style-name="T22_7">specific</text:span><text:span text:style-name="T22_8"><text:s/></text:span><text:span text:style-name="T22_9">object</text:span><text:span text:style-name="T22_10">,<text:s/></text:span><text:span text:style-name="T22_11">fullscreen</text:span></text:p>
            </text:list-item>
            <text:list-item>
              <text:p text:style-name="P23"><text:span text:style-name="T23_1">{</text:span><text:span text:style-name="T23_2">Live</text:span><text:span text:style-name="T23_3"><text:s/></text:span><text:span text:style-name="T23_4">update</text:span><text:span text:style-name="T23_5"><text:s/>|<text:s/></text:span><text:span text:style-name="T23_6">Pagination</text:span><text:span text:style-name="T23_7">}<text:s/></text:span><text:span text:style-name="T23_8">modes</text:span></text:p>
            </text:list-item>
            <text:list-item>
              <text:p text:style-name="P24"><text:span text:style-name="T24_1">Relevance</text:span><text:span text:style-name="T24_2"><text:s/></text:span><text:span text:style-name="T24_3">highlights</text:span><text:span text:style-name="T24_4"><text:s/></text:span><text:span text:style-name="T24_5">tag</text:span><text:span text:style-name="T24_6"><text:s/></text:span><text:span text:style-name="T24_7">button</text:span><text:span text:style-name="T24_8"><text:s/></text:span><text:span text:style-name="T24_9">widgets</text:span><text:span text:style-name="T24_10"><text:s/>(</text:span><text:span text:style-name="T24_11">which</text:span><text:span text:style-name="T24_12"><text:s/></text:span><text:span text:style-name="T24_13">are</text:span><text:span text:style-name="T24_14"><text:s/></text:span><text:span text:style-name="T24_15">used</text:span><text:span text:style-name="T24_16"><text:s/></text:span><text:span text:style-name="T24_17">in</text:span><text:span text:style-name="T24_18"><text:s/></text:span><text:span text:style-name="T24_19">both</text:span><text:span text:style-name="T24_20"><text:s/></text:span><text:span text:style-name="T24_21">focus</text:span><text:span text:style-name="T24_22"><text:s/></text:span><text:span text:style-name="T24_23">editor</text:span><text:span text:style-name="T24_24"><text:s/></text:span><text:span text:style-name="T24_25">and</text:span><text:span text:style-name="T24_26"><text:s/></text:span><text:span text:style-name="T24_27">object</text:span><text:span text:style-name="T24_28"><text:s/></text:span><text:span text:style-name="T24_29">viewer</text:span><text:span text:style-name="T24_30">)</text:span></text:p>
            </text:list-item>
            <text:list-item>
              <text:p text:style-name="P25"><text:span text:style-name="T25_1">fontsize</text:span><text:span text:style-name="T25_2"><text:s/></text:span><text:span text:style-name="T25_3">adjust</text:span><text:span text:style-name="T25_4"><text:s/></text:span><text:span text:style-name="T25_5">slider</text:span><text:span text:style-name="T25_6">(</text:span><text:span text:style-name="T25_7">s</text:span><text:span text:style-name="T25_8">)</text:span></text:p>
            </text:list-item>
            <text:list-item>
              <text:p text:style-name="P26"><text:span text:style-name="T26_1"><text:a xlink:type="simple" xlink:href="https://github.com/jquery/globalize"><text:span text:style-name="T26_2">https</text:span></text:a></text:span><text:span text:style-name="T26_3"><text:a xlink:type="simple" xlink:href="https://github.com/jquery/globalize"><text:span text:style-name="T26_4">://</text:span></text:a></text:span><text:span text:style-name="T26_5"><text:a xlink:type="simple" xlink:href="https://github.com/jquery/globalize"><text:span text:style-name="T26_6">github</text:span></text:a></text:span><text:span text:style-name="T26_7"><text:a xlink:type="simple" xlink:href="https://github.com/jquery/globalize"><text:span text:style-name="T26_8">.</text:span></text:a></text:span><text:span text:style-name="T26_9"><text:a xlink:type="simple" xlink:href="https://github.com/jquery/globalize"><text:span text:style-name="T26_10">com</text:span></text:a></text:span><text:span text:style-name="T26_11"><text:a xlink:type="simple" xlink:href="https://github.com/jquery/globalize"><text:span text:style-name="T26_12">/</text:span></text:a></text:span><text:span text:style-name="T26_13"><text:a xlink:type="simple" xlink:href="https://github.com/jquery/globalize"><text:span text:style-name="T26_14">jquery</text:span></text:a></text:span><text:span text:style-name="T26_15"><text:a xlink:type="simple" xlink:href="https://github.com/jquery/globalize"><text:span text:style-name="T26_16">/</text:span></text:a></text:span><text:span text:style-name="T26_17"><text:a xlink:type="simple" xlink:href="https://github.com/jquery/globalize"><text:span text:style-name="T26_18">globalize</text:span></text:a></text:span></text:p>
            </text:list-item>
            <text:list-item>
              <text:p text:style-name="P27"><text:span text:style-name="T27_1">text</text:span><text:span text:style-name="T27_2">-</text:span><text:span text:style-name="T27_3">to</text:span><text:span text:style-name="T27_4">-</text:span><text:span text:style-name="T27_5">speech</text:span></text:p>
            </text:list-item>
            <text:list-item>
              <text:p text:style-name="P28"><text:span text:style-name="T28_1">plugin</text:span><text:span text:style-name="T28_2"><text:s/></text:span><text:span text:style-name="T28_3">dependencies</text:span></text:p>
            </text:list-item>
            <text:list-item>
              <text:p text:style-name="P29"><text:span text:style-name="T29_1">mobile</text:span><text:span text:style-name="T29_2"><text:s/></text:span><text:span text:style-name="T29_3">site</text:span><text:span text:style-name="T29_4"><text:s/>(</text:span><text:span text:style-name="T29_5">extensive</text:span><text:span text:style-name="T29_6"><text:s/></text:span><text:span text:style-name="T29_7">use</text:span><text:span text:style-name="T29_8"><text:s/></text:span><text:span text:style-name="T29_9">of</text:span><text:span text:style-name="T29_10"><text:s/></text:span><text:span text:style-name="T29_11">modal</text:span><text:span text:style-name="T29_12"><text:s/></text:span><text:span text:style-name="T29_13">dialogs</text:span><text:span text:style-name="T29_14"><text:s/></text:span><text:span text:style-name="T29_15">and</text:span><text:span text:style-name="T29_16"><text:s/></text:span><text:span text:style-name="T29_17">sliding</text:span><text:span text:style-name="T29_18">/</text:span><text:span text:style-name="T29_19">toggling</text:span><text:span text:style-name="T29_20"><text:s/></text:span><text:span text:style-name="T29_21">modes</text:span><text:span text:style-name="T29_22">)</text:span></text:p>
            </text:list-item>
            <text:list-item>
              <text:p text:style-name="P30"><text:span text:style-name="T30_1">node</text:span><text:span text:style-name="T30_2">-</text:span><text:span text:style-name="T30_3">inspector</text:span><text:span text:style-name="T30_4"><text:s/></text:span><text:span text:style-name="T30_5">for</text:span><text:span text:style-name="T30_6"><text:s/></text:span><text:span text:style-name="T30_7">debugging</text:span><text:span text:style-name="T30_8"><text:s/></text:span><text:span text:style-name="T30_9">and</text:span><text:span text:style-name="T30_10"><text:s/></text:span><text:span text:style-name="T30_11">profiling</text:span><text:span text:style-name="T30_12"><text:s/></text:span><text:span text:style-name="T30_13">of</text:span><text:span text:style-name="T30_14"><text:s/></text:span><text:span text:style-name="T30_15">node</text:span><text:span text:style-name="T30_16">.</text:span><text:span text:style-name="T30_17">js</text:span><text:span text:style-name="T30_18"><text:s/></text:span><text:span text:style-name="T30_19">server</text:span><text:span text:style-name="T30_20"><text:s/></text:span><text:span text:style-name="T30_21"><text:a xlink:type="simple" xlink:href="https://github.com/dannycoates/node-inspector"><text:span text:style-name="T30_22">https</text:span></text:a></text:span><text:span text:style-name="T30_23"><text:a xlink:type="simple" xlink:href="https://github.com/dannycoates/node-inspector"><text:span text:style-name="T30_24">://</text:span></text:a></text:span><text:span text:style-name="T30_25"><text:a xlink:type="simple" xlink:href="https://github.com/dannycoates/node-inspector"><text:span text:style-name="T30_26">github</text:span></text:a></text:span><text:span text:style-name="T30_27"><text:a xlink:type="simple" xlink:href="https://github.com/dannycoates/node-inspector"><text:span text:style-name="T30_28">.</text:span></text:a></text:span><text:span text:style-name="T30_29"><text:a xlink:type="simple" xlink:href="https://github.com/dannycoates/node-inspector"><text:span text:style-name="T30_30">com</text:span></text:a></text:span><text:span text:style-name="T30_31"><text:a xlink:type="simple" xlink:href="https://github.com/dannycoates/node-inspector"><text:span text:style-name="T30_32">/</text:span></text:a></text:span><text:span text:style-name="T30_33"><text:a xlink:type="simple" xlink:href="https://github.com/dannycoates/node-inspector"><text:span text:style-name="T30_34">dannycoates</text:span></text:a></text:span><text:span text:style-name="T30_35"><text:a xlink:type="simple" xlink:href="https://github.com/dannycoates/node-inspector"><text:span text:style-name="T30_36">/</text:span></text:a></text:span><text:span text:style-name="T30_37"><text:a xlink:type="simple" xlink:href="https://github.com/dannycoates/node-inspector"><text:span text:style-name="T30_38">node</text:span></text:a></text:span><text:span text:style-name="T30_39"><text:a xlink:type="simple" xlink:href="https://github.com/dannycoates/node-inspector"><text:span text:style-name="T30_40">-</text:span></text:a></text:span><text:span text:style-name="T30_41"><text:a xlink:type="simple" xlink:href="https://github.com/dannycoates/node-inspector"><text:span text:style-name="T30_42">inspector</text:span></text:a></text:span></text:p>
            </text:list-item>
            <text:list-item>
              <text:p text:style-name="P31"><text:span text:style-name="T31_1">popup</text:span><text:span text:style-name="T31_2">/</text:span><text:span text:style-name="T31_3">tooltip</text:span><text:span text:style-name="T31_4"><text:s/></text:span><text:span text:style-name="T31_5">wikipedia</text:span><text:span text:style-name="T31_6"><text:s/></text:span><text:span text:style-name="T31_7">mobile</text:span><text:span text:style-name="T31_8"><text:s/></text:span><text:span text:style-name="T31_9">view</text:span><text:span text:style-name="T31_10"><text:s/></text:span><text:span text:style-name="T31_11">for</text:span><text:span text:style-name="T31_12"><text:s/></text:span><text:span text:style-name="T31_13">annotated</text:span><text:span text:style-name="T31_14"><text:s/></text:span><text:span text:style-name="T31_15">terms</text:span><text:span text:style-name="T31_16">.<text:s/></text:span><text:span text:style-name="T31_17">ex</text:span><text:span text:style-name="T31_18">:<text:s/>“</text:span><text:span text:style-name="T31_19">Food</text:span><text:span text:style-name="T31_20">”<text:s/>-&gt;<text:s/></text:span><text:span text:style-name="T31_21">en</text:span><text:span text:style-name="T31_22">.</text:span><text:span text:style-name="T31_23">wikipedia</text:span><text:span text:style-name="T31_24">.</text:span><text:span text:style-name="T31_25">org</text:span><text:span text:style-name="T31_26">/</text:span><text:span text:style-name="T31_27">wiki</text:span><text:span text:style-name="T31_28">/</text:span><text:span text:style-name="T31_29">Food</text:span></text:p>
            </text:list-item>
            <text:list-item>
              <text:p text:style-name="P32"><text:span text:style-name="T32_1">modify</text:span><text:span text:style-name="T32_2"><text:s/></text:span><text:span text:style-name="T32_3">timeago</text:span><text:span text:style-name="T32_4"><text:s/></text:span><text:span text:style-name="T32_5">plugin</text:span><text:span text:style-name="T32_6"><text:s/></text:span><text:span text:style-name="T32_7">to</text:span><text:span text:style-name="T32_8"><text:s/></text:span><text:span text:style-name="T32_9">display</text:span><text:span text:style-name="T32_10"><text:s/>“1.3<text:s/></text:span><text:span text:style-name="T32_11">days</text:span><text:span text:style-name="T32_12"><text:s/></text:span><text:span text:style-name="T32_13">ago</text:span><text:span text:style-name="T32_14">”<text:s/></text:span><text:span text:style-name="T32_15">instead</text:span><text:span text:style-name="T32_16"><text:s/></text:span><text:span text:style-name="T32_17">of</text:span><text:span text:style-name="T32_18"><text:s/></text:span><text:span text:style-name="T32_19">just</text:span><text:span text:style-name="T32_20"><text:s/>“1<text:s/></text:span><text:span text:style-name="T32_21">day</text:span><text:span text:style-name="T32_22"><text:s/></text:span><text:span text:style-name="T32_23">ago</text:span><text:span text:style-name="T32_24">”<text:s/></text:span><text:span text:style-name="T32_25">and</text:span><text:span text:style-name="T32_26"><text:s/></text:span><text:span text:style-name="T32_27">similarly</text:span><text:span text:style-name="T32_28"><text:s/></text:span><text:span text:style-name="T32_29">for</text:span><text:span text:style-name="T32_30"><text:s/></text:span><text:span text:style-name="T32_31">other</text:span><text:span text:style-name="T32_32"><text:s/></text:span><text:span text:style-name="T32_33">larger</text:span><text:span text:style-name="T32_34">-</text:span><text:span text:style-name="T32_35">than</text:span><text:span text:style-name="T32_36">-</text:span><text:span text:style-name="T32_37">insignificant</text:span><text:span text:style-name="T32_38"><text:s/></text:span><text:span text:style-name="T32_39">measurements</text:span></text:p>
            </text:list-item>
            <text:list-item>
              <text:p text:style-name="P33"><text:span text:style-name="T33_1">favorites</text:span><text:span text:style-name="T33_2">:<text:s/></text:span><text:span text:style-name="T33_3">keeps</text:span><text:span text:style-name="T33_4"><text:s/></text:span><text:span text:style-name="T33_5">attention</text:span><text:span text:style-name="T33_6"><text:s/>“</text:span><text:span text:style-name="T33_7">pinned</text:span><text:span text:style-name="T33_8">”<text:s/></text:span><text:span text:style-name="T33_9">for</text:span><text:span text:style-name="T33_10"><text:s/></text:span><text:span text:style-name="T33_11">certain</text:span><text:span text:style-name="T33_12"><text:s/></text:span><text:span text:style-name="T33_13">objects</text:span><text:span text:style-name="T33_14"><text:s/></text:span><text:span text:style-name="T33_15">at</text:span><text:span text:style-name="T33_16"><text:s/></text:span><text:span text:style-name="T33_17">varying</text:span><text:span text:style-name="T33_18"><text:s/></text:span><text:span text:style-name="T33_19">levels</text:span><text:span text:style-name="T33_20">;<text:s/></text:span><text:span text:style-name="T33_21">ensures</text:span><text:span text:style-name="T33_22"><text:s/></text:span><text:span text:style-name="T33_23">they</text:span><text:span text:style-name="T33_24"><text:s/></text:span><text:span text:style-name="T33_25">wont</text:span><text:span text:style-name="T33_26"><text:s/></text:span><text:span text:style-name="T33_27">be</text:span><text:span text:style-name="T33_28"><text:s/></text:span><text:span text:style-name="T33_29">forgotten</text:span></text:p>
            </text:list-item>
            <text:list-item>
              <text:p text:style-name="P34"><text:span text:style-name="T34_1"><text:a xlink:type="simple" xlink:href="https://github.com/niftylettuce/express-cdn#how"><text:span text:style-name="T34_2">https</text:span></text:a></text:span><text:span text:style-name="T34_3"><text:a xlink:type="simple" xlink:href="https://github.com/niftylettuce/express-cdn#how"><text:span text:style-name="T34_4">://</text:span></text:a></text:span><text:span text:style-name="T34_5"><text:a xlink:type="simple" xlink:href="https://github.com/niftylettuce/express-cdn#how"><text:span text:style-name="T34_6">github</text:span></text:a></text:span><text:span text:style-name="T34_7"><text:a xlink:type="simple" xlink:href="https://github.com/niftylettuce/express-cdn#how"><text:span text:style-name="T34_8">.</text:span></text:a></text:span><text:span text:style-name="T34_9"><text:a xlink:type="simple" xlink:href="https://github.com/niftylettuce/express-cdn#how"><text:span text:style-name="T34_10">com</text:span></text:a></text:span><text:span text:style-name="T34_11"><text:a xlink:type="simple" xlink:href="https://github.com/niftylettuce/express-cdn#how"><text:span text:style-name="T34_12">/</text:span></text:a></text:span><text:span text:style-name="T34_13"><text:a xlink:type="simple" xlink:href="https://github.com/niftylettuce/express-cdn#how"><text:span text:style-name="T34_14">niftylettuce</text:span></text:a></text:span><text:span text:style-name="T34_15"><text:a xlink:type="simple" xlink:href="https://github.com/niftylettuce/express-cdn#how"><text:span text:style-name="T34_16">/</text:span></text:a></text:span><text:span text:style-name="T34_17"><text:a xlink:type="simple" xlink:href="https://github.com/niftylettuce/express-cdn#how"><text:span text:style-name="T34_18">express</text:span></text:a></text:span><text:span text:style-name="T34_19"><text:a xlink:type="simple" xlink:href="https://github.com/niftylettuce/express-cdn#how"><text:span text:style-name="T34_20">-</text:span></text:a></text:span><text:span text:style-name="T34_21"><text:a xlink:type="simple" xlink:href="https://github.com/niftylettuce/express-cdn#how"><text:span text:style-name="T34_22">cdn</text:span></text:a></text:span><text:span text:style-name="T34_23"><text:a xlink:type="simple" xlink:href="https://github.com/niftylettuce/express-cdn#how"><text:span text:style-name="T34_24">#</text:span></text:a></text:span><text:span text:style-name="T34_25"><text:a xlink:type="simple" xlink:href="https://github.com/niftylettuce/express-cdn#how"><text:span text:style-name="T34_26">how</text:span></text:a></text:span><text:span text:style-name="T34_27"><text:s/></text:span><text:span text:style-name="T34_28">CDN</text:span><text:span text:style-name="T34_29"><text:s/></text:span></text:p>
            </text:list-item>
          </text:list>
        </text:list-item>
        <text:list-item>
          <text:p text:style-name="P35"><text:span text:style-name="T35_1">Client</text:span><text:span text:style-name="T35_2"><text:s/></text:span><text:span text:style-name="T35_3">Plugins</text:span></text:p>
          <text:list>
            <text:list-item>
              <text:p text:style-name="P36"><text:span text:style-name="T36_1">Server</text:span><text:span text:style-name="T36_2"><text:s/></text:span><text:span text:style-name="T36_3">plugins</text:span><text:span text:style-name="T36_4"><text:s/></text:span><text:span text:style-name="T36_5">provide</text:span><text:span text:style-name="T36_6"><text:s/></text:span><text:span text:style-name="T36_7">Focus</text:span><text:span text:style-name="T36_8"><text:s/></text:span><text:span text:style-name="T36_9">modes</text:span><text:span text:style-name="T36_10"><text:s/></text:span><text:span text:style-name="T36_11">to</text:span><text:span text:style-name="T36_12"><text:s/></text:span><text:span text:style-name="T36_13">client</text:span></text:p>
            </text:list-item>
            <text:list-item>
              <text:p text:style-name="P37"><text:span text:style-name="T37_1">Focus</text:span></text:p>
              <text:list>
                <text:list-item>
                  <text:p text:style-name="P38"><text:span text:style-name="T38_1">S</text:span><text:span text:style-name="T38_2">emantic</text:span><text:span text:style-name="T38_3"><text:s/>(</text:span><text:span text:style-name="T38_4">see</text:span><text:span text:style-name="T38_5"><text:s/></text:span><text:span text:style-name="T38_6">section</text:span><text:span text:style-name="T38_7"><text:s/>‘</text:span><text:span text:style-name="T38_8">Semantic</text:span><text:span text:style-name="T38_9"><text:s/></text:span><text:span text:style-name="T38_10">Editor</text:span><text:span text:style-name="T38_11">’)</text:span></text:p>
                </text:list-item>
                <text:list-item>
                  <text:p text:style-name="P39"><text:span text:style-name="T39_1">where</text:span></text:p>
                </text:list-item>
                <text:list-item>
                  <text:p text:style-name="P40"><text:span text:style-name="T40_1">when</text:span></text:p>
                </text:list-item>
                <text:list-item>
                  <text:p text:style-name="P41"><text:span text:style-name="T41_1">keyword</text:span><text:span text:style-name="T41_2"><text:s/></text:span><text:span text:style-name="T41_3">search</text:span></text:p>
                </text:list-item>
                <text:list-item>
                  <text:p text:style-name="P42"><text:span text:style-name="T42_1">human</text:span><text:span text:style-name="T42_2"><text:s/></text:span><text:span text:style-name="T42_3">body</text:span></text:p>
                </text:list-item>
                <text:list-item>
                  <text:p text:style-name="P43"><text:span text:style-name="T43_1">Needs</text:span></text:p>
                </text:list-item>
                <text:list-item>
                  <text:p text:style-name="P44"><text:span text:style-name="T44_1"><text:a xlink:type="simple" xlink:href="http://mousesearch3d.com/"><text:span text:style-name="T44_2">http</text:span></text:a></text:span><text:span text:style-name="T44_3"><text:a xlink:type="simple" xlink:href="http://mousesearch3d.com/"><text:span text:style-name="T44_4">://</text:span></text:a></text:span><text:span text:style-name="T44_5"><text:a xlink:type="simple" xlink:href="http://mousesearch3d.com/"><text:span text:style-name="T44_6">mousesearch</text:span></text:a></text:span><text:span text:style-name="T44_7"><text:a xlink:type="simple" xlink:href="http://mousesearch3d.com/"><text:span text:style-name="T44_8">3</text:span></text:a></text:span><text:span text:style-name="T44_9"><text:a xlink:type="simple" xlink:href="http://mousesearch3d.com/"><text:span text:style-name="T44_10">d</text:span></text:a></text:span><text:span text:style-name="T44_11"><text:a xlink:type="simple" xlink:href="http://mousesearch3d.com/"><text:span text:style-name="T44_12">.</text:span></text:a></text:span><text:span text:style-name="T44_13"><text:a xlink:type="simple" xlink:href="http://mousesearch3d.com/"><text:span text:style-name="T44_14">com</text:span></text:a></text:span><text:span text:style-name="T44_15"><text:a xlink:type="simple" xlink:href="http://mousesearch3d.com/"><text:span text:style-name="T44_16">/</text:span></text:a></text:span></text:p>
                </text:list-item>
                <text:list-item>
                  <text:p text:style-name="P45"><text:span text:style-name="T45_1">ivan</text:span><text:span text:style-name="T45_2">’</text:span><text:span text:style-name="T45_3">s</text:span><text:span text:style-name="T45_4"><text:s/></text:span><text:span text:style-name="T45_5">circle</text:span><text:span text:style-name="T45_6"><text:s/></text:span><text:span text:style-name="T45_7">menu</text:span></text:p>
                </text:list-item>
                <text:list-item>
                  <text:p text:style-name="P46"><text:span text:style-name="T46_1">metamaps</text:span><text:span text:style-name="T46_2"><text:s/></text:span><text:span text:style-name="T46_3">spinning</text:span><text:span text:style-name="T46_4"><text:s/></text:span><text:span text:style-name="T46_5">carousel</text:span><text:span text:style-name="T46_6"><text:s/></text:span><text:span text:style-name="T46_7">menu</text:span></text:p>
                </text:list-item>
                <text:list-item>
                  <text:p text:style-name="P47"><text:span text:style-name="T47_1">user</text:span><text:span text:style-name="T47_2"><text:s/></text:span><text:span text:style-name="T47_3">list</text:span></text:p>
                </text:list-item>
                <text:list-item>
                  <text:p text:style-name="P48"><text:span text:style-name="T48_1">tag</text:span><text:span text:style-name="T48_2"><text:s/></text:span><text:span text:style-name="T48_3">cloud</text:span></text:p>
                </text:list-item>
                <text:list-item>
                  <text:p text:style-name="P49"><text:span text:style-name="T49_1">favorite</text:span></text:p>
                </text:list-item>
                <text:list-item>
                  <text:p text:style-name="P50"><text:span text:style-name="T50_1">emotion</text:span></text:p>
                  <text:list>
                    <text:list-item>
                      <text:p text:style-name="P51"><text:span text:style-name="T51_1">button</text:span><text:span text:style-name="T51_2">:<text:s/></text:span><text:span text:style-name="T51_3">publish</text:span><text:span text:style-name="T51_4"><text:s/></text:span><text:span text:style-name="T51_5">current</text:span><text:span text:style-name="T51_6"><text:s/></text:span><text:span text:style-name="T51_7">emotion</text:span></text:p>
                    </text:list-item>
                  </text:list>
                </text:list-item>
                <text:list-item>
                  <text:p text:style-name="P52"><text:span text:style-name="T52_1">Dashboard</text:span><text:span text:style-name="T52_2">/</text:span><text:span text:style-name="T52_3">Home</text:span><text:span text:style-name="T52_4"><text:s/></text:span><text:span text:style-name="T52_5">screen</text:span></text:p>
                  <text:list>
                    <text:list-item>
                      <text:p text:style-name="P53"><text:span text:style-name="T53_1">includes</text:span><text:span text:style-name="T53_2"><text:s/></text:span><text:span text:style-name="T53_3">map</text:span><text:span text:style-name="T53_4">,<text:s/></text:span><text:span text:style-name="T53_5">recent</text:span><text:span text:style-name="T53_6"><text:s/></text:span><text:span text:style-name="T53_7">items</text:span><text:span text:style-name="T53_8">,<text:s/></text:span><text:span text:style-name="T53_9">and</text:span><text:span text:style-name="T53_10"><text:s/></text:span><text:span text:style-name="T53_11">stats</text:span></text:p>
                    </text:list-item>
                    <text:list-item>
                      <text:p text:style-name="P54"><text:span text:style-name="T54_1">requests</text:span><text:span text:style-name="T54_2"><text:s/></text:span><text:span text:style-name="T54_3">fullsize</text:span></text:p>
                    </text:list-item>
                  </text:list>
                </text:list-item>
                <text:list-item>
                  <text:p text:style-name="P55"><text:span text:style-name="T55_1">...</text:span></text:p>
                </text:list-item>
              </text:list>
            </text:list-item>
            <text:list-item>
              <text:p text:style-name="P56"><text:span text:style-name="T56_1">Views</text:span></text:p>
              <text:list>
                <text:list-item>
                  <text:p text:style-name="P57"><text:span text:style-name="T57_1">rapid</text:span><text:span text:style-name="T57_2"><text:s/></text:span><text:span text:style-name="T57_3">visual</text:span><text:span text:style-name="T57_4"><text:s/></text:span><text:span text:style-name="T57_5">presentation</text:span><text:span text:style-name="T57_6"><text:s/>“</text:span><text:span text:style-name="T57_7">Neuro</text:span><text:span text:style-name="T57_8"><text:s/></text:span><text:span text:style-name="T57_9">Download</text:span><text:span text:style-name="T57_10">”<text:s/></text:span><text:span text:style-name="T57_11">button</text:span></text:p>
                </text:list-item>
                <text:list-item>
                  <text:p text:style-name="P58"><text:span text:style-name="T58_1">...</text:span></text:p>
                </text:list-item>
              </text:list>
            </text:list-item>
          </text:list>
        </text:list-item>
        <text:list-item>
          <text:p text:style-name="P59"><text:span text:style-name="T59_1">Focus</text:span><text:span text:style-name="T59_2"><text:s/></text:span><text:span text:style-name="T59_3">types</text:span></text:p>
          <text:list>
            <text:list-item>
              <text:p text:style-name="P60"><text:span text:style-name="T60_1">custom</text:span><text:span text:style-name="T60_2"><text:s/></text:span><text:span text:style-name="T60_3">clear</text:span><text:span text:style-name="T60_4">()<text:s/></text:span><text:span text:style-name="T60_5">method</text:span><text:span text:style-name="T60_6">?</text:span></text:p>
            </text:list-item>
          </text:list>
        </text:list-item>
        <text:list-item>
          <text:p text:style-name="P61"><text:span text:style-name="T61_1">User</text:span><text:span text:style-name="T61_2"><text:s/></text:span><text:span text:style-name="T61_3">Focus</text:span></text:p>
          <text:list>
            <text:list-item>
              <text:p text:style-name="P62"><text:span text:style-name="T62_1">shows</text:span><text:span text:style-name="T62_2"><text:s/></text:span><text:span text:style-name="T62_3">roster</text:span><text:span text:style-name="T62_4"><text:s/></text:span><text:span text:style-name="T62_5">including</text:span><text:span text:style-name="T62_6"><text:s/></text:span><text:span text:style-name="T62_7">avatar</text:span><text:span text:style-name="T62_8"><text:s/></text:span><text:span text:style-name="T62_9">and</text:span><text:span text:style-name="T62_10"><text:s/></text:span><text:span text:style-name="T62_11">private</text:span><text:span text:style-name="T62_12"><text:s/></text:span><text:span text:style-name="T62_13">message</text:span><text:span text:style-name="T62_14"><text:s/></text:span><text:span text:style-name="T62_15">controls</text:span></text:p>
            </text:list-item>
            <text:list-item>
              <text:p text:style-name="P63"><text:span text:style-name="T63_1">displays</text:span><text:span text:style-name="T63_2"><text:s/></text:span><text:span text:style-name="T63_3">activity</text:span><text:span text:style-name="T63_4"><text:s/></text:span><text:span text:style-name="T63_5">stats</text:span><text:span text:style-name="T63_6"><text:s/>(</text:span><text:span text:style-name="T63_7">ex</text:span><text:span text:style-name="T63_8">:<text:s/>#<text:s/></text:span><text:span text:style-name="T63_9">messages</text:span><text:span text:style-name="T63_10"><text:s/>/<text:s/></text:span><text:span text:style-name="T63_11">second</text:span><text:span text:style-name="T63_12"><text:s/>@<text:s/>5</text:span><text:span text:style-name="T63_13">m</text:span><text:span text:style-name="T63_14">,<text:s/>1</text:span><text:span text:style-name="T63_15">hr</text:span><text:span text:style-name="T63_16">,<text:s/>…<text:s/></text:span><text:span text:style-name="T63_17">intervals</text:span></text:p>
            </text:list-item>
          </text:list>
        </text:list-item>
        <text:list-item>
          <text:p text:style-name="P64"><text:span text:style-name="T64_1">Tag</text:span><text:span text:style-name="T64_2"><text:s/></text:span><text:span text:style-name="T64_3">Focus</text:span></text:p>
          <text:list>
            <text:list-item>
              <text:p text:style-name="P65"><text:span text:style-name="T65_1">highlight</text:span><text:span text:style-name="T65_2"><text:s/></text:span><text:span text:style-name="T65_3">currently</text:span><text:span text:style-name="T65_4"><text:s/></text:span><text:span text:style-name="T65_5">selected</text:span><text:span text:style-name="T65_6"><text:s/></text:span><text:span text:style-name="T65_7">tag</text:span><text:span text:style-name="T65_8">(</text:span><text:span text:style-name="T65_9">s</text:span><text:span text:style-name="T65_10">)</text:span></text:p>
            </text:list-item>
            <text:list-item>
              <text:p text:style-name="P66"><text:span text:style-name="T66_1">allow</text:span><text:span text:style-name="T66_2"><text:s/></text:span><text:span text:style-name="T66_3">multiple</text:span><text:span text:style-name="T66_4"><text:s/></text:span><text:span text:style-name="T66_5">tag</text:span><text:span text:style-name="T66_6"><text:s/></text:span><text:span text:style-name="T66_7">selection</text:span></text:p>
            </text:list-item>
            <text:list-item>
              <text:p text:style-name="P67"><text:span text:style-name="T67_1">allow</text:span><text:span text:style-name="T67_2"><text:s/></text:span><text:span text:style-name="T67_3">strength</text:span><text:span text:style-name="T67_4">-</text:span><text:span text:style-name="T67_5">based</text:span><text:span text:style-name="T67_6"><text:s/></text:span><text:span text:style-name="T67_7">tag</text:span><text:span text:style-name="T67_8"><text:s/></text:span><text:span text:style-name="T67_9">selection</text:span></text:p>
            </text:list-item>
            <text:list-item>
              <text:p text:style-name="P68"><text:span text:style-name="T68_1">order</text:span><text:span text:style-name="T68_2"><text:s/></text:span><text:span text:style-name="T68_3">by</text:span><text:span text:style-name="T68_4"><text:s/></text:span><text:span text:style-name="T68_5">most</text:span><text:span text:style-name="T68_6"><text:s/></text:span><text:span text:style-name="T68_7">tags</text:span></text:p>
            </text:list-item>
            <text:list-item>
              <text:p text:style-name="P69"><text:span text:style-name="T69_1">show</text:span><text:span text:style-name="T69_2"><text:s/></text:span><text:span text:style-name="T69_3">other</text:span><text:span text:style-name="T69_4"><text:s/></text:span><text:span text:style-name="T69_5">information</text:span><text:span text:style-name="T69_6"><text:s/></text:span><text:span text:style-name="T69_7">about</text:span><text:span text:style-name="T69_8"><text:s/></text:span><text:span text:style-name="T69_9">each</text:span><text:span text:style-name="T69_10"><text:s/></text:span><text:span text:style-name="T69_11">tag</text:span><text:span text:style-name="T69_12">,<text:s/></text:span><text:span text:style-name="T69_13">live</text:span><text:span text:style-name="T69_14"><text:s/></text:span><text:span text:style-name="T69_15">update</text:span><text:span text:style-name="T69_16"><text:s/></text:span><text:span text:style-name="T69_17">where</text:span><text:span text:style-name="T69_18"><text:s/></text:span><text:span text:style-name="T69_19">necessary</text:span></text:p>
            </text:list-item>
            <text:list-item>
              <text:p text:style-name="P70"><text:span text:style-name="T70_1">alternate</text:span><text:span text:style-name="T70_2"><text:s/></text:span><text:span text:style-name="T70_3"><text:a xlink:type="simple" xlink:href="http://www.google.com/url?q=http%3A%2F%2Fmbostock.github.com%2Fd3%2Ftalk%2F20111018%2Ftree.html&amp;sa=D&amp;sntz=1&amp;usg=AFQjCNGHITZwz8BF3qMJyhokpDPjn1LiZw"><text:span text:style-name="T70_4">“</text:span></text:a></text:span><text:span text:style-name="T70_5"><text:a xlink:type="simple" xlink:href="http://www.google.com/url?q=http%3A%2F%2Fmbostock.github.com%2Fd3%2Ftalk%2F20111018%2Ftree.html&amp;sa=D&amp;sntz=1&amp;usg=AFQjCNGHITZwz8BF3qMJyhokpDPjn1LiZw"><text:span text:style-name="T70_6">tree</text:span></text:a></text:span><text:span text:style-name="T70_7"><text:a xlink:type="simple" xlink:href="http://www.google.com/url?q=http%3A%2F%2Fmbostock.github.com%2Fd3%2Ftalk%2F20111018%2Ftree.html&amp;sa=D&amp;sntz=1&amp;usg=AFQjCNGHITZwz8BF3qMJyhokpDPjn1LiZw"><text:span text:style-name="T70_8">”<text:s/></text:span></text:a></text:span><text:span text:style-name="T70_9">views</text:span><text:span text:style-name="T70_10">:</text:span></text:p>
              <text:list>
                <text:list-item>
                  <text:p text:style-name="P71"><text:span text:style-name="T71_1"><text:a xlink:type="simple" xlink:href="http://mbostock.github.com/d3/talk/20111018/tree.html"><text:span text:style-name="T71_2">http</text:span></text:a></text:span><text:span text:style-name="T71_3"><text:a xlink:type="simple" xlink:href="http://mbostock.github.com/d3/talk/20111018/tree.html"><text:span text:style-name="T71_4">://</text:span></text:a></text:span><text:span text:style-name="T71_5"><text:a xlink:type="simple" xlink:href="http://mbostock.github.com/d3/talk/20111018/tree.html"><text:span text:style-name="T71_6">mbostock</text:span></text:a></text:span><text:span text:style-name="T71_7"><text:a xlink:type="simple" xlink:href="http://mbostock.github.com/d3/talk/20111018/tree.html"><text:span text:style-name="T71_8">.</text:span></text:a></text:span><text:span text:style-name="T71_9"><text:a xlink:type="simple" xlink:href="http://mbostock.github.com/d3/talk/20111018/tree.html"><text:span text:style-name="T71_10">github</text:span></text:a></text:span><text:span text:style-name="T71_11"><text:a xlink:type="simple" xlink:href="http://mbostock.github.com/d3/talk/20111018/tree.html"><text:span text:style-name="T71_12">.</text:span></text:a></text:span><text:span text:style-name="T71_13"><text:a xlink:type="simple" xlink:href="http://mbostock.github.com/d3/talk/20111018/tree.html"><text:span text:style-name="T71_14">com</text:span></text:a></text:span><text:span text:style-name="T71_15"><text:a xlink:type="simple" xlink:href="http://mbostock.github.com/d3/talk/20111018/tree.html"><text:span text:style-name="T71_16">/</text:span></text:a></text:span><text:span text:style-name="T71_17"><text:a xlink:type="simple" xlink:href="http://mbostock.github.com/d3/talk/20111018/tree.html"><text:span text:style-name="T71_18">d</text:span></text:a></text:span><text:span text:style-name="T71_19"><text:a xlink:type="simple" xlink:href="http://mbostock.github.com/d3/talk/20111018/tree.html"><text:span text:style-name="T71_20">3/</text:span></text:a></text:span><text:span text:style-name="T71_21"><text:a xlink:type="simple" xlink:href="http://mbostock.github.com/d3/talk/20111018/tree.html"><text:span text:style-name="T71_22">talk</text:span></text:a></text:span><text:span text:style-name="T71_23"><text:a xlink:type="simple" xlink:href="http://mbostock.github.com/d3/talk/20111018/tree.html"><text:span text:style-name="T71_24">/20111018/</text:span></text:a></text:span><text:span text:style-name="T71_25"><text:a xlink:type="simple" xlink:href="http://mbostock.github.com/d3/talk/20111018/tree.html"><text:span text:style-name="T71_26">tree</text:span></text:a></text:span><text:span text:style-name="T71_27"><text:a xlink:type="simple" xlink:href="http://mbostock.github.com/d3/talk/20111018/tree.html"><text:span text:style-name="T71_28">.</text:span></text:a></text:span><text:span text:style-name="T71_29"><text:a xlink:type="simple" xlink:href="http://mbostock.github.com/d3/talk/20111018/tree.html"><text:span text:style-name="T71_30">html</text:span></text:a></text:span></text:p>
                </text:list-item>
                <text:list-item>
                  <text:p text:style-name="P72"><text:span text:style-name="T72_1"><text:a xlink:type="simple" xlink:href="http://mbostock.github.com/d3/talk/20111116/pack-hierarchy.html"><text:span text:style-name="T72_2">http</text:span></text:a></text:span><text:span text:style-name="T72_3"><text:a xlink:type="simple" xlink:href="http://mbostock.github.com/d3/talk/20111116/pack-hierarchy.html"><text:span text:style-name="T72_4">://</text:span></text:a></text:span><text:span text:style-name="T72_5"><text:a xlink:type="simple" xlink:href="http://mbostock.github.com/d3/talk/20111116/pack-hierarchy.html"><text:span text:style-name="T72_6">mbostock</text:span></text:a></text:span><text:span text:style-name="T72_7"><text:a xlink:type="simple" xlink:href="http://mbostock.github.com/d3/talk/20111116/pack-hierarchy.html"><text:span text:style-name="T72_8">.</text:span></text:a></text:span><text:span text:style-name="T72_9"><text:a xlink:type="simple" xlink:href="http://mbostock.github.com/d3/talk/20111116/pack-hierarchy.html"><text:span text:style-name="T72_10">github</text:span></text:a></text:span><text:span text:style-name="T72_11"><text:a xlink:type="simple" xlink:href="http://mbostock.github.com/d3/talk/20111116/pack-hierarchy.html"><text:span text:style-name="T72_12">.</text:span></text:a></text:span><text:span text:style-name="T72_13"><text:a xlink:type="simple" xlink:href="http://mbostock.github.com/d3/talk/20111116/pack-hierarchy.html"><text:span text:style-name="T72_14">com</text:span></text:a></text:span><text:span text:style-name="T72_15"><text:a xlink:type="simple" xlink:href="http://mbostock.github.com/d3/talk/20111116/pack-hierarchy.html"><text:span text:style-name="T72_16">/</text:span></text:a></text:span><text:span text:style-name="T72_17"><text:a xlink:type="simple" xlink:href="http://mbostock.github.com/d3/talk/20111116/pack-hierarchy.html"><text:span text:style-name="T72_18">d</text:span></text:a></text:span><text:span text:style-name="T72_19"><text:a xlink:type="simple" xlink:href="http://mbostock.github.com/d3/talk/20111116/pack-hierarchy.html"><text:span text:style-name="T72_20">3/</text:span></text:a></text:span><text:span text:style-name="T72_21"><text:a xlink:type="simple" xlink:href="http://mbostock.github.com/d3/talk/20111116/pack-hierarchy.html"><text:span text:style-name="T72_22">talk</text:span></text:a></text:span><text:span text:style-name="T72_23"><text:a xlink:type="simple" xlink:href="http://mbostock.github.com/d3/talk/20111116/pack-hierarchy.html"><text:span text:style-name="T72_24">/20111116/</text:span></text:a></text:span><text:span text:style-name="T72_25"><text:a xlink:type="simple" xlink:href="http://mbostock.github.com/d3/talk/20111116/pack-hierarchy.html"><text:span text:style-name="T72_26">pack</text:span></text:a></text:span><text:span text:style-name="T72_27"><text:a xlink:type="simple" xlink:href="http://mbostock.github.com/d3/talk/20111116/pack-hierarchy.html"><text:span text:style-name="T72_28">-</text:span></text:a></text:span><text:span text:style-name="T72_29"><text:a xlink:type="simple" xlink:href="http://mbostock.github.com/d3/talk/20111116/pack-hierarchy.html"><text:span text:style-name="T72_30">hierarchy</text:span></text:a></text:span><text:span text:style-name="T72_31"><text:a xlink:type="simple" xlink:href="http://mbostock.github.com/d3/talk/20111116/pack-hierarchy.html"><text:span text:style-name="T72_32">.</text:span></text:a></text:span><text:span text:style-name="T72_33"><text:a xlink:type="simple" xlink:href="http://mbostock.github.com/d3/talk/20111116/pack-hierarchy.html"><text:span text:style-name="T72_34">html</text:span></text:a></text:span></text:p>
                </text:list-item>
              </text:list>
            </text:list-item>
          </text:list>
        </text:list-item>
        <text:list-item>
          <text:p text:style-name="P73"><text:span text:style-name="T73_1">Attention</text:span><text:span text:style-name="T73_2"><text:s/></text:span><text:span text:style-name="T73_3">Focus</text:span></text:p>
          <text:list>
            <text:list-item>
              <text:p text:style-name="P74"><text:span text:style-name="T74_1">represents</text:span><text:span text:style-name="T74_2"><text:s/></text:span><text:span text:style-name="T74_3">the</text:span><text:span text:style-name="T74_4"><text:s/></text:span><text:span text:style-name="T74_5">memory</text:span><text:span text:style-name="T74_6"><text:s/></text:span><text:span text:style-name="T74_7">w</text:span><text:span text:style-name="T74_8">/<text:s/></text:span><text:span text:style-name="T74_9">relative</text:span><text:span text:style-name="T74_10"><text:s/></text:span><text:span text:style-name="T74_11">attention</text:span><text:span text:style-name="T74_12"><text:s/></text:span><text:span text:style-name="T74_13">as</text:span><text:span text:style-name="T74_14"><text:s/></text:span><text:span text:style-name="T74_15">a</text:span><text:span text:style-name="T74_16"><text:s/></text:span><text:span text:style-name="T74_17">selectable</text:span><text:span text:style-name="T74_18"><text:s/></text:span><text:span text:style-name="T74_19">list</text:span></text:p>
            </text:list-item>
            <text:list-item>
              <text:p text:style-name="P75"><text:span text:style-name="T75_1">type</text:span><text:span text:style-name="T75_2"><text:s/></text:span><text:span text:style-name="T75_3">whitelist</text:span><text:span text:style-name="T75_4">/</text:span><text:span text:style-name="T75_5">blacklist</text:span><text:span text:style-name="T75_6"><text:s/></text:span><text:span text:style-name="T75_7">filter</text:span><text:span text:style-name="T75_8"><text:s/>(</text:span><text:span text:style-name="T75_9">at</text:span><text:span text:style-name="T75_10"><text:s/></text:span><text:span text:style-name="T75_11">top</text:span><text:span text:style-name="T75_12">,<text:s/></text:span><text:span text:style-name="T75_13">as</text:span><text:span text:style-name="T75_14"><text:s/></text:span><text:span text:style-name="T75_15">a</text:span><text:span text:style-name="T75_16"><text:s/></text:span><text:span text:style-name="T75_17">popup</text:span><text:span text:style-name="T75_18">)</text:span></text:p>
            </text:list-item>
            <text:list-item>
              <text:p text:style-name="P76"><text:span text:style-name="T76_1">allow</text:span><text:span text:style-name="T76_2"><text:s/></text:span><text:span text:style-name="T76_3">mouse</text:span><text:span text:style-name="T76_4"><text:s/></text:span><text:span text:style-name="T76_5">drag</text:span><text:span text:style-name="T76_6"><text:s/></text:span><text:span text:style-name="T76_7">to</text:span><text:span text:style-name="T76_8"><text:s/></text:span><text:span text:style-name="T76_9">select</text:span><text:span text:style-name="T76_10"><text:s/></text:span><text:span text:style-name="T76_11">included</text:span><text:span text:style-name="T76_12"><text:s/></text:span><text:span text:style-name="T76_13">objects</text:span><text:span text:style-name="T76_14">,<text:s/></text:span><text:span text:style-name="T76_15">which</text:span><text:span text:style-name="T76_16"><text:s/></text:span><text:span text:style-name="T76_17">updates</text:span><text:span text:style-name="T76_18"><text:s/></text:span><text:span text:style-name="T76_19">a</text:span><text:span text:style-name="T76_20"><text:s/>“</text:span><text:span text:style-name="T76_21">includeURI</text:span><text:span text:style-name="T76_22">”<text:s/></text:span><text:span text:style-name="T76_23">predicate</text:span><text:span text:style-name="T76_24"><text:s/></text:span><text:span text:style-name="T76_25">in</text:span><text:span text:style-name="T76_26"><text:s/></text:span><text:span text:style-name="T76_27">the</text:span><text:span text:style-name="T76_28"><text:s/></text:span><text:span text:style-name="T76_29">focus</text:span><text:span text:style-name="T76_30"><text:s/></text:span><text:span text:style-name="T76_31">object</text:span><text:span text:style-name="T76_32"><text:s/></text:span><text:span text:style-name="T76_33">used</text:span><text:span text:style-name="T76_34"><text:s/></text:span><text:span text:style-name="T76_35">by</text:span><text:span text:style-name="T76_36"><text:s/></text:span><text:span text:style-name="T76_37">view</text:span><text:span text:style-name="T76_38"><text:s/></text:span><text:span text:style-name="T76_39">filters</text:span></text:p>
            </text:list-item>
          </text:list>
        </text:list-item>
        <text:list-item>
          <text:p text:style-name="P77"><text:span text:style-name="T77_1">Semantic</text:span><text:span text:style-name="T77_2"><text:s/></text:span><text:span text:style-name="T77_3">Focus</text:span></text:p>
          <text:list>
            <text:list-item>
              <text:p text:style-name="P78"><text:span text:style-name="T78_1">fix</text:span><text:span text:style-name="T78_2"><text:s/></text:span><text:span text:style-name="T78_3">bug</text:span><text:span text:style-name="T78_4"><text:s/></text:span><text:span text:style-name="T78_5">when</text:span><text:span text:style-name="T78_6"><text:s/></text:span><text:span text:style-name="T78_7">returning</text:span><text:span text:style-name="T78_8"><text:s/></text:span><text:span text:style-name="T78_9">to</text:span><text:span text:style-name="T78_10"><text:s/></text:span><text:span text:style-name="T78_11">semantic</text:span><text:span text:style-name="T78_12"><text:s/></text:span><text:span text:style-name="T78_13">editor</text:span><text:span text:style-name="T78_14"><text:s/></text:span><text:span text:style-name="T78_15">from</text:span><text:span text:style-name="T78_16"><text:s/></text:span><text:span text:style-name="T78_17">another</text:span><text:span text:style-name="T78_18"><text:s/></text:span><text:span text:style-name="T78_19">mode</text:span></text:p>
            </text:list-item>
            <text:list-item>
              <text:p text:style-name="P79"><text:span text:style-name="T79_1">fix</text:span><text:span text:style-name="T79_2"><text:s/></text:span><text:span text:style-name="T79_3">bug</text:span><text:span text:style-name="T79_4"><text:s/></text:span><text:span text:style-name="T79_5">when</text:span><text:span text:style-name="T79_6"><text:s/></text:span><text:span text:style-name="T79_7">no</text:span><text:span text:style-name="T79_8"><text:s/></text:span><text:span text:style-name="T79_9">default</text:span><text:span text:style-name="T79_10"><text:s/></text:span><text:span text:style-name="T79_11">view</text:span><text:span text:style-name="T79_12"><text:s/></text:span><text:span text:style-name="T79_13">selected</text:span></text:p>
            </text:list-item>
            <text:list-item>
              <text:p text:style-name="P80"><text:span text:style-name="T80_1">“</text:span><text:span text:style-name="T80_2">interview</text:span><text:span text:style-name="T80_3">”<text:s/></text:span><text:span text:style-name="T80_4">mode</text:span><text:span text:style-name="T80_5"><text:s/></text:span><text:span text:style-name="T80_6">for</text:span><text:span text:style-name="T80_7"><text:s/></text:span><text:span text:style-name="T80_8">answering</text:span><text:span text:style-name="T80_9"><text:s/></text:span><text:span text:style-name="T80_10">required</text:span><text:span text:style-name="T80_11"><text:s/></text:span><text:span text:style-name="T80_12">fields</text:span><text:span text:style-name="T80_13"><text:s/></text:span><text:span text:style-name="T80_14">as</text:span><text:span text:style-name="T80_15"><text:s/></text:span><text:span text:style-name="T80_16">they</text:span><text:span text:style-name="T80_17"><text:s/></text:span><text:span text:style-name="T80_18">become</text:span><text:span text:style-name="T80_19"><text:s/></text:span><text:span text:style-name="T80_20">necessary</text:span><text:span text:style-name="T80_21">.<text:s/></text:span><text:span text:style-name="T80_22">activated</text:span><text:span text:style-name="T80_23"><text:s/></text:span><text:span text:style-name="T80_24">by</text:span><text:span text:style-name="T80_25"><text:s/></text:span><text:span text:style-name="T80_26">a</text:span><text:span text:style-name="T80_27"><text:s/></text:span><text:span text:style-name="T80_28">flashing</text:span><text:span text:style-name="T80_29"><text:s/></text:span><text:span text:style-name="T80_30">button</text:span><text:span text:style-name="T80_31">?</text:span></text:p>
            </text:list-item>
            <text:list-item>
              <text:p text:style-name="P81"><text:span text:style-name="T81_1">ctrl</text:span><text:span text:style-name="T81_2">-</text:span><text:span text:style-name="T81_3">enter</text:span><text:span text:style-name="T81_4"><text:s/></text:span><text:span text:style-name="T81_5">to</text:span><text:span text:style-name="T81_6"><text:s/></text:span><text:span text:style-name="T81_7">send</text:span><text:span text:style-name="T81_8">/</text:span><text:span text:style-name="T81_9">create</text:span></text:p>
            </text:list-item>
            <text:list-item>
              <text:p text:style-name="P82"><text:span text:style-name="T82_1">property</text:span><text:span text:style-name="T82_2"><text:s/></text:span><text:span text:style-name="T82_3">widgets</text:span><text:span text:style-name="T82_4"><text:s/></text:span><text:span text:style-name="T82_5">for</text:span><text:span text:style-name="T82_6"><text:s/></text:span><text:span text:style-name="T82_7">types</text:span><text:span text:style-name="T82_8">:</text:span></text:p>
              <text:list>
                <text:list-item>
                  <text:p text:style-name="P83"><text:span text:style-name="T83_1">timepoint</text:span><text:span text:style-name="T83_2"><text:s/>(1<text:s/></text:span><text:span text:style-name="T83_3">calendar</text:span><text:span text:style-name="T83_4"><text:s/></text:span><text:span text:style-name="T83_5">with</text:span><text:span text:style-name="T83_6"><text:s/></text:span><text:span text:style-name="T83_7">time</text:span><text:span text:style-name="T83_8"><text:s/></text:span><text:span text:style-name="T83_9">input</text:span><text:span text:style-name="T83_10">)</text:span></text:p>
                </text:list-item>
                <text:list-item>
                  <text:p text:style-name="P84"><text:span text:style-name="T84_1">timesegment</text:span><text:span text:style-name="T84_2"><text:s/>(2<text:s/></text:span><text:span text:style-name="T84_3">calendars</text:span><text:span text:style-name="T84_4"><text:s/></text:span><text:span text:style-name="T84_5">with</text:span><text:span text:style-name="T84_6"><text:s/></text:span><text:span text:style-name="T84_7">time</text:span><text:span text:style-name="T84_8"><text:s/></text:span><text:span text:style-name="T84_9">input</text:span><text:span text:style-name="T84_10">)</text:span></text:p>
                </text:list-item>
                <text:list-item>
                  <text:p text:style-name="P85"><text:span text:style-name="T85_1">real</text:span><text:span text:style-name="T85_2">:</text:span><text:span text:style-name="T85_3">unit</text:span></text:p>
                  <text:list>
                    <text:list-item>
                      <text:p text:style-name="P86"><text:span text:style-name="T86_1">seconds</text:span></text:p>
                    </text:list-item>
                    <text:list-item>
                      <text:p text:style-name="P87"><text:span text:style-name="T87_1">meters</text:span></text:p>
                    </text:list-item>
                    <text:list-item>
                      <text:p text:style-name="P88"><text:span text:style-name="T88_1">kilograms</text:span></text:p>
                    </text:list-item>
                    <text:list-item>
                      <text:p text:style-name="P89"><text:span text:style-name="T89_1">celsius</text:span></text:p>
                    </text:list-item>
                    <text:list-item>
                      <text:p text:style-name="P90"><text:span text:style-name="T90_1">joules</text:span><text:span text:style-name="T90_2">,<text:s/></text:span><text:span text:style-name="T90_3">watts</text:span></text:p>
                    </text:list-item>
                    <text:list-item>
                      <text:p text:style-name="P91"><text:span text:style-name="T91_1">[</text:span><text:span text:style-name="T91_2">all</text:span><text:span text:style-name="T91_3"><text:s/></text:span><text:span text:style-name="T91_4">SI</text:span><text:span text:style-name="T91_5"><text:s/></text:span><text:span text:style-name="T91_6">units</text:span><text:span text:style-name="T91_7">]</text:span></text:p>
                    </text:list-item>
                    <text:list-item>
                      <text:p text:style-name="P92"><text:span text:style-name="T92_1">...</text:span></text:p>
                    </text:list-item>
                  </text:list>
                </text:list-item>
                <text:list-item>
                  <text:p text:style-name="P93"><text:span text:style-name="T93_1">texthash</text:span></text:p>
                </text:list-item>
                <text:list-item>
                  <text:p text:style-name="P94"><text:span text:style-name="T94_1">object</text:span><text:span text:style-name="T94_2">:</text:span><text:span text:style-name="T94_3">tag</text:span><text:span text:style-name="T94_4"><text:s/></text:span><text:span text:style-name="T94_5">with</text:span><text:span text:style-name="T94_6"><text:s/></text:span><text:span text:style-name="T94_7">dynamic</text:span><text:span text:style-name="T94_8"><text:s/></text:span><text:span text:style-name="T94_9">combobox</text:span><text:span text:style-name="T94_10"><text:s/></text:span><text:span text:style-name="T94_11">selector</text:span><text:span text:style-name="T94_12"><text:s/></text:span><text:span text:style-name="T94_13">of</text:span><text:span text:style-name="T94_14"><text:s/></text:span><text:span text:style-name="T94_15">all</text:span><text:span text:style-name="T94_16"><text:s/></text:span><text:span text:style-name="T94_17">tags</text:span><text:span text:style-name="T94_18">,<text:s/></text:span><text:span text:style-name="T94_19">by</text:span><text:span text:style-name="T94_20"><text:s/></text:span><text:span text:style-name="T94_21">package</text:span><text:span text:style-name="T94_22"><text:s/></text:span><text:span text:style-name="T94_23">or</text:span><text:span text:style-name="T94_24"><text:s/></text:span><text:span text:style-name="T94_25">hierarchy</text:span></text:p>
                </text:list-item>
                <text:list-item>
                  <text:p text:style-name="P95"><text:span text:style-name="T95_1">object</text:span><text:span text:style-name="T95_2">:[</text:span><text:span text:style-name="T95_3">tag</text:span><text:span text:style-name="T95_4">]<text:s/></text:span><text:span text:style-name="T95_5">with</text:span><text:span text:style-name="T95_6"><text:s/></text:span><text:span text:style-name="T95_7">dynamic</text:span><text:span text:style-name="T95_8"><text:s/></text:span><text:span text:style-name="T95_9">combobox</text:span><text:span text:style-name="T95_10"><text:s/></text:span><text:span text:style-name="T95_11">selector</text:span><text:span text:style-name="T95_12"><text:s/></text:span><text:span text:style-name="T95_13">of</text:span><text:span text:style-name="T95_14"><text:s/></text:span><text:span text:style-name="T95_15">all</text:span><text:span text:style-name="T95_16"><text:s/></text:span><text:span text:style-name="T95_17">instances</text:span><text:span text:style-name="T95_18"><text:s/></text:span><text:span text:style-name="T95_19">of</text:span><text:span text:style-name="T95_20"><text:s/></text:span><text:span text:style-name="T95_21">a</text:span><text:span text:style-name="T95_22"><text:s/></text:span><text:span text:style-name="T95_23">specific</text:span><text:span text:style-name="T95_24"><text:s/></text:span><text:span text:style-name="T95_25">tag</text:span></text:p>
                </text:list-item>
                <text:list-item>
                  <text:p text:style-name="P96"><text:span text:style-name="T96_1">livetext</text:span><text:span text:style-name="T96_2"><text:s/>(</text:span><text:span text:style-name="T96_3">a</text:span><text:span text:style-name="T96_4"><text:s/></text:span><text:span text:style-name="T96_5">realtime</text:span><text:span text:style-name="T96_6"><text:s/></text:span><text:span text:style-name="T96_7">collaborative</text:span><text:span text:style-name="T96_8"><text:s/></text:span><text:span text:style-name="T96_9">text</text:span><text:span text:style-name="T96_10"><text:s/></text:span><text:span text:style-name="T96_11">editor</text:span><text:span text:style-name="T96_12"><text:s/></text:span><text:span text:style-name="T96_13">via</text:span><text:span text:style-name="T96_14"><text:s/></text:span><text:span text:style-name="T96_15">ShareJS</text:span><text:span text:style-name="T96_16">)</text:span></text:p>
                </text:list-item>
                <text:list-item>
                  <text:p text:style-name="P97"><text:span text:style-name="T97_1">[</text:span><text:span text:style-name="T97_2">other</text:span><text:span text:style-name="T97_3"><text:s/></text:span><text:span text:style-name="T97_4">datatypes</text:span><text:span text:style-name="T97_5">...]</text:span></text:p>
                </text:list-item>
              </text:list>
            </text:list-item>
          </text:list>
        </text:list-item>
        <text:list-item>
          <text:p text:style-name="P98"><text:span text:style-name="T98_1">Table</text:span><text:span text:style-name="T98_2"><text:s/></text:span><text:span text:style-name="T98_3">View</text:span></text:p>
          <text:list>
            <text:list-item>
              <text:p text:style-name="P99"><text:span text:style-name="T99_1">ex</text:span><text:span text:style-name="T99_2">:<text:s/></text:span><text:span text:style-name="T99_3">jquery</text:span><text:span text:style-name="T99_4">-</text:span><text:span text:style-name="T99_5">table</text:span></text:p>
            </text:list-item>
          </text:list>
        </text:list-item>
        <text:list-item>
          <text:p text:style-name="P100"><text:span text:style-name="T100_1">Feed</text:span><text:span text:style-name="T100_2"><text:s/>(=</text:span><text:span text:style-name="T100_3">List</text:span><text:span text:style-name="T100_4">)<text:s/></text:span><text:span text:style-name="T100_5">View</text:span></text:p>
          <text:list>
            <text:list-item>
              <text:p text:style-name="P101"><text:span text:style-name="T101_1">pinning</text:span><text:span text:style-name="T101_2"><text:s/></text:span><text:span text:style-name="T101_3">to</text:span><text:span text:style-name="T101_4"><text:s/></text:span><text:span text:style-name="T101_5">the</text:span><text:span text:style-name="T101_6"><text:s/></text:span><text:span text:style-name="T101_7">top</text:span></text:p>
            </text:list-item>
            <text:list-item>
              <text:p text:style-name="P102"><text:span text:style-name="T102_1">exclude</text:span><text:span text:style-name="T102_2"><text:s/>/<text:s/></text:span><text:span text:style-name="T102_3">include</text:span><text:span text:style-name="T102_4"><text:s/></text:span><text:span text:style-name="T102_5">by</text:span><text:span text:style-name="T102_6"><text:s/></text:span><text:span text:style-name="T102_7">tag</text:span></text:p>
            </text:list-item>
            <text:list-item>
              <text:p text:style-name="P103"><text:span text:style-name="T103_1">replies</text:span><text:span text:style-name="T103_2">,<text:s/></text:span><text:span text:style-name="T103_3">threaded</text:span><text:span text:style-name="T103_4"><text:s/></text:span><text:span text:style-name="T103_5">replies</text:span></text:p>
            </text:list-item>
            <text:list-item>
              <text:p text:style-name="P104"><text:span text:style-name="T104_1">clone</text:span><text:span text:style-name="T104_2"><text:s/></text:span><text:span text:style-name="T104_3">it</text:span><text:span text:style-name="T104_4"><text:s/></text:span><text:span text:style-name="T104_5">or</text:span><text:span text:style-name="T104_6"><text:s/></text:span><text:span text:style-name="T104_7">save</text:span><text:span text:style-name="T104_8"><text:s/></text:span><text:span text:style-name="T104_9">as</text:span><text:span text:style-name="T104_10"><text:s/></text:span><text:span text:style-name="T104_11">a</text:span><text:span text:style-name="T104_12"><text:s/></text:span><text:span text:style-name="T104_13">self</text:span><text:span text:style-name="T104_14">-</text:span><text:span text:style-name="T104_15">contained</text:span><text:span text:style-name="T104_16"><text:s/></text:span><text:span text:style-name="T104_17">report</text:span><text:span text:style-name="T104_18"><text:s/></text:span><text:span text:style-name="T104_19">object</text:span><text:span text:style-name="T104_20"><text:s/></text:span><text:span text:style-name="T104_21">which</text:span><text:span text:style-name="T104_22"><text:s/></text:span><text:span text:style-name="T104_23">can</text:span><text:span text:style-name="T104_24"><text:s/></text:span><text:span text:style-name="T104_25">be</text:span><text:span text:style-name="T104_26"><text:s/></text:span><text:span text:style-name="T104_27">shared</text:span></text:p>
            </text:list-item>
            <text:list-item>
              <text:p text:style-name="P105"><text:span text:style-name="T105_1">correct</text:span><text:span text:style-name="T105_2"><text:s/></text:span><text:span text:style-name="T105_3">pagination</text:span></text:p>
            </text:list-item>
            <text:list-item>
              <text:p text:style-name="P106"><text:span text:style-name="T106_1">ObjectView</text:span></text:p>
              <text:list>
                <text:list-item>
                  <text:p text:style-name="P107"><text:span text:style-name="T107_1">time</text:span><text:span text:style-name="T107_2"><text:s/></text:span><text:span text:style-name="T107_3">delta</text:span><text:span text:style-name="T107_4"><text:s/>+<text:s/></text:span><text:span text:style-name="T107_5">space</text:span><text:span text:style-name="T107_6"><text:s/></text:span><text:span text:style-name="T107_7">distance</text:span><text:span text:style-name="T107_8"><text:s/></text:span><text:span text:style-name="T107_9">direction</text:span><text:span text:style-name="T107_10"><text:s/></text:span><text:span text:style-name="T107_11">altitude</text:span></text:p>
                  <text:list>
                    <text:list-item>
                      <text:p text:style-name="P108"><text:span text:style-name="T108_1">example</text:span><text:span text:style-name="T108_2">:<text:s/></text:span><text:span text:style-name="T108_3">1<text:s/></text:span><text:span text:style-name="T108_4">day</text:span><text:span text:style-name="T108_5"><text:s/></text:span><text:span text:style-name="T108_6">ago</text:span><text:span text:style-name="T108_7"><text:s/>|<text:s/>3.2<text:s/></text:span><text:span text:style-name="T108_8">km</text:span><text:span text:style-name="T108_9"><text:s/></text:span><text:span text:style-name="T108_10">NW</text:span><text:span text:style-name="T108_11"><text:s/></text:span><text:span text:style-name="T108_12">up</text:span><text:span text:style-name="T108_13"><text:s/>16.1</text:span><text:span text:style-name="T108_14">m</text:span></text:p>
                    </text:list-item>
                  </text:list>
                </text:list-item>
                <text:list-item>
                  <text:p text:style-name="P109"><text:span text:style-name="T109_1">inline</text:span><text:span text:style-name="T109_2"><text:s/></text:span><text:span text:style-name="T109_3">editing</text:span><text:span text:style-name="T109_4"><text:s/></text:span><text:span text:style-name="T109_5">of</text:span><text:span text:style-name="T109_6"><text:s/></text:span><text:span text:style-name="T109_7">properties</text:span><text:span text:style-name="T109_8"><text:s/></text:span><text:span text:style-name="T109_9">by</text:span><text:span text:style-name="T109_10"><text:s/></text:span><text:span text:style-name="T109_11">clicking</text:span><text:span text:style-name="T109_12"><text:s/></text:span><text:span text:style-name="T109_13">on</text:span><text:span text:style-name="T109_14"><text:s/></text:span><text:span text:style-name="T109_15">them</text:span><text:span text:style-name="T109_16"><text:s/></text:span><text:span text:style-name="T109_17">when</text:span><text:span text:style-name="T109_18"><text:s/></text:span><text:span text:style-name="T109_19">one</text:span><text:span text:style-name="T109_20"><text:s/></text:span><text:span text:style-name="T109_21">has</text:span><text:span text:style-name="T109_22"><text:s/></text:span><text:span text:style-name="T109_23">edit</text:span><text:span text:style-name="T109_24"><text:s/></text:span><text:span text:style-name="T109_25">permission</text:span><text:span text:style-name="T109_26">,<text:s/></text:span><text:span text:style-name="T109_27">clicked</text:span><text:span text:style-name="T109_28"><text:s/></text:span><text:span text:style-name="T109_29">label</text:span><text:span text:style-name="T109_30"><text:s/>-&gt;<text:s/></text:span><text:span text:style-name="T109_31">text</text:span><text:span text:style-name="T109_32"><text:s/></text:span><text:span text:style-name="T109_33">input</text:span><text:span text:style-name="T109_34"><text:s/>-&gt;<text:s/></text:span><text:span text:style-name="T109_35">label</text:span></text:p>
                </text:list-item>
              </text:list>
            </text:list-item>
          </text:list>
        </text:list-item>
        <text:list-item>
          <text:p text:style-name="P110"><text:span text:style-name="T110_1">Grid</text:span><text:span text:style-name="T110_2"><text:s/></text:span><text:span text:style-name="T110_3">View</text:span></text:p>
        </text:list-item>
        <text:list-item>
          <text:p text:style-name="P111"><text:span text:style-name="T111_1">Graph</text:span><text:span text:style-name="T111_2"><text:s/></text:span><text:span text:style-name="T111_3">View</text:span></text:p>
          <text:list>
            <text:list-item>
              <text:p text:style-name="P112"><text:span text:style-name="T112_1">create</text:span><text:span text:style-name="T112_2"><text:s/></text:span><text:span text:style-name="T112_3">new</text:span><text:span text:style-name="T112_4"><text:s/></text:span><text:span text:style-name="T112_5">object</text:span><text:span text:style-name="T112_6"><text:s/></text:span><text:span text:style-name="T112_7">properties</text:span><text:span text:style-name="T112_8"><text:s/></text:span><text:span text:style-name="T112_9">between</text:span><text:span text:style-name="T112_10"><text:s/></text:span><text:span text:style-name="T112_11">visible</text:span><text:span text:style-name="T112_12"><text:s/></text:span><text:span text:style-name="T112_13">items</text:span></text:p>
              <text:list>
                <text:list-item>
                  <text:p text:style-name="P113"><text:span text:style-name="T113_1">drag</text:span><text:span text:style-name="T113_2"><text:s/></text:span><text:span text:style-name="T113_3">and</text:span><text:span text:style-name="T113_4"><text:s/></text:span><text:span text:style-name="T113_5">draw</text:span><text:span text:style-name="T113_6"><text:s/></text:span><text:span text:style-name="T113_7">a</text:span><text:span text:style-name="T113_8"><text:s/></text:span><text:span text:style-name="T113_9">line</text:span></text:p>
                </text:list-item>
                <text:list-item>
                  <text:p text:style-name="P114"><text:span text:style-name="T114_1">select</text:span><text:span text:style-name="T114_2"><text:s/></text:span><text:span text:style-name="T114_3">them</text:span><text:span text:style-name="T114_4"><text:s/></text:span><text:span text:style-name="T114_5">in</text:span><text:span text:style-name="T114_6"><text:s/></text:span><text:span text:style-name="T114_7">sequence</text:span><text:span text:style-name="T114_8"><text:s/>(1</text:span><text:span text:style-name="T114_9">st</text:span><text:span text:style-name="T114_10"><text:s/></text:span><text:span text:style-name="T114_11">and</text:span><text:span text:style-name="T114_12"><text:s/>2</text:span><text:span text:style-name="T114_13">nd</text:span><text:span text:style-name="T114_14">)</text:span></text:p>
                </text:list-item>
              </text:list>
            </text:list-item>
            <text:list-item>
              <text:p text:style-name="P115"><text:span text:style-name="T115_1">handle</text:span><text:span text:style-name="T115_2"><text:s/></text:span><text:span text:style-name="T115_3">graph</text:span><text:span text:style-name="T115_4"><text:s/></text:span><text:span text:style-name="T115_5">streaming</text:span></text:p>
            </text:list-item>
            <text:list-item>
              <text:p text:style-name="P116"><text:span text:style-name="T116_1">save</text:span><text:span text:style-name="T116_2"><text:s/></text:span><text:span text:style-name="T116_3">and</text:span><text:span text:style-name="T116_4"><text:s/></text:span><text:span text:style-name="T116_5">restore</text:span><text:span text:style-name="T116_6"><text:s/></text:span><text:span text:style-name="T116_7">current</text:span><text:span text:style-name="T116_8"><text:s/></text:span><text:span text:style-name="T116_9">graph</text:span><text:span text:style-name="T116_10"><text:s/></text:span><text:span text:style-name="T116_11">view</text:span></text:p>
            </text:list-item>
          </text:list>
        </text:list-item>
        <text:list-item>
          <text:p text:style-name="P117"><text:span text:style-name="T117_1">Slides</text:span><text:span text:style-name="T117_2"><text:s/></text:span><text:span text:style-name="T117_3">View</text:span></text:p>
          <text:list>
            <text:list-item>
              <text:p text:style-name="P118"><text:span text:style-name="T118_1">use</text:span><text:span text:style-name="T118_2"><text:s/></text:span><text:span text:style-name="T118_3">cortexit</text:span><text:span text:style-name="T118_4">,<text:s/></text:span><text:span text:style-name="T118_5">not</text:span><text:span text:style-name="T118_6"><text:s/></text:span><text:span text:style-name="T118_7">bootstrap</text:span><text:span text:style-name="T118_8"><text:s/></text:span><text:span text:style-name="T118_9">carousel</text:span></text:p>
            </text:list-item>
          </text:list>
        </text:list-item>
        <text:list-item>
          <text:p text:style-name="P119"><text:span text:style-name="T119_1">Map</text:span></text:p>
          <text:list>
            <text:list-item>
              <text:p text:style-name="P120"><text:span text:style-name="T120_1">animated</text:span><text:span text:style-name="T120_2"><text:s/></text:span><text:span text:style-name="T120_3">map</text:span><text:span text:style-name="T120_4"><text:s/></text:span><text:span text:style-name="T120_5">markers</text:span><text:span text:style-name="T120_6"><text:s/></text:span><text:span text:style-name="T120_7">to</text:span><text:span text:style-name="T120_8"><text:s/></text:span><text:span text:style-name="T120_9">indicate</text:span><text:span text:style-name="T120_10"><text:s/></text:span><text:span text:style-name="T120_11">indefinite</text:span><text:span text:style-name="T120_12"><text:s/></text:span><text:span text:style-name="T120_13">sphere</text:span><text:span text:style-name="T120_14"><text:s/></text:span><text:span text:style-name="T120_15">of</text:span><text:span text:style-name="T120_16"><text:s/></text:span><text:span text:style-name="T120_17">influence</text:span><text:span text:style-name="T120_18"><text:s/>(</text:span><text:span text:style-name="T120_19">min</text:span><text:span text:style-name="T120_20">/</text:span><text:span text:style-name="T120_21">max</text:span><text:span text:style-name="T120_22"><text:s/></text:span><text:span text:style-name="T120_23">radii</text:span><text:span text:style-name="T120_24">)</text:span></text:p>
              <text:list>
                <text:list-item>
                  <text:p text:style-name="P121"><text:span text:style-name="T121_1">You</text:span><text:span text:style-name="T121_2"><text:s/></text:span><text:span text:style-name="T121_3">change</text:span><text:span text:style-name="T121_4"><text:s/></text:span><text:span text:style-name="T121_5">the</text:span><text:span text:style-name="T121_6"><text:s/></text:span><text:span text:style-name="T121_7">geometry</text:span><text:span text:style-name="T121_8"><text:s/></text:span><text:span text:style-name="T121_9">of</text:span><text:span text:style-name="T121_10"><text:s/></text:span><text:span text:style-name="T121_11">a</text:span><text:span text:style-name="T121_12"><text:s/></text:span><text:span text:style-name="T121_13">feature</text:span><text:span text:style-name="T121_14"><text:s/></text:span><text:span text:style-name="T121_15">and</text:span><text:span text:style-name="T121_16"><text:s/></text:span><text:span text:style-name="T121_17">then</text:span><text:span text:style-name="T121_18"><text:s/></text:span><text:span text:style-name="T121_19">you</text:span><text:span text:style-name="T121_20"><text:s/></text:span><text:span text:style-name="T121_21">have</text:span><text:span text:style-name="T121_22"><text:s/></text:span><text:span text:style-name="T121_23">to</text:span><text:span text:style-name="T121_24"><text:s/></text:span><text:span text:style-name="T121_25">redraw</text:span><text:span text:style-name="T121_26"><text:s/></text:span><text:span text:style-name="T121_27">the</text:span><text:span text:style-name="T121_28"><text:s/></text:span><text:span text:style-name="T121_29">feature</text:span><text:span text:style-name="T121_30"><text:line-break/></text:span><text:span text:style-name="T121_31">feature</text:span><text:span text:style-name="T121_32">.</text:span><text:span text:style-name="T121_33">geometry</text:span><text:span text:style-name="T121_34">.</text:span><text:span text:style-name="T121_35">rotate</text:span><text:span text:style-name="T121_36">(</text:span><text:span text:style-name="T121_37">angle</text:span><text:span text:style-name="T121_38">,<text:s/></text:span><text:span text:style-name="T121_39">origin</text:span><text:span text:style-name="T121_40">);<text:s/></text:span><text:span text:style-name="T121_41">feature</text:span><text:span text:style-name="T121_42">.</text:span><text:span text:style-name="T121_43">layer</text:span><text:span text:style-name="T121_44">.</text:span><text:span text:style-name="T121_45">drawFeature</text:span><text:span text:style-name="T121_46">(</text:span><text:span text:style-name="T121_47">feature</text:span><text:span text:style-name="T121_48">);</text:span></text:p>
                </text:list-item>
              </text:list>
            </text:list-item>
            <text:list-item>
              <text:p text:style-name="P122"><text:span text:style-name="T122_1">clustering</text:span><text:span text:style-name="T122_2">:<text:s/></text:span></text:p>
              <text:list>
                <text:list-item>
                  <text:p text:style-name="P123"><text:span text:style-name="T123_1"><text:a xlink:type="simple" xlink:href="http://openlayers.org/dev/examples/strategy-cluster.html"><text:span text:style-name="T123_2">http</text:span></text:a></text:span><text:span text:style-name="T123_3"><text:a xlink:type="simple" xlink:href="http://openlayers.org/dev/examples/strategy-cluster.html"><text:span text:style-name="T123_4">://</text:span></text:a></text:span><text:span text:style-name="T123_5"><text:a xlink:type="simple" xlink:href="http://openlayers.org/dev/examples/strategy-cluster.html"><text:span text:style-name="T123_6">openlayers</text:span></text:a></text:span><text:span text:style-name="T123_7"><text:a xlink:type="simple" xlink:href="http://openlayers.org/dev/examples/strategy-cluster.html"><text:span text:style-name="T123_8">.</text:span></text:a></text:span><text:span text:style-name="T123_9"><text:a xlink:type="simple" xlink:href="http://openlayers.org/dev/examples/strategy-cluster.html"><text:span text:style-name="T123_10">org</text:span></text:a></text:span><text:span text:style-name="T123_11"><text:a xlink:type="simple" xlink:href="http://openlayers.org/dev/examples/strategy-cluster.html"><text:span text:style-name="T123_12">/</text:span></text:a></text:span><text:span text:style-name="T123_13"><text:a xlink:type="simple" xlink:href="http://openlayers.org/dev/examples/strategy-cluster.html"><text:span text:style-name="T123_14">dev</text:span></text:a></text:span><text:span text:style-name="T123_15"><text:a xlink:type="simple" xlink:href="http://openlayers.org/dev/examples/strategy-cluster.html"><text:span text:style-name="T123_16">/</text:span></text:a></text:span><text:span text:style-name="T123_17"><text:a xlink:type="simple" xlink:href="http://openlayers.org/dev/examples/strategy-cluster.html"><text:span text:style-name="T123_18">examples</text:span></text:a></text:span><text:span text:style-name="T123_19"><text:a xlink:type="simple" xlink:href="http://openlayers.org/dev/examples/strategy-cluster.html"><text:span text:style-name="T123_20">/</text:span></text:a></text:span><text:span text:style-name="T123_21"><text:a xlink:type="simple" xlink:href="http://openlayers.org/dev/examples/strategy-cluster.html"><text:span text:style-name="T123_22">strategy</text:span></text:a></text:span><text:span text:style-name="T123_23"><text:a xlink:type="simple" xlink:href="http://openlayers.org/dev/examples/strategy-cluster.html"><text:span text:style-name="T123_24">-</text:span></text:a></text:span><text:span text:style-name="T123_25"><text:a xlink:type="simple" xlink:href="http://openlayers.org/dev/examples/strategy-cluster.html"><text:span text:style-name="T123_26">cluster</text:span></text:a></text:span><text:span text:style-name="T123_27"><text:a xlink:type="simple" xlink:href="http://openlayers.org/dev/examples/strategy-cluster.html"><text:span text:style-name="T123_28">.</text:span></text:a></text:span><text:span text:style-name="T123_29"><text:a xlink:type="simple" xlink:href="http://openlayers.org/dev/examples/strategy-cluster.html"><text:span text:style-name="T123_30">html</text:span></text:a></text:span></text:p>
                </text:list-item>
                <text:list-item>
                  <text:p text:style-name="P124"><text:span text:style-name="T124_1"><text:a xlink:type="simple" xlink:href="http://openlayers.org/dev/examples/strategy-cluster-threshold.html"><text:span text:style-name="T124_2">http</text:span></text:a></text:span><text:span text:style-name="T124_3"><text:a xlink:type="simple" xlink:href="http://openlayers.org/dev/examples/strategy-cluster-threshold.html"><text:span text:style-name="T124_4">://</text:span></text:a></text:span><text:span text:style-name="T124_5"><text:a xlink:type="simple" xlink:href="http://openlayers.org/dev/examples/strategy-cluster-threshold.html"><text:span text:style-name="T124_6">openlayers</text:span></text:a></text:span><text:span text:style-name="T124_7"><text:a xlink:type="simple" xlink:href="http://openlayers.org/dev/examples/strategy-cluster-threshold.html"><text:span text:style-name="T124_8">.</text:span></text:a></text:span><text:span text:style-name="T124_9"><text:a xlink:type="simple" xlink:href="http://openlayers.org/dev/examples/strategy-cluster-threshold.html"><text:span text:style-name="T124_10">org</text:span></text:a></text:span><text:span text:style-name="T124_11"><text:a xlink:type="simple" xlink:href="http://openlayers.org/dev/examples/strategy-cluster-threshold.html"><text:span text:style-name="T124_12">/</text:span></text:a></text:span><text:span text:style-name="T124_13"><text:a xlink:type="simple" xlink:href="http://openlayers.org/dev/examples/strategy-cluster-threshold.html"><text:span text:style-name="T124_14">dev</text:span></text:a></text:span><text:span text:style-name="T124_15"><text:a xlink:type="simple" xlink:href="http://openlayers.org/dev/examples/strategy-cluster-threshold.html"><text:span text:style-name="T124_16">/</text:span></text:a></text:span><text:span text:style-name="T124_17"><text:a xlink:type="simple" xlink:href="http://openlayers.org/dev/examples/strategy-cluster-threshold.html"><text:span text:style-name="T124_18">examples</text:span></text:a></text:span><text:span text:style-name="T124_19"><text:a xlink:type="simple" xlink:href="http://openlayers.org/dev/examples/strategy-cluster-threshold.html"><text:span text:style-name="T124_20">/</text:span></text:a></text:span><text:span text:style-name="T124_21"><text:a xlink:type="simple" xlink:href="http://openlayers.org/dev/examples/strategy-cluster-threshold.html"><text:span text:style-name="T124_22">strategy</text:span></text:a></text:span><text:span text:style-name="T124_23"><text:a xlink:type="simple" xlink:href="http://openlayers.org/dev/examples/strategy-cluster-threshold.html"><text:span text:style-name="T124_24">-</text:span></text:a></text:span><text:span text:style-name="T124_25"><text:a xlink:type="simple" xlink:href="http://openlayers.org/dev/examples/strategy-cluster-threshold.html"><text:span text:style-name="T124_26">cluster</text:span></text:a></text:span><text:span text:style-name="T124_27"><text:a xlink:type="simple" xlink:href="http://openlayers.org/dev/examples/strategy-cluster-threshold.html"><text:span text:style-name="T124_28">-</text:span></text:a></text:span><text:span text:style-name="T124_29"><text:a xlink:type="simple" xlink:href="http://openlayers.org/dev/examples/strategy-cluster-threshold.html"><text:span text:style-name="T124_30">threshold</text:span></text:a></text:span><text:span text:style-name="T124_31"><text:a xlink:type="simple" xlink:href="http://openlayers.org/dev/examples/strategy-cluster-threshold.html"><text:span text:style-name="T124_32">.</text:span></text:a></text:span><text:span text:style-name="T124_33"><text:a xlink:type="simple" xlink:href="http://openlayers.org/dev/examples/strategy-cluster-threshold.html"><text:span text:style-name="T124_34">html</text:span></text:a></text:span></text:p>
                </text:list-item>
                <text:list-item>
                  <text:p text:style-name="P125"><text:span text:style-name="T125_1"><text:a xlink:type="simple" xlink:href="http://stackoverflow.com/questions/6641919/openlayers-nice-marker-clustering"><text:span text:style-name="T125_2">http</text:span></text:a></text:span><text:span text:style-name="T125_3"><text:a xlink:type="simple" xlink:href="http://stackoverflow.com/questions/6641919/openlayers-nice-marker-clustering"><text:span text:style-name="T125_4">://</text:span></text:a></text:span><text:span text:style-name="T125_5"><text:a xlink:type="simple" xlink:href="http://stackoverflow.com/questions/6641919/openlayers-nice-marker-clustering"><text:span text:style-name="T125_6">stackoverflow</text:span></text:a></text:span><text:span text:style-name="T125_7"><text:a xlink:type="simple" xlink:href="http://stackoverflow.com/questions/6641919/openlayers-nice-marker-clustering"><text:span text:style-name="T125_8">.</text:span></text:a></text:span><text:span text:style-name="T125_9"><text:a xlink:type="simple" xlink:href="http://stackoverflow.com/questions/6641919/openlayers-nice-marker-clustering"><text:span text:style-name="T125_10">com</text:span></text:a></text:span><text:span text:style-name="T125_11"><text:a xlink:type="simple" xlink:href="http://stackoverflow.com/questions/6641919/openlayers-nice-marker-clustering"><text:span text:style-name="T125_12">/</text:span></text:a></text:span><text:span text:style-name="T125_13"><text:a xlink:type="simple" xlink:href="http://stackoverflow.com/questions/6641919/openlayers-nice-marker-clustering"><text:span text:style-name="T125_14">questions</text:span></text:a></text:span><text:span text:style-name="T125_15"><text:a xlink:type="simple" xlink:href="http://stackoverflow.com/questions/6641919/openlayers-nice-marker-clustering"><text:span text:style-name="T125_16">/6641919/</text:span></text:a></text:span><text:span text:style-name="T125_17"><text:a xlink:type="simple" xlink:href="http://stackoverflow.com/questions/6641919/openlayers-nice-marker-clustering"><text:span text:style-name="T125_18">openlayers</text:span></text:a></text:span><text:span text:style-name="T125_19"><text:a xlink:type="simple" xlink:href="http://stackoverflow.com/questions/6641919/openlayers-nice-marker-clustering"><text:span text:style-name="T125_20">-</text:span></text:a></text:span><text:span text:style-name="T125_21"><text:a xlink:type="simple" xlink:href="http://stackoverflow.com/questions/6641919/openlayers-nice-marker-clustering"><text:span text:style-name="T125_22">nice</text:span></text:a></text:span><text:span text:style-name="T125_23"><text:a xlink:type="simple" xlink:href="http://stackoverflow.com/questions/6641919/openlayers-nice-marker-clustering"><text:span text:style-name="T125_24">-</text:span></text:a></text:span><text:span text:style-name="T125_25"><text:a xlink:type="simple" xlink:href="http://stackoverflow.com/questions/6641919/openlayers-nice-marker-clustering"><text:span text:style-name="T125_26">marker</text:span></text:a></text:span><text:span text:style-name="T125_27"><text:a xlink:type="simple" xlink:href="http://stackoverflow.com/questions/6641919/openlayers-nice-marker-clustering"><text:span text:style-name="T125_28">-</text:span></text:a></text:span><text:span text:style-name="T125_29"><text:a xlink:type="simple" xlink:href="http://stackoverflow.com/questions/6641919/openlayers-nice-marker-clustering"><text:span text:style-name="T125_30">clustering</text:span></text:a></text:span></text:p>
                </text:list-item>
                <text:list-item>
                  <text:p text:style-name="P126"><text:span text:style-name="T126_1"><text:a xlink:type="simple" xlink:href="http://acuriousanimal.com/code/animatedCluster/"><text:span text:style-name="T126_2">http</text:span></text:a></text:span><text:span text:style-name="T126_3"><text:a xlink:type="simple" xlink:href="http://acuriousanimal.com/code/animatedCluster/"><text:span text:style-name="T126_4">://</text:span></text:a></text:span><text:span text:style-name="T126_5"><text:a xlink:type="simple" xlink:href="http://acuriousanimal.com/code/animatedCluster/"><text:span text:style-name="T126_6">acuriousanimal</text:span></text:a></text:span><text:span text:style-name="T126_7"><text:a xlink:type="simple" xlink:href="http://acuriousanimal.com/code/animatedCluster/"><text:span text:style-name="T126_8">.</text:span></text:a></text:span><text:span text:style-name="T126_9"><text:a xlink:type="simple" xlink:href="http://acuriousanimal.com/code/animatedCluster/"><text:span text:style-name="T126_10">com</text:span></text:a></text:span><text:span text:style-name="T126_11"><text:a xlink:type="simple" xlink:href="http://acuriousanimal.com/code/animatedCluster/"><text:span text:style-name="T126_12">/</text:span></text:a></text:span><text:span text:style-name="T126_13"><text:a xlink:type="simple" xlink:href="http://acuriousanimal.com/code/animatedCluster/"><text:span text:style-name="T126_14">code</text:span></text:a></text:span><text:span text:style-name="T126_15"><text:a xlink:type="simple" xlink:href="http://acuriousanimal.com/code/animatedCluster/"><text:span text:style-name="T126_16">/</text:span></text:a></text:span><text:span text:style-name="T126_17"><text:a xlink:type="simple" xlink:href="http://acuriousanimal.com/code/animatedCluster/"><text:span text:style-name="T126_18">animatedCluster</text:span></text:a></text:span><text:span text:style-name="T126_19"><text:a xlink:type="simple" xlink:href="http://acuriousanimal.com/code/animatedCluster/"><text:span text:style-name="T126_20">/</text:span></text:a></text:span></text:p>
                </text:list-item>
              </text:list>
            </text:list-item>
            <text:list-item>
              <text:p text:style-name="P127"><text:span text:style-name="T127_1">set</text:span><text:span text:style-name="T127_2"><text:s/></text:span><text:span text:style-name="T127_3">current</text:span><text:span text:style-name="T127_4"><text:s/></text:span><text:span text:style-name="T127_5">location</text:span></text:p>
            </text:list-item>
            <text:list-item>
              <text:p text:style-name="P128"><text:span text:style-name="T128_1">optimized</text:span><text:span text:style-name="T128_2"><text:s/></text:span><text:span text:style-name="T128_3">distance</text:span><text:span text:style-name="T128_4"><text:s/></text:span><text:span text:style-name="T128_5">nearness</text:span><text:span text:style-name="T128_6"><text:s/></text:span><text:span text:style-name="T128_7">function</text:span><text:span text:style-name="T128_8"><text:s/></text:span><text:span text:style-name="T128_9">that</text:span><text:span text:style-name="T128_10"><text:s/></text:span><text:span text:style-name="T128_11">can</text:span><text:span text:style-name="T128_12"><text:s/></text:span><text:span text:style-name="T128_13">return</text:span><text:span text:style-name="T128_14"><text:s/></text:span><text:span text:style-name="T128_15">false</text:span><text:span text:style-name="T128_16"><text:s/></text:span><text:span text:style-name="T128_17">early</text:span><text:span text:style-name="T128_18"><text:s/></text:span><text:span text:style-name="T128_19">in</text:span><text:span text:style-name="T128_20"><text:s/></text:span><text:span text:style-name="T128_21">the</text:span><text:span text:style-name="T128_22"><text:s/></text:span><text:span text:style-name="T128_23">computation</text:span><text:span text:style-name="T128_24"><text:s/>(</text:span><text:span text:style-name="T128_25">ex</text:span><text:span text:style-name="T128_26">:<text:s/></text:span><text:span text:style-name="T128_27">already</text:span><text:span text:style-name="T128_28"><text:s/></text:span><text:span text:style-name="T128_29">too</text:span><text:span text:style-name="T128_30"><text:s/></text:span><text:span text:style-name="T128_31">far</text:span><text:span text:style-name="T128_32"><text:s/></text:span><text:span text:style-name="T128_33">if</text:span><text:span text:style-name="T128_34"><text:s/></text:span><text:span text:style-name="T128_35">dx</text:span><text:span text:style-name="T128_36"><text:s/>&gt;<text:s/></text:span><text:span text:style-name="T128_37">maxDist</text:span><text:span text:style-name="T128_38">^2)</text:span></text:p>
            </text:list-item>
            <text:list-item>
              <text:p text:style-name="P129"><text:span text:style-name="T129_1">create</text:span><text:span text:style-name="T129_2"><text:s/></text:span><text:span text:style-name="T129_3">new</text:span><text:span text:style-name="T129_4"><text:s/></text:span><text:span text:style-name="T129_5">object</text:span><text:span text:style-name="T129_6"><text:s/></text:span><text:span text:style-name="T129_7">at</text:span><text:span text:style-name="T129_8"><text:s/></text:span><text:span text:style-name="T129_9">location</text:span></text:p>
            </text:list-item>
            <text:list-item>
              <text:p text:style-name="P130"><text:span text:style-name="T130_1">create</text:span><text:span text:style-name="T130_2"><text:s/></text:span><text:span text:style-name="T130_3">new</text:span><text:span text:style-name="T130_4"><text:s/></text:span><text:span text:style-name="T130_5">object</text:span><text:span text:style-name="T130_6"><text:s/></text:span><text:span text:style-name="T130_7">of</text:span><text:span text:style-name="T130_8"><text:s/></text:span><text:span text:style-name="T130_9">specific</text:span><text:span text:style-name="T130_10"><text:s/></text:span><text:span text:style-name="T130_11">radius</text:span></text:p>
            </text:list-item>
            <text:list-item>
              <text:p text:style-name="P131"><text:span text:style-name="T131_1">create</text:span><text:span text:style-name="T131_2"><text:s/></text:span><text:span text:style-name="T131_3">new</text:span><text:span text:style-name="T131_4"><text:s/></text:span><text:span text:style-name="T131_5">object</text:span><text:span text:style-name="T131_6"><text:s/></text:span><text:span text:style-name="T131_7">of</text:span><text:span text:style-name="T131_8"><text:s/></text:span><text:span text:style-name="T131_9">specific</text:span><text:span text:style-name="T131_10"><text:s/></text:span><text:span text:style-name="T131_11">polygon</text:span></text:p>
            </text:list-item>
            <text:list-item>
              <text:p text:style-name="P132"><text:span text:style-name="T132_1">calculate</text:span><text:span text:style-name="T132_2"><text:s/></text:span><text:span text:style-name="T132_3">routes</text:span><text:span text:style-name="T132_4"><text:s/></text:span><text:span text:style-name="T132_5">for</text:span><text:span text:style-name="T132_6"><text:s/></text:span><text:span text:style-name="T132_7">map</text:span><text:span text:style-name="T132_8"><text:s/></text:span><text:span text:style-name="T132_9">line</text:span></text:p>
            </text:list-item>
            <text:list-item>
              <text:p text:style-name="P133"><text:span text:style-name="T133_1">cesium</text:span><text:span text:style-name="T133_2"><text:s/></text:span><text:span text:style-name="T133_3">map</text:span><text:span text:style-name="T133_4"><text:s/></text:span><text:span text:style-name="T133_5"><text:a xlink:type="simple" xlink:href="http://cesium.agi.com"><text:span text:style-name="T133_6">http</text:span></text:a></text:span><text:span text:style-name="T133_7"><text:a xlink:type="simple" xlink:href="http://cesium.agi.com"><text:span text:style-name="T133_8">://</text:span></text:a></text:span><text:span text:style-name="T133_9"><text:a xlink:type="simple" xlink:href="http://cesium.agi.com"><text:span text:style-name="T133_10">cesium</text:span></text:a></text:span><text:span text:style-name="T133_11"><text:a xlink:type="simple" xlink:href="http://cesium.agi.com"><text:span text:style-name="T133_12">.</text:span></text:a></text:span><text:span text:style-name="T133_13"><text:a xlink:type="simple" xlink:href="http://cesium.agi.com"><text:span text:style-name="T133_14">agi</text:span></text:a></text:span><text:span text:style-name="T133_15"><text:a xlink:type="simple" xlink:href="http://cesium.agi.com"><text:span text:style-name="T133_16">.</text:span></text:a></text:span><text:span text:style-name="T133_17"><text:a xlink:type="simple" xlink:href="http://cesium.agi.com"><text:span text:style-name="T133_18">com</text:span></text:a></text:span><text:span text:style-name="T133_19"><text:s/></text:span><text:span text:style-name="T133_20">as</text:span><text:span text:style-name="T133_21"><text:s/></text:span><text:span text:style-name="T133_22">alternate</text:span><text:span text:style-name="T133_23"><text:s/></text:span><text:span text:style-name="T133_24">to</text:span><text:span text:style-name="T133_25"><text:s/></text:span><text:span text:style-name="T133_26">openlayers</text:span><text:span text:style-name="T133_27"><text:s/>2<text:s/>(</text:span><text:span text:style-name="T133_28">openlayers</text:span><text:span text:style-name="T133_29"><text:s/>3<text:s/></text:span><text:span text:style-name="T133_30">will</text:span><text:span text:style-name="T133_31"><text:s/></text:span><text:span text:style-name="T133_32">integrate</text:span><text:span text:style-name="T133_33"><text:s/></text:span><text:span text:style-name="T133_34">them</text:span><text:span text:style-name="T133_35">!)</text:span></text:p>
            </text:list-item>
            <text:list-item>
              <text:p text:style-name="P134"><text:span text:style-name="T134_1">timeslider</text:span><text:span text:style-name="T134_2"><text:s/></text:span><text:span text:style-name="T134_3">to</text:span><text:span text:style-name="T134_4"><text:s/></text:span><text:span text:style-name="T134_5">adjust</text:span><text:span text:style-name="T134_6"><text:s/></text:span><text:span text:style-name="T134_7">current</text:span><text:span text:style-name="T134_8"><text:s/></text:span><text:span text:style-name="T134_9">time</text:span><text:span text:style-name="T134_10"><text:s/></text:span><text:span text:style-name="T134_11">to</text:span><text:span text:style-name="T134_12"><text:s/></text:span><text:span text:style-name="T134_13">compare</text:span><text:span text:style-name="T134_14"><text:s/>‘</text:span><text:span text:style-name="T134_15">recent</text:span><text:span text:style-name="T134_16">’<text:s/></text:span><text:span text:style-name="T134_17">to</text:span></text:p>
            </text:list-item>
            <text:list-item>
              <text:p text:style-name="P135"><text:span text:style-name="T135_1">semantic</text:span><text:span text:style-name="T135_2"><text:s/></text:span><text:span text:style-name="T135_3">heatmap</text:span></text:p>
              <text:list>
                <text:list-item>
                  <text:p text:style-name="P136"><text:span text:style-name="T136_1">calculate</text:span><text:span text:style-name="T136_2"><text:s/></text:span><text:span text:style-name="T136_3">semantic</text:span><text:span text:style-name="T136_4"><text:s/></text:span><text:span text:style-name="T136_5">relevancy</text:span><text:span text:style-name="T136_6"><text:s/>(</text:span><text:span text:style-name="T136_7">Ex</text:span><text:span text:style-name="T136_8">:<text:s/></text:span><text:span text:style-name="T136_9">by</text:span><text:span text:style-name="T136_10"><text:s/></text:span><text:span text:style-name="T136_11">keyword</text:span><text:span text:style-name="T136_12">,<text:s/></text:span><text:span text:style-name="T136_13">tags</text:span><text:span text:style-name="T136_14">,<text:s/></text:span><text:span text:style-name="T136_15">etc</text:span><text:span text:style-name="T136_16">...)<text:s/></text:span><text:span text:style-name="T136_17">for</text:span><text:span text:style-name="T136_18"><text:s/></text:span><text:span text:style-name="T136_19">each</text:span><text:span text:style-name="T136_20"><text:s/></text:span><text:span text:style-name="T136_21">geo</text:span><text:span text:style-name="T136_22">-</text:span><text:span text:style-name="T136_23">pixel</text:span><text:span text:style-name="T136_24"><text:s/></text:span><text:span text:style-name="T136_25">on</text:span><text:span text:style-name="T136_26"><text:s/></text:span><text:span text:style-name="T136_27">a</text:span><text:span text:style-name="T136_28"><text:s/></text:span><text:span text:style-name="T136_29">map</text:span><text:span text:style-name="T136_30"><text:s/></text:span><text:span text:style-name="T136_31">to</text:span><text:span text:style-name="T136_32"><text:s/></text:span><text:span text:style-name="T136_33">arbitrary</text:span><text:span text:style-name="T136_34"><text:s/></text:span><text:span text:style-name="T136_35">resolution</text:span><text:span text:style-name="T136_36">.<text:s text:c="2"/></text:span><text:span text:style-name="T136_37">each</text:span><text:span text:style-name="T136_38"><text:s/></text:span><text:span text:style-name="T136_39">tag</text:span><text:span text:style-name="T136_40"><text:s/></text:span><text:span text:style-name="T136_41">is</text:span><text:span text:style-name="T136_42"><text:s/></text:span><text:span text:style-name="T136_43">its</text:span><text:span text:style-name="T136_44"><text:s/></text:span><text:span text:style-name="T136_45">own</text:span><text:span text:style-name="T136_46"><text:s/></text:span><text:span text:style-name="T136_47">heatmap</text:span><text:span text:style-name="T136_48"><text:s/></text:span><text:span text:style-name="T136_49">of</text:span><text:span text:style-name="T136_50"><text:s/></text:span><text:span text:style-name="T136_51">intensity</text:span><text:span text:style-name="T136_52">..<text:s/></text:span><text:span text:style-name="T136_53">hotspots</text:span><text:span text:style-name="T136_54"><text:s/>(</text:span><text:span text:style-name="T136_55">local</text:span><text:span text:style-name="T136_56"><text:s/></text:span><text:span text:style-name="T136_57">maxima</text:span><text:span text:style-name="T136_58"><text:s/></text:span><text:span text:style-name="T136_59">or</text:span><text:span text:style-name="T136_60"><text:s/></text:span><text:span text:style-name="T136_61">minima</text:span><text:span text:style-name="T136_62">)<text:s/></text:span><text:span text:style-name="T136_63">in</text:span><text:span text:style-name="T136_64"><text:s/></text:span><text:span text:style-name="T136_65">the</text:span><text:span text:style-name="T136_66"><text:s/></text:span><text:span text:style-name="T136_67">map</text:span><text:span text:style-name="T136_68"><text:s/></text:span><text:span text:style-name="T136_69">of</text:span><text:span text:style-name="T136_70"><text:s/></text:span><text:span text:style-name="T136_71">each</text:span><text:span text:style-name="T136_72"><text:s/></text:span><text:span text:style-name="T136_73">tag</text:span><text:span text:style-name="T136_74"><text:s/></text:span><text:span text:style-name="T136_75">can</text:span><text:span text:style-name="T136_76"><text:s/></text:span><text:span text:style-name="T136_77">be</text:span><text:span text:style-name="T136_78"><text:s/></text:span><text:span text:style-name="T136_79">identified</text:span><text:span text:style-name="T136_80"><text:s/></text:span><text:span text:style-name="T136_81">and</text:span><text:span text:style-name="T136_82"><text:s/></text:span><text:span text:style-name="T136_83">plotted</text:span><text:span text:style-name="T136_84"><text:s/></text:span><text:span text:style-name="T136_85">too</text:span></text:p>
                </text:list-item>
              </text:list>
            </text:list-item>
          </text:list>
        </text:list-item>
        <text:list-item>
          <text:p text:style-name="P137"><text:span text:style-name="T137_1">Ontology</text:span></text:p>
          <text:list>
            <text:list-item>
              <text:p text:style-name="P138"><text:span text:style-name="T138_1">alert</text:span><text:span text:style-name="T138_2"><text:s/></text:span><text:span text:style-name="T138_3">messages</text:span><text:span text:style-name="T138_4"><text:s/></text:span><text:span text:style-name="T138_5">for</text:span><text:span text:style-name="T138_6"><text:s/></text:span><text:span text:style-name="T138_7">when</text:span><text:span text:style-name="T138_8"><text:s/></text:span><text:span text:style-name="T138_9">tags</text:span><text:span text:style-name="T138_10"><text:s/></text:span><text:span text:style-name="T138_11">are</text:span><text:span text:style-name="T138_12"><text:s/></text:span><text:span text:style-name="T138_13">added</text:span><text:span text:style-name="T138_14">,<text:s/></text:span><text:span text:style-name="T138_15">ex</text:span><text:span text:style-name="T138_16">.<text:s/></text:span><text:span text:style-name="T138_17">rss</text:span><text:span text:style-name="T138_18"><text:s/></text:span><text:span text:style-name="T138_19">instructions</text:span></text:p>
            </text:list-item>
            <text:list-item>
              <text:p text:style-name="P139"><text:span text:style-name="T139_1">object</text:span><text:span text:style-name="T139_2"><text:s/></text:span><text:span text:style-name="T139_3">values</text:span></text:p>
              <text:list>
                <text:list-item>
                  <text:p text:style-name="P140"><text:span text:style-name="T140_1"><text:a xlink:type="simple" xlink:href="http://ivaynberg.github.com/select2/"><text:span text:style-name="T140_2">http</text:span></text:a></text:span><text:span text:style-name="T140_3"><text:a xlink:type="simple" xlink:href="http://ivaynberg.github.com/select2/"><text:span text:style-name="T140_4">://</text:span></text:a></text:span><text:span text:style-name="T140_5"><text:a xlink:type="simple" xlink:href="http://ivaynberg.github.com/select2/"><text:span text:style-name="T140_6">ivaynberg</text:span></text:a></text:span><text:span text:style-name="T140_7"><text:a xlink:type="simple" xlink:href="http://ivaynberg.github.com/select2/"><text:span text:style-name="T140_8">.</text:span></text:a></text:span><text:span text:style-name="T140_9"><text:a xlink:type="simple" xlink:href="http://ivaynberg.github.com/select2/"><text:span text:style-name="T140_10">github</text:span></text:a></text:span><text:span text:style-name="T140_11"><text:a xlink:type="simple" xlink:href="http://ivaynberg.github.com/select2/"><text:span text:style-name="T140_12">.</text:span></text:a></text:span><text:span text:style-name="T140_13"><text:a xlink:type="simple" xlink:href="http://ivaynberg.github.com/select2/"><text:span text:style-name="T140_14">com</text:span></text:a></text:span><text:span text:style-name="T140_15"><text:a xlink:type="simple" xlink:href="http://ivaynberg.github.com/select2/"><text:span text:style-name="T140_16">/</text:span></text:a></text:span><text:span text:style-name="T140_17"><text:a xlink:type="simple" xlink:href="http://ivaynberg.github.com/select2/"><text:span text:style-name="T140_18">select</text:span></text:a></text:span><text:span text:style-name="T140_19"><text:a xlink:type="simple" xlink:href="http://ivaynberg.github.com/select2/"><text:span text:style-name="T140_20">2</text:span></text:a></text:span></text:p>
                </text:list-item>
              </text:list>
            </text:list-item>
            <text:list-item>
              <text:p text:style-name="P141"><text:span text:style-name="T141_1">tag</text:span><text:span text:style-name="T141_2"><text:s/></text:span><text:span text:style-name="T141_3">and</text:span><text:span text:style-name="T141_4"><text:s/></text:span><text:span text:style-name="T141_5">property</text:span><text:span text:style-name="T141_6"><text:s/></text:span><text:span text:style-name="T141_7">creation</text:span><text:span text:style-name="T141_8"><text:s/></text:span><text:span text:style-name="T141_9">and</text:span><text:span text:style-name="T141_10"><text:s/></text:span><text:span text:style-name="T141_11">editing</text:span></text:p>
            </text:list-item>
            <text:list-item>
              <text:p text:style-name="P142"><text:span text:style-name="T142_1">property</text:span><text:span text:style-name="T142_2"><text:s/></text:span><text:span text:style-name="T142_3">inheritance</text:span></text:p>
            </text:list-item>
            <text:list-item>
              <text:p text:style-name="P143"><text:span text:style-name="T143_1">max</text:span><text:span text:style-name="T143_2"><text:s/></text:span><text:span text:style-name="T143_3">property</text:span><text:span text:style-name="T143_4"><text:s/></text:span><text:span text:style-name="T143_5">arity</text:span><text:span text:style-name="T143_6"><text:s/>(</text:span><text:span text:style-name="T143_7">default</text:span><text:span text:style-name="T143_8">=</text:span><text:span text:style-name="T143_9">unlimited</text:span><text:span text:style-name="T143_10"><text:s/>&amp;<text:s/></text:span><text:span text:style-name="T143_11">not</text:span><text:span text:style-name="T143_12"><text:s/></text:span><text:span text:style-name="T143_13">required</text:span><text:span text:style-name="T143_14">)</text:span></text:p>
            </text:list-item>
            <text:list-item>
              <text:p text:style-name="P144"><text:span text:style-name="T144_1">subtag</text:span><text:span text:style-name="T144_2"><text:s/></text:span><text:span text:style-name="T144_3">matches</text:span><text:span text:style-name="T144_4"><text:s/></text:span><text:span text:style-name="T144_5">in</text:span><text:span text:style-name="T144_6"><text:s/></text:span><text:span text:style-name="T144_7">relevancy</text:span><text:span text:style-name="T144_8"><text:s/></text:span><text:span text:style-name="T144_9">heuristic</text:span></text:p>
            </text:list-item>
            <text:list-item>
              <text:p text:style-name="P145"><text:span text:style-name="T145_1">icons</text:span><text:span text:style-name="T145_2"><text:s/></text:span><text:span text:style-name="T145_3">for</text:span><text:span text:style-name="T145_4"><text:s/></text:span><text:span text:style-name="T145_5">tags</text:span><text:span text:style-name="T145_6"><text:s/></text:span><text:span text:style-name="T145_7">and</text:span><text:span text:style-name="T145_8"><text:s/></text:span><text:span text:style-name="T145_9">properties</text:span></text:p>
              <text:list>
                <text:list-item>
                  <text:p text:style-name="P146"><text:span text:style-name="T146_1">in</text:span><text:span text:style-name="T146_2"><text:s/></text:span><text:span text:style-name="T146_3">tag</text:span><text:span text:style-name="T146_4"><text:s/></text:span><text:span text:style-name="T146_5">menus</text:span></text:p>
                </text:list-item>
                <text:list-item>
                  <text:p text:style-name="P147"><text:span text:style-name="T147_1">default</text:span><text:span text:style-name="T147_2"><text:s/></text:span><text:span text:style-name="T147_3">icon</text:span><text:span text:style-name="T147_4">?</text:span></text:p>
                </text:list-item>
                <text:list-item>
                  <text:p text:style-name="P148"><text:span text:style-name="T148_1">icon</text:span><text:span text:style-name="T148_2"><text:s/></text:span><text:span text:style-name="T148_3">grow</text:span><text:span text:style-name="T148_4"><text:s/></text:span><text:span text:style-name="T148_5">on</text:span><text:span text:style-name="T148_6"><text:s/></text:span><text:span text:style-name="T148_7">hover</text:span><text:span text:style-name="T148_8">?</text:span></text:p>
                </text:list-item>
              </text:list>
            </text:list-item>
            <text:list-item>
              <text:p text:style-name="P149"><text:span text:style-name="T149_1">tag</text:span><text:span text:style-name="T149_2"><text:s/></text:span><text:span text:style-name="T149_3">actions</text:span><text:span text:style-name="T149_4"><text:s/>(</text:span><text:span text:style-name="T149_5">ex</text:span><text:span text:style-name="T149_6">:<text:s/></text:span><text:span text:style-name="T149_7">popup</text:span><text:span text:style-name="T149_8"><text:s/></text:span><text:span text:style-name="T149_9">notice</text:span><text:span text:style-name="T149_10">)</text:span></text:p>
            </text:list-item>
            <text:list-item>
              <text:p text:style-name="P150"><text:span text:style-name="T150_1">hidden</text:span><text:span text:style-name="T150_2"><text:s/></text:span><text:span text:style-name="T150_3">tags</text:span><text:span text:style-name="T150_4"><text:s/></text:span><text:span text:style-name="T150_5">and</text:span><text:span text:style-name="T150_6"><text:s/></text:span><text:span text:style-name="T150_7">properties</text:span><text:span text:style-name="T150_8"><text:s/>(</text:span><text:span text:style-name="T150_9">ex</text:span><text:span text:style-name="T150_10">:<text:s/></text:span><text:span text:style-name="T150_11">for</text:span><text:span text:style-name="T150_12"><text:s/></text:span><text:span text:style-name="T150_13">system</text:span><text:span text:style-name="T150_14"><text:s/></text:span><text:span text:style-name="T150_15">use</text:span><text:span text:style-name="T150_16">,<text:s/></text:span><text:span text:style-name="T150_17">not</text:span><text:span text:style-name="T150_18"><text:s/></text:span><text:span text:style-name="T150_19">humans</text:span><text:span text:style-name="T150_20">)</text:span></text:p>
            </text:list-item>
            <text:list-item>
              <text:p text:style-name="P151"><text:span text:style-name="T151_1"><text:a xlink:type="simple" xlink:href="https://npmjs.org/package/nools"><text:span text:style-name="T151_2">https</text:span></text:a></text:span><text:span text:style-name="T151_3"><text:a xlink:type="simple" xlink:href="https://npmjs.org/package/nools"><text:span text:style-name="T151_4">://</text:span></text:a></text:span><text:span text:style-name="T151_5"><text:a xlink:type="simple" xlink:href="https://npmjs.org/package/nools"><text:span text:style-name="T151_6">npmjs</text:span></text:a></text:span><text:span text:style-name="T151_7"><text:a xlink:type="simple" xlink:href="https://npmjs.org/package/nools"><text:span text:style-name="T151_8">.</text:span></text:a></text:span><text:span text:style-name="T151_9"><text:a xlink:type="simple" xlink:href="https://npmjs.org/package/nools"><text:span text:style-name="T151_10">org</text:span></text:a></text:span><text:span text:style-name="T151_11"><text:a xlink:type="simple" xlink:href="https://npmjs.org/package/nools"><text:span text:style-name="T151_12">/</text:span></text:a></text:span><text:span text:style-name="T151_13"><text:a xlink:type="simple" xlink:href="https://npmjs.org/package/nools"><text:span text:style-name="T151_14">package</text:span></text:a></text:span><text:span text:style-name="T151_15"><text:a xlink:type="simple" xlink:href="https://npmjs.org/package/nools"><text:span text:style-name="T151_16">/</text:span></text:a></text:span><text:span text:style-name="T151_17"><text:a xlink:type="simple" xlink:href="https://npmjs.org/package/nools"><text:span text:style-name="T151_18">nools</text:span></text:a></text:span></text:p>
            </text:list-item>
          </text:list>
        </text:list-item>
        <text:list-item>
          <text:p text:style-name="P152"><text:span text:style-name="T152_1">Net</text:span></text:p>
          <text:list>
            <text:list-item>
              <text:p text:style-name="P153"><text:span text:style-name="T153_1">telehash</text:span></text:p>
            </text:list-item>
          </text:list>
        </text:list-item>
        <text:list-item>
          <text:p text:style-name="P154"><text:span text:style-name="T154_1">Memory</text:span></text:p>
          <text:list>
            <text:list-item>
              <text:p text:style-name="P155"><text:span text:style-name="T155_1">attention</text:span><text:span text:style-name="T155_2"><text:s/></text:span><text:span text:style-name="T155_3">vector</text:span><text:span text:style-name="T155_4"><text:s/>:<text:s/></text:span><text:span text:style-name="T155_5">map</text:span><text:span text:style-name="T155_6">&lt;</text:span><text:span text:style-name="T155_7">object</text:span><text:span text:style-name="T155_8">,</text:span><text:span text:style-name="T155_9">interest</text:span><text:span text:style-name="T155_10">&gt;</text:span></text:p>
            </text:list-item>
            <text:list-item>
              <text:p text:style-name="P156"><text:span text:style-name="T156_1">forgetting</text:span><text:span text:style-name="T156_2">:<text:s/></text:span><text:span text:style-name="T156_3">keeps</text:span><text:span text:style-name="T156_4"><text:s/></text:span><text:span text:style-name="T156_5">total</text:span><text:span text:style-name="T156_6"><text:s/>#<text:s/></text:span><text:span text:style-name="T156_7">of</text:span><text:span text:style-name="T156_8"><text:s/></text:span><text:span text:style-name="T156_9">objects</text:span><text:span text:style-name="T156_10"><text:s/></text:span><text:span text:style-name="T156_11">in</text:span><text:span text:style-name="T156_12"><text:s/></text:span><text:span text:style-name="T156_13">server</text:span><text:span text:style-name="T156_14"><text:s/></text:span><text:span text:style-name="T156_15">and</text:span><text:span text:style-name="T156_16"><text:s/></text:span><text:span text:style-name="T156_17">client</text:span><text:span text:style-name="T156_18"><text:s/></text:span><text:span text:style-name="T156_19">within</text:span><text:span text:style-name="T156_20"><text:s/></text:span><text:span text:style-name="T156_21">range</text:span><text:span text:style-name="T156_22"><text:s/>(</text:span><text:span text:style-name="T156_23">ex</text:span><text:span text:style-name="T156_24">:<text:s/>&lt;<text:s/>10</text:span><text:span text:style-name="T156_25">k</text:span><text:span text:style-name="T156_26">)<text:s/></text:span><text:span text:style-name="T156_27">based</text:span><text:span text:style-name="T156_28"><text:s/></text:span><text:span text:style-name="T156_29">on</text:span><text:span text:style-name="T156_30"><text:s/></text:span><text:span text:style-name="T156_31">attention</text:span></text:p>
            </text:list-item>
            <text:list-item>
              <text:p text:style-name="P157"><text:span text:style-name="T157_1">spreading</text:span></text:p>
            </text:list-item>
            <text:list-item>
              <text:p text:style-name="P158"><text:span text:style-name="T158_1">private</text:span><text:span text:style-name="T158_2"><text:s/></text:span><text:span text:style-name="T158_3">messages</text:span></text:p>
              <text:list>
                <text:list-item>
                  <text:p text:style-name="P159"><text:span text:style-name="T159_1">notifications</text:span><text:span text:style-name="T159_2"><text:s/></text:span><text:span text:style-name="T159_3">of</text:span><text:span text:style-name="T159_4"><text:s/></text:span><text:span text:style-name="T159_5">replies</text:span><text:span text:style-name="T159_6"><text:s/></text:span><text:span text:style-name="T159_7">to</text:span><text:span text:style-name="T159_8"><text:s/></text:span><text:span text:style-name="T159_9">own</text:span><text:span text:style-name="T159_10"><text:s/></text:span><text:span text:style-name="T159_11">objects</text:span><text:span text:style-name="T159_12">,<text:s/></text:span><text:span text:style-name="T159_13">or</text:span><text:span text:style-name="T159_14"><text:s/></text:span><text:span text:style-name="T159_15">another</text:span><text:span text:style-name="T159_16"><text:s/></text:span><text:span text:style-name="T159_17">reply</text:span><text:span text:style-name="T159_18"><text:s/></text:span><text:span text:style-name="T159_19">to</text:span><text:span text:style-name="T159_20"><text:s/></text:span><text:span text:style-name="T159_21">an</text:span><text:span text:style-name="T159_22"><text:s/></text:span><text:span text:style-name="T159_23">object</text:span><text:span text:style-name="T159_24"><text:s/></text:span><text:span text:style-name="T159_25">one</text:span><text:span text:style-name="T159_26"><text:s/></text:span><text:span text:style-name="T159_27">has</text:span><text:span text:style-name="T159_28"><text:s/></text:span><text:span text:style-name="T159_29">replied</text:span><text:span text:style-name="T159_30"><text:s/></text:span><text:span text:style-name="T159_31">to</text:span></text:p>
                </text:list-item>
              </text:list>
            </text:list-item>
          </text:list>
        </text:list-item>
        <text:list-item>
          <text:p text:style-name="P160"><text:span text:style-name="T160_1">Plugins</text:span></text:p>
          <text:list>
            <text:list-item>
              <text:p text:style-name="P161"><text:span text:style-name="T161_1">importance</text:span><text:span text:style-name="T161_2"><text:s/></text:span><text:span text:style-name="T161_3">classifier</text:span><text:span text:style-name="T161_4">:<text:s/></text:span><text:span text:style-name="T161_5">classifies</text:span><text:span text:style-name="T161_6"><text:s/></text:span><text:span text:style-name="T161_7">incoming</text:span><text:span text:style-name="T161_8"><text:s/></text:span><text:span text:style-name="T161_9">objects</text:span><text:span text:style-name="T161_10"><text:s/></text:span><text:span text:style-name="T161_11">according</text:span><text:span text:style-name="T161_12"><text:s/></text:span><text:span text:style-name="T161_13">to</text:span><text:span text:style-name="T161_14"><text:s/></text:span><text:span text:style-name="T161_15">its</text:span><text:span text:style-name="T161_16"><text:s/></text:span><text:span text:style-name="T161_17">features</text:span><text:span text:style-name="T161_18"><text:s/></text:span><text:span text:style-name="T161_19">to</text:span><text:span text:style-name="T161_20"><text:s/></text:span><text:span text:style-name="T161_21">predict</text:span><text:span text:style-name="T161_22"><text:s/></text:span><text:span text:style-name="T161_23">the</text:span><text:span text:style-name="T161_24"><text:s/></text:span><text:span text:style-name="T161_25">user</text:span><text:span text:style-name="T161_26">’</text:span><text:span text:style-name="T161_27">s</text:span><text:span text:style-name="T161_28"><text:s/></text:span><text:span text:style-name="T161_29">interest</text:span><text:span text:style-name="T161_30"><text:s/></text:span><text:span text:style-name="T161_31">in</text:span><text:span text:style-name="T161_32"><text:s/></text:span><text:span text:style-name="T161_33">it</text:span><text:span text:style-name="T161_34"><text:s/>(0..1.0)</text:span></text:p>
              <text:list>
                <text:list-item>
                  <text:p text:style-name="P162"><text:span text:style-name="T162_1">author</text:span><text:span text:style-name="T162_2">,<text:s/></text:span><text:span text:style-name="T162_3">age</text:span><text:span text:style-name="T162_4">,<text:s/></text:span><text:span text:style-name="T162_5">etc</text:span><text:span text:style-name="T162_6">..</text:span></text:p>
                </text:list-item>
                <text:list-item>
                  <text:p text:style-name="P163"><text:span text:style-name="T163_1">use</text:span><text:span text:style-name="T163_2"><text:s/></text:span><text:span text:style-name="T163_3">an</text:span><text:span text:style-name="T163_4"><text:s/></text:span><text:span text:style-name="T163_5">encog</text:span><text:span text:style-name="T163_6"><text:s/></text:span><text:span text:style-name="T163_7">component</text:span><text:span text:style-name="T163_8"><text:s/></text:span><text:span text:style-name="T163_9">to</text:span><text:span text:style-name="T163_10"><text:s/></text:span><text:span text:style-name="T163_11">automatically</text:span><text:span text:style-name="T163_12"><text:s/></text:span><text:span text:style-name="T163_13">learn</text:span><text:span text:style-name="T163_14"><text:s/></text:span><text:span text:style-name="T163_15">user</text:span><text:span text:style-name="T163_16">’</text:span><text:span text:style-name="T163_17">s</text:span><text:span text:style-name="T163_18"><text:s/></text:span><text:span text:style-name="T163_19">classification</text:span><text:span text:style-name="T163_20"><text:s/></text:span><text:span text:style-name="T163_21">parameters</text:span></text:p>
                </text:list-item>
                <text:list-item>
                  <text:p text:style-name="P164"><text:span text:style-name="T164_1">this</text:span><text:span text:style-name="T164_2"><text:s/></text:span><text:span text:style-name="T164_3">is</text:span><text:span text:style-name="T164_4"><text:s/></text:span><text:span text:style-name="T164_5">analogous</text:span><text:span text:style-name="T164_6"><text:s/></text:span><text:span text:style-name="T164_7">to</text:span><text:span text:style-name="T164_8"><text:s/></text:span><text:span text:style-name="T164_9">google</text:span><text:span text:style-name="T164_10">’</text:span><text:span text:style-name="T164_11">s</text:span><text:span text:style-name="T164_12"><text:s/></text:span><text:span text:style-name="T164_13">important</text:span><text:span text:style-name="T164_14"><text:s/></text:span><text:span text:style-name="T164_15">inbox</text:span><text:span text:style-name="T164_16"><text:s/></text:span><text:span text:style-name="T164_17">feature</text:span></text:p>
                </text:list-item>
              </text:list>
            </text:list-item>
            <text:list-item>
              <text:p text:style-name="P165"><text:span text:style-name="T165_1">“</text:span><text:span text:style-name="T165_2">facetime</text:span><text:span text:style-name="T165_3">”:<text:s/></text:span><text:span text:style-name="T165_4">identifies</text:span><text:span text:style-name="T165_5"><text:s/></text:span><text:span text:style-name="T165_6">people</text:span><text:span text:style-name="T165_7"><text:s/></text:span><text:span text:style-name="T165_8">in</text:span><text:span text:style-name="T165_9"><text:s/></text:span><text:span text:style-name="T165_10">close</text:span><text:span text:style-name="T165_11"><text:s/></text:span><text:span text:style-name="T165_12">proximity</text:span><text:span text:style-name="T165_13"><text:s/></text:span><text:span text:style-name="T165_14">that</text:span><text:span text:style-name="T165_15"><text:s/></text:span><text:span text:style-name="T165_16">you</text:span><text:span text:style-name="T165_17"><text:s/></text:span><text:span text:style-name="T165_18">can</text:span><text:span text:style-name="T165_19"><text:s/></text:span><text:span text:style-name="T165_20">explore</text:span><text:span text:style-name="T165_21"><text:s/>“</text:span><text:span text:style-name="T165_22">face</text:span><text:span text:style-name="T165_23"><text:s/></text:span><text:span text:style-name="T165_24">time</text:span><text:span text:style-name="T165_25">”<text:s/></text:span><text:span text:style-name="T165_26">with</text:span><text:span text:style-name="T165_27"><text:s/>(</text:span><text:span text:style-name="T165_28">sent</text:span><text:span text:style-name="T165_29"><text:s/></text:span><text:span text:style-name="T165_30">as</text:span><text:span text:style-name="T165_31"><text:s/></text:span><text:span text:style-name="T165_32">private</text:span><text:span text:style-name="T165_33"><text:s/></text:span><text:span text:style-name="T165_34">messages</text:span><text:span text:style-name="T165_35">)</text:span></text:p>
            </text:list-item>
            <text:list-item>
              <text:p text:style-name="P166"><text:span text:style-name="T166_1">“</text:span><text:span text:style-name="T166_2">band</text:span><text:span text:style-name="T166_3">”:<text:s/></text:span><text:span text:style-name="T166_4">identifies</text:span><text:span text:style-name="T166_5"><text:s/></text:span><text:span text:style-name="T166_6">people</text:span><text:span text:style-name="T166_7"><text:s/></text:span><text:span text:style-name="T166_8">with</text:span><text:span text:style-name="T166_9"><text:s/></text:span><text:span text:style-name="T166_10">musical</text:span><text:span text:style-name="T166_11"><text:s/></text:span><text:span text:style-name="T166_12">instruments</text:span><text:span text:style-name="T166_13"><text:s/></text:span><text:span text:style-name="T166_14">in</text:span><text:span text:style-name="T166_15"><text:s/></text:span><text:span text:style-name="T166_16">close</text:span><text:span text:style-name="T166_17"><text:s/></text:span><text:span text:style-name="T166_18">proximity</text:span><text:span text:style-name="T166_19"><text:s/></text:span><text:span text:style-name="T166_20">that</text:span><text:span text:style-name="T166_21"><text:s/></text:span><text:span text:style-name="T166_22">can</text:span><text:span text:style-name="T166_23"><text:s/></text:span><text:span text:style-name="T166_24">form</text:span><text:span text:style-name="T166_25"><text:s/></text:span><text:span text:style-name="T166_26">bands</text:span></text:p>
            </text:list-item>
            <text:list-item>
              <text:p text:style-name="P167"><text:span text:style-name="T167_1">“</text:span><text:span text:style-name="T167_2">emotion</text:span><text:span text:style-name="T167_3"><text:s/></text:span><text:span text:style-name="T167_4">detector</text:span><text:span text:style-name="T167_5">”<text:s/>-<text:s/></text:span><text:span text:style-name="T167_6">clarifies</text:span><text:span text:style-name="T167_7"><text:s/></text:span><text:span text:style-name="T167_8">emotional</text:span><text:span text:style-name="T167_9"><text:s/></text:span><text:span text:style-name="T167_10">context</text:span><text:span text:style-name="T167_11"><text:s/></text:span><text:span text:style-name="T167_12">of</text:span><text:span text:style-name="T167_13"><text:s/></text:span><text:span text:style-name="T167_14">previously</text:span><text:span text:style-name="T167_15"><text:s/></text:span><text:span text:style-name="T167_16">authored</text:span><text:span text:style-name="T167_17"><text:s/></text:span><text:span text:style-name="T167_18">objects</text:span><text:span text:style-name="T167_19"><text:s/></text:span><text:span text:style-name="T167_20">using</text:span><text:span text:style-name="T167_21"><text:s/></text:span><text:span text:style-name="T167_22">one</text:span><text:span text:style-name="T167_23"><text:s/></text:span><text:span text:style-name="T167_24">or</text:span><text:span text:style-name="T167_25"><text:s/></text:span><text:span text:style-name="T167_26">more</text:span><text:span text:style-name="T167_27"><text:s/></text:span><text:span text:style-name="T167_28">sentiment</text:span><text:span text:style-name="T167_29"><text:s/></text:span><text:span text:style-name="T167_30">analysis</text:span><text:span text:style-name="T167_31"><text:s/></text:span><text:span text:style-name="T167_32">algorithms</text:span></text:p>
            </text:list-item>
            <text:list-item>
              <text:p text:style-name="P168"><text:span text:style-name="T168_1">craigslist</text:span><text:span text:style-name="T168_2"><text:s/></text:span><text:span text:style-name="T168_3">enhancements</text:span></text:p>
            </text:list-item>
            <text:list-item>
              <text:p text:style-name="P169"><text:span text:style-name="T169_1">“</text:span><text:span text:style-name="T169_2">happy</text:span><text:span text:style-name="T169_3"><text:s/>&lt;-&gt;<text:s/></text:span><text:span text:style-name="T169_4">sad</text:span><text:span text:style-name="T169_5">”<text:s/>/<text:s/>“</text:span><text:span text:style-name="T169_6">rich</text:span><text:span text:style-name="T169_7"><text:s/>&lt;-&gt;<text:s/></text:span><text:span text:style-name="T169_8">poor</text:span><text:span text:style-name="T169_9">”<text:s/>@</text:span><text:span text:style-name="T169_10">afxdeadcode</text:span><text:span text:style-name="T169_11"><text:s/></text:span><text:span text:style-name="T169_12">bot</text:span><text:span text:style-name="T169_13"><text:s/></text:span><text:span text:style-name="T169_14">functionality</text:span></text:p>
            </text:list-item>
            <text:list-item>
              <text:p text:style-name="P170"><text:span text:style-name="T170_1">rational</text:span><text:span text:style-name="T170_2"><text:s/></text:span><text:span text:style-name="T170_3">product</text:span><text:span text:style-name="T170_4"><text:s/></text:span><text:span text:style-name="T170_5">sales</text:span><text:span text:style-name="T170_6"><text:s/></text:span><text:span text:style-name="T170_7">bot</text:span><text:span text:style-name="T170_8">:<text:s/></text:span><text:span text:style-name="T170_9">explains</text:span><text:span text:style-name="T170_10"><text:s/></text:span><text:span text:style-name="T170_11">all</text:span><text:span text:style-name="T170_12"><text:s/></text:span><text:span text:style-name="T170_13">ads</text:span><text:span text:style-name="T170_14"><text:s/></text:span><text:span text:style-name="T170_15">with</text:span><text:span text:style-name="T170_16"><text:s/></text:span><text:span text:style-name="T170_17">reasons</text:span><text:span text:style-name="T170_18"><text:s/></text:span><text:span text:style-name="T170_19">inferred</text:span><text:span text:style-name="T170_20"><text:s/></text:span><text:span text:style-name="T170_21">about</text:span><text:span text:style-name="T170_22"><text:s/></text:span><text:span text:style-name="T170_23">you</text:span><text:span text:style-name="T170_24"><text:s/></text:span><text:span text:style-name="T170_25">and</text:span><text:span text:style-name="T170_26"><text:s/></text:span><text:span text:style-name="T170_27">your</text:span><text:span text:style-name="T170_28"><text:s/></text:span><text:span text:style-name="T170_29">environment</text:span><text:span text:style-name="T170_30">,<text:s/></text:span><text:span text:style-name="T170_31">ex</text:span><text:span text:style-name="T170_32">:<text:s/></text:span><text:span text:style-name="T170_33">raining</text:span><text:span text:style-name="T170_34"><text:s/>-&gt;<text:s/></text:span><text:span text:style-name="T170_35">buy</text:span><text:span text:style-name="T170_36"><text:s/></text:span><text:span text:style-name="T170_37">umbrella</text:span><text:span text:style-name="T170_38">,<text:s/></text:span><text:span text:style-name="T170_39">why</text:span><text:span text:style-name="T170_40">?<text:s/></text:span><text:span text:style-name="T170_41">because</text:span><text:span text:style-name="T170_42"><text:s/></text:span><text:span text:style-name="T170_43">precipitation</text:span><text:span text:style-name="T170_44"><text:s/>&gt;<text:s/>80%<text:s/></text:span><text:span text:style-name="T170_45">for</text:span><text:span text:style-name="T170_46"><text:s/></text:span><text:span text:style-name="T170_47">the</text:span><text:span text:style-name="T170_48"><text:s/></text:span><text:span text:style-name="T170_49">next</text:span><text:span text:style-name="T170_50"><text:s/>8<text:s/></text:span><text:span text:style-name="T170_51">hours</text:span><text:span text:style-name="T170_52">”)<text:s/></text:span><text:span text:style-name="T170_53">not</text:span><text:span text:style-name="T170_54"><text:s/></text:span><text:span text:style-name="T170_55">just</text:span><text:span text:style-name="T170_56"><text:s/></text:span><text:span text:style-name="T170_57">on</text:span><text:span text:style-name="T170_58"><text:s/></text:span><text:span text:style-name="T170_59">presence</text:span><text:span text:style-name="T170_60"><text:s/></text:span><text:span text:style-name="T170_61">of</text:span><text:span text:style-name="T170_62"><text:s/></text:span><text:span text:style-name="T170_63">phenomena</text:span><text:span text:style-name="T170_64"><text:s/></text:span><text:span text:style-name="T170_65">but</text:span><text:span text:style-name="T170_66"><text:s/></text:span><text:span text:style-name="T170_67">also</text:span><text:span text:style-name="T170_68"><text:s/></text:span><text:span text:style-name="T170_69">the</text:span><text:span text:style-name="T170_70"><text:s/></text:span><text:span text:style-name="T170_71">lack</text:span><text:span text:style-name="T170_72"><text:s/></text:span><text:span text:style-name="T170_73">of</text:span><text:span text:style-name="T170_74"><text:s/></text:span><text:span text:style-name="T170_75">it</text:span><text:span text:style-name="T170_76">,<text:s/></text:span><text:span text:style-name="T170_77">for</text:span><text:span text:style-name="T170_78"><text:s/></text:span><text:span text:style-name="T170_79">ex</text:span><text:span text:style-name="T170_80">:<text:s/></text:span><text:span text:style-name="T170_81">buy</text:span><text:span text:style-name="T170_82"><text:s/></text:span><text:span text:style-name="T170_83">first</text:span><text:span text:style-name="T170_84"><text:s/></text:span><text:span text:style-name="T170_85">aid</text:span><text:span text:style-name="T170_86"><text:s/></text:span><text:span text:style-name="T170_87">kit</text:span><text:span text:style-name="T170_88"><text:s/></text:span><text:span text:style-name="T170_89">because</text:span><text:span text:style-name="T170_90"><text:s/></text:span><text:span text:style-name="T170_91">you</text:span><text:span text:style-name="T170_92"><text:s/></text:span><text:span text:style-name="T170_93">are</text:span><text:span text:style-name="T170_94"><text:s/>230</text:span><text:span text:style-name="T170_95">km</text:span><text:span text:style-name="T170_96"><text:s/></text:span><text:span text:style-name="T170_97">away</text:span><text:span text:style-name="T170_98"><text:s/></text:span><text:span text:style-name="T170_99">from</text:span><text:span text:style-name="T170_100"><text:s/></text:span><text:span text:style-name="T170_101">the</text:span><text:span text:style-name="T170_102"><text:s/></text:span><text:span text:style-name="T170_103">nearest</text:span><text:span text:style-name="T170_104"><text:s/></text:span><text:span text:style-name="T170_105">hospital</text:span><text:span text:style-name="T170_106"><text:s/></text:span><text:span text:style-name="T170_107">or</text:span><text:span text:style-name="T170_108"><text:s/></text:span><text:span text:style-name="T170_109">pharmacy</text:span><text:span text:style-name="T170_110">”.<text:s text:c="2"/></text:span><text:span text:style-name="T170_111">this</text:span><text:span text:style-name="T170_112"><text:s/></text:span><text:span text:style-name="T170_113">can</text:span><text:span text:style-name="T170_114"><text:s/></text:span><text:span text:style-name="T170_115">be</text:span><text:span text:style-name="T170_116"><text:s/></text:span><text:span text:style-name="T170_117">hooked</text:span><text:span text:style-name="T170_118"><text:s/></text:span><text:span text:style-name="T170_119">into</text:span><text:span text:style-name="T170_120"><text:s/></text:span><text:span text:style-name="T170_121">amazon</text:span><text:span text:style-name="T170_122"><text:s/></text:span><text:span text:style-name="T170_123">affiliate</text:span><text:span text:style-name="T170_124"><text:s/></text:span><text:span text:style-name="T170_125">marketing</text:span><text:span text:style-name="T170_126"><text:s/></text:span><text:span text:style-name="T170_127">to</text:span><text:span text:style-name="T170_128"><text:s/></text:span><text:span text:style-name="T170_129">allow</text:span><text:span text:style-name="T170_130"><text:s/></text:span><text:span text:style-name="T170_131">anyone</text:span><text:span text:style-name="T170_132"><text:s/></text:span><text:span text:style-name="T170_133">to</text:span><text:span text:style-name="T170_134"><text:s/></text:span><text:span text:style-name="T170_135">instantly</text:span><text:span text:style-name="T170_136"><text:s/></text:span><text:span text:style-name="T170_137">generate</text:span><text:span text:style-name="T170_138"><text:s/></text:span><text:span text:style-name="T170_139">money</text:span><text:span text:style-name="T170_140">.<text:s/></text:span><text:span text:style-name="T170_141">in</text:span><text:span text:style-name="T170_142">-</text:span><text:span text:style-name="T170_143">person</text:span><text:span text:style-name="T170_144"><text:s/></text:span><text:span text:style-name="T170_145">delivery</text:span><text:span text:style-name="T170_146"><text:s/></text:span><text:span text:style-name="T170_147">can</text:span><text:span text:style-name="T170_148"><text:s/></text:span><text:span text:style-name="T170_149">be</text:span><text:span text:style-name="T170_150"><text:s/></text:span><text:span text:style-name="T170_151">added</text:span><text:span text:style-name="T170_152"><text:s/></text:span><text:span text:style-name="T170_153">to</text:span><text:span text:style-name="T170_154"><text:s/></text:span><text:span text:style-name="T170_155">local</text:span><text:span text:style-name="T170_156"><text:s/></text:span><text:span text:style-name="T170_157">customers</text:span><text:span text:style-name="T170_158"><text:s/></text:span><text:span text:style-name="T170_159">as</text:span><text:span text:style-name="T170_160"><text:s/></text:span><text:span text:style-name="T170_161">a</text:span><text:span text:style-name="T170_162"><text:s/></text:span><text:span text:style-name="T170_163">value</text:span><text:span text:style-name="T170_164">-</text:span><text:span text:style-name="T170_165">added</text:span><text:span text:style-name="T170_166"><text:s/></text:span><text:span text:style-name="T170_167">bonus</text:span></text:p>
            </text:list-item>
            <text:list-item>
              <text:p text:style-name="P171"><text:span text:style-name="T171_1">demographics</text:span><text:span text:style-name="T171_2"><text:s/></text:span><text:span text:style-name="T171_3">reports</text:span><text:span text:style-name="T171_4">:<text:s/></text:span><text:span text:style-name="T171_5">produce</text:span><text:span text:style-name="T171_6"><text:s/></text:span><text:span text:style-name="T171_7">data</text:span><text:span text:style-name="T171_8"><text:s/></text:span><text:span text:style-name="T171_9">reports</text:span><text:span text:style-name="T171_10"><text:s/></text:span><text:span text:style-name="T171_11">of</text:span><text:span text:style-name="T171_12"><text:s/></text:span><text:span text:style-name="T171_13">analyzed</text:span><text:span text:style-name="T171_14"><text:s/></text:span><text:span text:style-name="T171_15">trends</text:span><text:span text:style-name="T171_16">,<text:s/></text:span><text:span text:style-name="T171_17">sentiments</text:span><text:span text:style-name="T171_18">,<text:s/></text:span><text:span text:style-name="T171_19">etc</text:span><text:span text:style-name="T171_20">..<text:s/></text:span><text:span text:style-name="T171_21">useful</text:span><text:span text:style-name="T171_22"><text:s/></text:span><text:span text:style-name="T171_23">for</text:span><text:span text:style-name="T171_24"><text:s/></text:span><text:span text:style-name="T171_25">selling</text:span><text:span text:style-name="T171_26"><text:s/></text:span><text:span text:style-name="T171_27">to</text:span><text:span text:style-name="T171_28"><text:s/></text:span><text:span text:style-name="T171_29">marketing</text:span><text:span text:style-name="T171_30"><text:s/></text:span><text:span text:style-name="T171_31">business</text:span><text:span text:style-name="T171_32">.</text:span></text:p>
            </text:list-item>
            <text:list-item>
              <text:p text:style-name="P172"><text:span text:style-name="T172_1">product</text:span><text:span text:style-name="T172_2"><text:s/></text:span><text:span text:style-name="T172_3">wars</text:span><text:span text:style-name="T172_4">:<text:s/></text:span><text:span text:style-name="T172_5">incite</text:span><text:span text:style-name="T172_6"><text:s/></text:span><text:span text:style-name="T172_7">fights</text:span><text:span text:style-name="T172_8"><text:s/></text:span><text:span text:style-name="T172_9">between</text:span><text:span text:style-name="T172_10"><text:s/></text:span><text:span text:style-name="T172_11">consumers</text:span><text:span text:style-name="T172_12"><text:s/></text:span><text:span text:style-name="T172_13">of</text:span><text:span text:style-name="T172_14"><text:s/></text:span><text:span text:style-name="T172_15">competing</text:span><text:span text:style-name="T172_16"><text:s/></text:span><text:span text:style-name="T172_17">products</text:span></text:p>
            </text:list-item>
            <text:list-item>
              <text:p text:style-name="P173"><text:span text:style-name="T173_1">twitter</text:span><text:span text:style-name="T173_2"><text:s/></text:span><text:span text:style-name="T173_3">local</text:span><text:span text:style-name="T173_4"><text:s/></text:span><text:span text:style-name="T173_5">tweets</text:span><text:span text:style-name="T173_6">:</text:span></text:p>
              <text:list>
                <text:list-item>
                  <text:p text:style-name="P174"><text:span text:style-name="T174_1">eliminate</text:span><text:span text:style-name="T174_2"><text:s/></text:span><text:span text:style-name="T174_3">searches</text:span><text:span text:style-name="T174_4"><text:s/></text:span><text:span text:style-name="T174_5">that</text:span><text:span text:style-name="T174_6"><text:s/></text:span><text:span text:style-name="T174_7">are</text:span><text:span text:style-name="T174_8"><text:s/></text:span><text:span text:style-name="T174_9">too</text:span><text:span text:style-name="T174_10"><text:s/></text:span><text:span text:style-name="T174_11">close</text:span><text:span text:style-name="T174_12">.<text:s/></text:span><text:span text:style-name="T174_13">if</text:span><text:span text:style-name="T174_14"><text:s/>2<text:s/></text:span><text:span text:style-name="T174_15">users</text:span><text:span text:style-name="T174_16"><text:s/></text:span><text:span text:style-name="T174_17">are</text:span><text:span text:style-name="T174_18"><text:s/></text:span><text:span text:style-name="T174_19">too</text:span><text:span text:style-name="T174_20"><text:s/></text:span><text:span text:style-name="T174_21">close</text:span><text:span text:style-name="T174_22"><text:s/></text:span><text:span text:style-name="T174_23">their</text:span><text:span text:style-name="T174_24"><text:s/></text:span><text:span text:style-name="T174_25">searches</text:span><text:span text:style-name="T174_26"><text:s/></text:span><text:span text:style-name="T174_27">might</text:span><text:span text:style-name="T174_28"><text:s/></text:span><text:span text:style-name="T174_29">be</text:span><text:span text:style-name="T174_30"><text:s/></text:span><text:span text:style-name="T174_31">redundant</text:span><text:span text:style-name="T174_32">.<text:s text:c="2"/></text:span><text:span text:style-name="T174_33">this</text:span><text:span text:style-name="T174_34"><text:s/></text:span><text:span text:style-name="T174_35">is</text:span><text:span text:style-name="T174_36"><text:s/></text:span><text:span text:style-name="T174_37">a</text:span><text:span text:style-name="T174_38"><text:s/></text:span><text:span text:style-name="T174_39">simple</text:span><text:span text:style-name="T174_40"><text:s/></text:span><text:span text:style-name="T174_41">threshold</text:span><text:span text:style-name="T174_42"><text:s/></text:span><text:span text:style-name="T174_43">optimization</text:span></text:p>
                </text:list-item>
              </text:list>
            </text:list-item>
            <text:list-item>
              <text:p text:style-name="P175"><text:span text:style-name="T175_1">twitter</text:span><text:span text:style-name="T175_2"><text:s/></text:span><text:span text:style-name="T175_3">output</text:span><text:span text:style-name="T175_4"><text:s/>:<text:s/></text:span><text:span text:style-name="T175_5">transmits</text:span><text:span text:style-name="T175_6"><text:s/></text:span><text:span text:style-name="T175_7">objects</text:span><text:span text:style-name="T175_8"><text:s/></text:span><text:span text:style-name="T175_9">that</text:span><text:span text:style-name="T175_10"><text:s/></text:span><text:span text:style-name="T175_11">have</text:span><text:span text:style-name="T175_12"><text:s/>‘</text:span><text:span text:style-name="T175_13">SendToTwitter</text:span><text:span text:style-name="T175_14">’<text:s/></text:span><text:span text:style-name="T175_15">tag</text:span><text:span text:style-name="T175_16"><text:s/>(</text:span><text:span text:style-name="T175_17">replaces</text:span><text:span text:style-name="T175_18"><text:s/></text:span><text:span text:style-name="T175_19">with</text:span><text:span text:style-name="T175_20"><text:s/></text:span><text:span text:style-name="T175_21">SentToTwitter</text:span><text:span text:style-name="T175_22">,<text:s/></text:span><text:span text:style-name="T175_23">or</text:span><text:span text:style-name="T175_24"><text:s/></text:span><text:span text:style-name="T175_25">replaces</text:span><text:span text:style-name="T175_26"><text:s/></text:span><text:span text:style-name="T175_27">with</text:span><text:span text:style-name="T175_28"><text:s/>“</text:span><text:span text:style-name="T175_29">TooLargeForTwitter</text:span><text:span text:style-name="T175_30">”<text:s/></text:span><text:span text:style-name="T175_31">if</text:span><text:span text:style-name="T175_32"><text:s/></text:span><text:span text:style-name="T175_33">too</text:span><text:span text:style-name="T175_34"><text:s/></text:span><text:span text:style-name="T175_35">large</text:span><text:span text:style-name="T175_36"><text:s/></text:span><text:span text:style-name="T175_37">lol</text:span><text:span text:style-name="T175_38">).<text:s text:c="2"/></text:span></text:p>
              <text:list>
                <text:list-item>
                  <text:p text:style-name="P176"><text:span text:style-name="T176_1">SendToTwitter</text:span><text:span text:style-name="T176_2">(</text:span><text:span text:style-name="T176_3">username</text:span><text:span text:style-name="T176_4">=...)<text:s/></text:span><text:span text:style-name="T176_5">if</text:span><text:span text:style-name="T176_6"><text:s/></text:span><text:span text:style-name="T176_7">multiple</text:span><text:span text:style-name="T176_8"><text:s/></text:span><text:span text:style-name="T176_9">bots</text:span><text:span text:style-name="T176_10"><text:s/></text:span><text:span text:style-name="T176_11">are</text:span><text:span text:style-name="T176_12"><text:s/></text:span><text:span text:style-name="T176_13">registered</text:span><text:span text:style-name="T176_14"><text:s/></text:span><text:span text:style-name="T176_15">on</text:span><text:span text:style-name="T176_16"><text:s/></text:span><text:span text:style-name="T176_17">the</text:span><text:span text:style-name="T176_18"><text:s/></text:span><text:span text:style-name="T176_19">server</text:span></text:p>
                </text:list-item>
                <text:list-item>
                  <text:p text:style-name="P177"><text:span text:style-name="T177_1">attempt</text:span><text:span text:style-name="T177_2"><text:s/></text:span><text:span text:style-name="T177_3">to</text:span><text:span text:style-name="T177_4"><text:s/></text:span><text:span text:style-name="T177_5">send</text:span><text:span text:style-name="T177_6"><text:s/></text:span><text:span text:style-name="T177_7">pending</text:span><text:span text:style-name="T177_8"><text:s/></text:span><text:span text:style-name="T177_9">replies</text:span><text:span text:style-name="T177_10"><text:s/></text:span><text:span text:style-name="T177_11">to</text:span><text:span text:style-name="T177_12"><text:s/></text:span><text:span text:style-name="T177_13">messages</text:span><text:span text:style-name="T177_14"><text:s/></text:span><text:span text:style-name="T177_15">previously</text:span><text:span text:style-name="T177_16"><text:s/></text:span><text:span text:style-name="T177_17">received</text:span><text:span text:style-name="T177_18"><text:s/></text:span><text:span text:style-name="T177_19">from</text:span><text:span text:style-name="T177_20"><text:s/></text:span><text:span text:style-name="T177_21">twitter</text:span></text:p>
                </text:list-item>
              </text:list>
            </text:list-item>
            <text:list-item>
              <text:p text:style-name="P178"><text:span text:style-name="T178_1">OSM</text:span><text:span text:style-name="T178_2">:<text:s/></text:span><text:span text:style-name="T178_3">interest</text:span><text:span text:style-name="T178_4"><text:s/>(“</text:span><text:span text:style-name="T178_5">curiosity</text:span><text:span text:style-name="T178_6">”)<text:s/></text:span><text:span text:style-name="T178_7">in</text:span><text:span text:style-name="T178_8"><text:s/></text:span><text:span text:style-name="T178_9">amenities</text:span><text:span text:style-name="T178_10"><text:s/></text:span><text:span text:style-name="T178_11">for</text:span><text:span text:style-name="T178_12"><text:s/></text:span><text:span text:style-name="T178_13">a</text:span><text:span text:style-name="T178_14"><text:s/></text:span><text:span text:style-name="T178_15">given</text:span><text:span text:style-name="T178_16"><text:s/></text:span><text:span text:style-name="T178_17">location</text:span><text:span text:style-name="T178_18"><text:s/></text:span><text:span text:style-name="T178_19">is</text:span><text:span text:style-name="T178_20"><text:s/></text:span><text:span text:style-name="T178_21">noticed</text:span><text:span text:style-name="T178_22"><text:s/></text:span><text:span text:style-name="T178_23">by</text:span><text:span text:style-name="T178_24"><text:s/></text:span><text:span text:style-name="T178_25">the</text:span><text:span text:style-name="T178_26"><text:s/></text:span><text:span text:style-name="T178_27">plugin</text:span><text:span text:style-name="T178_28"><text:s/></text:span><text:span text:style-name="T178_29">to</text:span><text:span text:style-name="T178_30"><text:s/></text:span><text:span text:style-name="T178_31">yield</text:span><text:span text:style-name="T178_32"><text:s/></text:span><text:span text:style-name="T178_33">the</text:span><text:span text:style-name="T178_34"><text:s/></text:span><text:span text:style-name="T178_35">OSM</text:span><text:span text:style-name="T178_36"><text:s/></text:span><text:span text:style-name="T178_37">amenity</text:span><text:span text:style-name="T178_38"><text:s/></text:span><text:span text:style-name="T178_39">data</text:span></text:p>
            </text:list-item>
            <text:list-item>
              <text:p text:style-name="P179"><text:span text:style-name="T179_1">RSS</text:span><text:span text:style-name="T179_2">:<text:s/></text:span><text:span text:style-name="T179_3">created</text:span><text:span text:style-name="T179_4"><text:s/></text:span><text:span text:style-name="T179_5">post</text:span><text:span text:style-name="T179_6"><text:s/></text:span><text:span text:style-name="T179_7">objects</text:span><text:span text:style-name="T179_8"><text:s/></text:span><text:span text:style-name="T179_9">inherit</text:span><text:span text:style-name="T179_10"><text:s/></text:span><text:span text:style-name="T179_11">all</text:span><text:span text:style-name="T179_12"><text:s/></text:span><text:span text:style-name="T179_13">other</text:span><text:span text:style-name="T179_14"><text:s/></text:span><text:span text:style-name="T179_15">tags</text:span><text:span text:style-name="T179_16"><text:s/></text:span><text:span text:style-name="T179_17">of</text:span><text:span text:style-name="T179_18"><text:s/></text:span><text:span text:style-name="T179_19">the</text:span><text:span text:style-name="T179_20"><text:s/>(</text:span><text:span text:style-name="T179_21">creating</text:span><text:span text:style-name="T179_22">)<text:s/></text:span><text:span text:style-name="T179_23">feed</text:span></text:p>
            </text:list-item>
            <text:list-item>
              <text:p text:style-name="P180"><text:span text:style-name="T180_1">“</text:span><text:span text:style-name="T180_2">perfect</text:span><text:span text:style-name="T180_3"><text:s/></text:span><text:span text:style-name="T180_4">match</text:span><text:span text:style-name="T180_5">”<text:s/>:<text:s/></text:span><text:span text:style-name="T180_6">attempt</text:span><text:span text:style-name="T180_7"><text:s/></text:span><text:span text:style-name="T180_8">to</text:span><text:span text:style-name="T180_9"><text:s/></text:span><text:span text:style-name="T180_10">match</text:span><text:span text:style-name="T180_11"><text:s/></text:span><text:span text:style-name="T180_12">any</text:span><text:span text:style-name="T180_13"><text:s/></text:span><text:span text:style-name="T180_14">objects</text:span><text:span text:style-name="T180_15"><text:s/></text:span><text:span text:style-name="T180_16">of</text:span><text:span text:style-name="T180_17"><text:s/></text:span><text:span text:style-name="T180_18">similar</text:span><text:span text:style-name="T180_19"><text:s/></text:span><text:span text:style-name="T180_20">types</text:span><text:span text:style-name="T180_21"><text:s/></text:span><text:span text:style-name="T180_22">that</text:span><text:span text:style-name="T180_23"><text:s/></text:span><text:span text:style-name="T180_24">have</text:span><text:span text:style-name="T180_25"><text:s/></text:span><text:span text:style-name="T180_26">predicate</text:span><text:span text:style-name="T180_27">-</text:span><text:span text:style-name="T180_28">matched</text:span><text:span text:style-name="T180_29"><text:s/>(</text:span><text:span text:style-name="T180_30">ex</text:span><text:span text:style-name="T180_31">:<text:s/>3<text:s/></text:span><text:span text:style-name="T180_32">bike</text:span><text:span text:style-name="T180_33"><text:s/></text:span><text:span text:style-name="T180_34">gears</text:span><text:span text:style-name="T180_35"><text:s/>~~<text:s/></text:span><text:span text:style-name="T180_36">less</text:span><text:span text:style-name="T180_37"><text:s/></text:span><text:span text:style-name="T180_38">than</text:span><text:span text:style-name="T180_39"><text:s/>5<text:s/></text:span><text:span text:style-name="T180_40">bike</text:span><text:span text:style-name="T180_41"><text:s/></text:span><text:span text:style-name="T180_42">gears</text:span><text:span text:style-name="T180_43">)<text:s/></text:span><text:span text:style-name="T180_44">properties</text:span><text:span text:style-name="T180_45"><text:s/></text:span><text:span text:style-name="T180_46">and</text:span><text:span text:style-name="T180_47"><text:s/></text:span><text:span text:style-name="T180_48">provide</text:span><text:span text:style-name="T180_49"><text:s/></text:span><text:span text:style-name="T180_50">a</text:span><text:span text:style-name="T180_51"><text:s/></text:span><text:span text:style-name="T180_52">summary</text:span><text:span text:style-name="T180_53"><text:s/></text:span><text:span text:style-name="T180_54">to</text:span><text:span text:style-name="T180_55"><text:s/></text:span><text:span text:style-name="T180_56">each</text:span><text:span text:style-name="T180_57"><text:s/></text:span><text:span text:style-name="T180_58">object</text:span><text:span text:style-name="T180_59"><text:s/></text:span><text:span text:style-name="T180_60">as</text:span><text:span text:style-name="T180_61"><text:s/></text:span><text:span text:style-name="T180_62">a</text:span><text:span text:style-name="T180_63"><text:s/></text:span><text:span text:style-name="T180_64">reply</text:span><text:span text:style-name="T180_65">.<text:s text:c="2"/></text:span><text:span text:style-name="T180_66">serves</text:span><text:span text:style-name="T180_67"><text:s/></text:span><text:span text:style-name="T180_68">as</text:span><text:span text:style-name="T180_69"><text:s/></text:span><text:span text:style-name="T180_70">an</text:span><text:span text:style-name="T180_71"><text:s/></text:span><text:span text:style-name="T180_72">innocent</text:span><text:span text:style-name="T180_73"><text:s/></text:span><text:span text:style-name="T180_74">introduction</text:span><text:span text:style-name="T180_75"><text:s/></text:span><text:span text:style-name="T180_76">to</text:span><text:span text:style-name="T180_77"><text:s/></text:span><text:span text:style-name="T180_78">more</text:span><text:span text:style-name="T180_79"><text:s/></text:span><text:span text:style-name="T180_80">powerful</text:span><text:span text:style-name="T180_81"><text:s/></text:span><text:span text:style-name="T180_82">matching</text:span><text:span text:style-name="T180_83"><text:s/></text:span><text:span text:style-name="T180_84">algorithms</text:span><text:span text:style-name="T180_85"><text:s/></text:span><text:span text:style-name="T180_86">that</text:span><text:span text:style-name="T180_87"><text:s/></text:span><text:span text:style-name="T180_88">can</text:span><text:span text:style-name="T180_89"><text:s/></text:span><text:span text:style-name="T180_90">be</text:span><text:span text:style-name="T180_91"><text:s/></text:span><text:span text:style-name="T180_92">added</text:span><text:span text:style-name="T180_93"><text:s/></text:span><text:span text:style-name="T180_94">later</text:span><text:span text:style-name="T180_95">.<text:s text:c="2"/></text:span><text:span text:style-name="T180_96">should</text:span><text:span text:style-name="T180_97"><text:s/></text:span><text:span text:style-name="T180_98">prioritize</text:span><text:span text:style-name="T180_99"><text:s/>“</text:span><text:span text:style-name="T180_100">best</text:span><text:span text:style-name="T180_101">”<text:s/></text:span><text:span text:style-name="T180_102">matches</text:span><text:span text:style-name="T180_103"><text:s/></text:span><text:span text:style-name="T180_104">first</text:span><text:span text:style-name="T180_105"><text:s/></text:span><text:span text:style-name="T180_106">and</text:span><text:span text:style-name="T180_107"><text:s/></text:span><text:span text:style-name="T180_108">avoid</text:span><text:span text:style-name="T180_109"><text:s/></text:span><text:span text:style-name="T180_110">commenting</text:span><text:span text:style-name="T180_111"><text:s/></text:span><text:span text:style-name="T180_112">on</text:span><text:span text:style-name="T180_113"><text:s/></text:span><text:span text:style-name="T180_114">poor</text:span><text:span text:style-name="T180_115"><text:s/></text:span><text:span text:style-name="T180_116">matches</text:span><text:span text:style-name="T180_117"><text:s/>(</text:span><text:span text:style-name="T180_118">most</text:span><text:span text:style-name="T180_119"><text:s/>#<text:s/></text:span><text:span text:style-name="T180_120">of</text:span><text:span text:style-name="T180_121"><text:s/></text:span><text:span text:style-name="T180_122">properties</text:span><text:span text:style-name="T180_123"><text:s/></text:span><text:span text:style-name="T180_124">matched</text:span><text:span text:style-name="T180_125">,<text:s/></text:span><text:span text:style-name="T180_126">most</text:span><text:span text:style-name="T180_127"><text:s/>“</text:span><text:span text:style-name="T180_128">special</text:span><text:span text:style-name="T180_129">”<text:s/></text:span><text:span text:style-name="T180_130">properties</text:span><text:span text:style-name="T180_131"><text:s/>(</text:span><text:span text:style-name="T180_132">inversely</text:span><text:span text:style-name="T180_133"><text:s/></text:span><text:span text:style-name="T180_134">proportional</text:span><text:span text:style-name="T180_135"><text:s/></text:span><text:span text:style-name="T180_136">to</text:span><text:span text:style-name="T180_137"><text:s/></text:span><text:span text:style-name="T180_138">known</text:span><text:span text:style-name="T180_139"><text:s/></text:span><text:span text:style-name="T180_140">usage</text:span><text:span text:style-name="T180_141"><text:s/></text:span><text:span text:style-name="T180_142">popularity</text:span><text:span text:style-name="T180_143"><text:s/></text:span><text:span text:style-name="T180_144">of</text:span><text:span text:style-name="T180_145"><text:s/></text:span><text:span text:style-name="T180_146">that</text:span><text:span text:style-name="T180_147"><text:s/></text:span><text:span text:style-name="T180_148">property</text:span><text:span text:style-name="T180_149">’</text:span><text:span text:style-name="T180_150">s</text:span><text:span text:style-name="T180_151">)<text:s/>)</text:span></text:p>
            </text:list-item>
          </text:list>
        </text:list-item>
        <text:list-item>
          <text:p text:style-name="P181"><text:span text:style-name="T181_1">Stats</text:span></text:p>
          <text:list>
            <text:list-item>
              <text:p text:style-name="P182"><text:span text:style-name="T182_1">avg</text:span><text:span text:style-name="T182_2"><text:s/>#<text:s/></text:span><text:span text:style-name="T182_3">of</text:span><text:span text:style-name="T182_4"><text:s/></text:span><text:span text:style-name="T182_5">properties</text:span><text:span text:style-name="T182_6"><text:s/></text:span><text:span text:style-name="T182_7">per</text:span><text:span text:style-name="T182_8"><text:s/></text:span><text:span text:style-name="T182_9">object</text:span></text:p>
            </text:list-item>
            <text:list-item>
              <text:p text:style-name="P183"><text:span text:style-name="T183_1">avg</text:span><text:span text:style-name="T183_2"><text:s/>#<text:s/></text:span><text:span text:style-name="T183_3">of</text:span><text:span text:style-name="T183_4"><text:s/></text:span><text:span text:style-name="T183_5">tags</text:span><text:span text:style-name="T183_6"><text:s/></text:span><text:span text:style-name="T183_7">per</text:span><text:span text:style-name="T183_8"><text:s/></text:span><text:span text:style-name="T183_9">object</text:span></text:p>
            </text:list-item>
            <text:list-item>
              <text:p text:style-name="P184"><text:span text:style-name="T184_1">avg</text:span><text:span text:style-name="T184_2"><text:s/>#<text:s/></text:span><text:span text:style-name="T184_3">of</text:span><text:span text:style-name="T184_4"><text:s/></text:span><text:span text:style-name="T184_5">supertags</text:span><text:span text:style-name="T184_6"><text:s/>&amp;<text:s/></text:span><text:span text:style-name="T184_7">subtags</text:span></text:p>
            </text:list-item>
            <text:list-item>
              <text:p text:style-name="P185"><text:span text:style-name="T185_1">#<text:s/></text:span><text:span text:style-name="T185_2">of</text:span><text:span text:style-name="T185_3"><text:s/></text:span><text:span text:style-name="T185_4">instances</text:span><text:span text:style-name="T185_5"><text:s/></text:span><text:span text:style-name="T185_6">of</text:span><text:span text:style-name="T185_7"><text:s/></text:span><text:span text:style-name="T185_8">each</text:span><text:span text:style-name="T185_9"><text:s/></text:span><text:span text:style-name="T185_10">property</text:span></text:p>
            </text:list-item>
            <text:list-item>
              <text:p text:style-name="P186"><text:span text:style-name="T186_1">#<text:s/></text:span><text:span text:style-name="T186_2">of</text:span><text:span text:style-name="T186_3"><text:s/></text:span><text:span text:style-name="T186_4">instances</text:span><text:span text:style-name="T186_5"><text:s/></text:span><text:span text:style-name="T186_6">of</text:span><text:span text:style-name="T186_7"><text:s/></text:span><text:span text:style-name="T186_8">each</text:span><text:span text:style-name="T186_9"><text:s/></text:span><text:span text:style-name="T186_10">tag</text:span></text:p>
            </text:list-item>
            <text:list-item>
              <text:p text:style-name="P187"><text:span text:style-name="T187_1">download</text:span><text:span text:style-name="T187_2"><text:s/></text:span><text:span text:style-name="T187_3">as</text:span><text:span text:style-name="T187_4"><text:s/></text:span><text:span text:style-name="T187_5">JSON</text:span></text:p>
            </text:list-item>
            <text:list-item>
              <text:p text:style-name="P188"><text:span text:style-name="T188_1">focus</text:span><text:span text:style-name="T188_2"><text:s/></text:span><text:span text:style-name="T188_3">analytics</text:span></text:p>
              <text:list>
                <text:list-item>
                  <text:p text:style-name="P189"><text:span text:style-name="T189_1">discrete</text:span><text:span text:style-name="T189_2"><text:s/></text:span><text:span text:style-name="T189_3">totals</text:span><text:span text:style-name="T189_4"><text:s/>(</text:span><text:span text:style-name="T189_5">ex</text:span><text:span text:style-name="T189_6">:<text:s/></text:span><text:span text:style-name="T189_7">each</text:span><text:span text:style-name="T189_8"><text:s/>1</text:span><text:span text:style-name="T189_9">s</text:span><text:span text:style-name="T189_10">,<text:s/>5</text:span><text:span text:style-name="T189_11">s</text:span><text:span text:style-name="T189_12">)<text:s/>,<text:s/></text:span><text:span text:style-name="T189_13">computed</text:span><text:span text:style-name="T189_14"><text:s/></text:span><text:span text:style-name="T189_15">locally</text:span><text:span text:style-name="T189_16"><text:s/>&amp;<text:s/></text:span><text:span text:style-name="T189_17">on</text:span><text:span text:style-name="T189_18"><text:s/></text:span><text:span text:style-name="T189_19">server</text:span></text:p>
                </text:list-item>
              </text:list>
            </text:list-item>
          </text:list>
        </text:list-item>
        <text:list-item>
          <text:p text:style-name="P190"><text:span text:style-name="T190_1">Security</text:span></text:p>
          <text:list>
            <text:list-item>
              <text:p text:style-name="P191"><text:span text:style-name="T191_1">prevent</text:span><text:span text:style-name="T191_2"><text:s/></text:span><text:span text:style-name="T191_3">spoofing</text:span><text:span text:style-name="T191_4"><text:s/></text:span><text:span text:style-name="T191_5">of</text:span><text:span text:style-name="T191_6"><text:s/></text:span><text:span text:style-name="T191_7">clientID</text:span><text:span text:style-name="T191_8"><text:s/></text:span><text:span text:style-name="T191_9">by</text:span><text:span text:style-name="T191_10"><text:s/></text:span><text:span text:style-name="T191_11">adding</text:span><text:span text:style-name="T191_12"><text:s/>‘</text:span><text:span text:style-name="T191_13">requiresAuthentication</text:span><text:span text:style-name="T191_14">’<text:s/></text:span><text:span text:style-name="T191_15">to</text:span><text:span text:style-name="T191_16"><text:s/></text:span><text:span text:style-name="T191_17">a</text:span><text:span text:style-name="T191_18"><text:s/></text:span><text:span text:style-name="T191_19">User</text:span><text:span text:style-name="T191_20"><text:s/></text:span><text:span text:style-name="T191_21">upon</text:span><text:span text:style-name="T191_22"><text:s/></text:span><text:span text:style-name="T191_23">first</text:span><text:span text:style-name="T191_24"><text:s/></text:span><text:span text:style-name="T191_25">authentication</text:span><text:span text:style-name="T191_26">.<text:s/></text:span><text:span text:style-name="T191_27">this</text:span><text:span text:style-name="T191_28"><text:s/></text:span><text:span text:style-name="T191_29">will</text:span><text:span text:style-name="T191_30"><text:s/></text:span><text:span text:style-name="T191_31">cause</text:span><text:span text:style-name="T191_32"><text:s/></text:span><text:span text:style-name="T191_33">the</text:span><text:span text:style-name="T191_34"><text:s/></text:span><text:span text:style-name="T191_35">server</text:span><text:span text:style-name="T191_36"><text:s/></text:span><text:span text:style-name="T191_37">to</text:span><text:span text:style-name="T191_38"><text:s/></text:span><text:span text:style-name="T191_39">disregard</text:span><text:span text:style-name="T191_40"><text:s/></text:span><text:span text:style-name="T191_41">access</text:span><text:span text:style-name="T191_42"><text:s/></text:span><text:span text:style-name="T191_43">to</text:span><text:span text:style-name="T191_44"><text:s/></text:span><text:span text:style-name="T191_45">that</text:span><text:span text:style-name="T191_46"><text:s/></text:span><text:span text:style-name="T191_47">User</text:span><text:span text:style-name="T191_48"><text:s/></text:span><text:span text:style-name="T191_49">URI</text:span><text:span text:style-name="T191_50"><text:s/></text:span><text:span text:style-name="T191_51">while</text:span><text:span text:style-name="T191_52"><text:s/></text:span><text:span text:style-name="T191_53">unauthenticated</text:span><text:span text:style-name="T191_54">.<text:s text:c="2"/></text:span><text:span text:style-name="T191_55">they</text:span><text:span text:style-name="T191_56"><text:s/></text:span><text:span text:style-name="T191_57">will</text:span><text:span text:style-name="T191_58"><text:s/></text:span><text:span text:style-name="T191_59">only</text:span><text:span text:style-name="T191_60"><text:s/></text:span><text:span text:style-name="T191_61">be</text:span><text:span text:style-name="T191_62"><text:s/></text:span><text:span text:style-name="T191_63">able</text:span><text:span text:style-name="T191_64"><text:s/></text:span><text:span text:style-name="T191_65">to</text:span><text:span text:style-name="T191_66"><text:s/></text:span><text:span text:style-name="T191_67">authenticate</text:span><text:span text:style-name="T191_68"><text:s/></text:span><text:span text:style-name="T191_69">when</text:span><text:span text:style-name="T191_70"><text:s/></text:span><text:span text:style-name="T191_71">the</text:span><text:span text:style-name="T191_72"><text:s/></text:span><text:span text:style-name="T191_73">MD</text:span><text:span text:style-name="T191_74">5(</text:span><text:span text:style-name="T191_75">authenticationKey</text:span><text:span text:style-name="T191_76">)<text:s/>=<text:s/></text:span><text:span text:style-name="T191_77">that</text:span><text:span text:style-name="T191_78"><text:s/></text:span><text:span text:style-name="T191_79">self</text:span></text:p>
            </text:list-item>
            <text:list-item>
              <text:p text:style-name="P192"><text:span text:style-name="T192_1">client</text:span><text:span text:style-name="T192_2">-</text:span><text:span text:style-name="T192_3">side</text:span><text:span text:style-name="T192_4"><text:s/></text:span><text:span text:style-name="T192_5">crypto</text:span></text:p>
            </text:list-item>
            <text:list-item>
              <text:p text:style-name="P193"><text:span text:style-name="T193_1">public</text:span><text:span text:style-name="T193_2"><text:s/></text:span><text:span text:style-name="T193_3">key</text:span><text:span text:style-name="T193_4"><text:s/></text:span><text:span text:style-name="T193_5">crypto</text:span><text:span text:style-name="T193_6"><text:s/></text:span><text:span text:style-name="T193_7">for</text:span><text:span text:style-name="T193_8"><text:s/></text:span><text:span text:style-name="T193_9">private</text:span><text:span text:style-name="T193_10"><text:s/></text:span><text:span text:style-name="T193_11">message</text:span></text:p>
            </text:list-item>
            <text:list-item>
              <text:p text:style-name="P194"><text:span text:style-name="T194_1">HTTPS</text:span></text:p>
            </text:list-item>
          </text:list>
        </text:list-item>
        <text:list-item>
          <text:p text:style-name="P195"><text:span text:style-name="T195_1">Timeline</text:span></text:p>
          <text:list>
            <text:list-item>
              <text:p text:style-name="P196"><text:span text:style-name="T196_1">event</text:span><text:span text:style-name="T196_2"><text:s/></text:span><text:span text:style-name="T196_3">labels</text:span><text:span text:style-name="T196_4">,<text:s/></text:span><text:span text:style-name="T196_5">icons</text:span><text:span text:style-name="T196_6">,<text:s/></text:span><text:span text:style-name="T196_7">colors</text:span></text:p>
            </text:list-item>
            <text:list-item>
              <text:p text:style-name="P197"><text:span text:style-name="T197_1">category</text:span><text:span text:style-name="T197_2"><text:s/></text:span><text:span text:style-name="T197_3">filters</text:span></text:p>
            </text:list-item>
            <text:list-item>
              <text:p text:style-name="P198"><text:span text:style-name="T198_1">input</text:span><text:span text:style-name="T198_2">:<text:s/></text:span><text:span text:style-name="T198_3">focus</text:span><text:span text:style-name="T198_4"><text:s/></text:span><text:span text:style-name="T198_5">history</text:span></text:p>
            </text:list-item>
            <text:list-item>
              <text:p text:style-name="P199"><text:span text:style-name="T199_1">demo</text:span><text:span text:style-name="T199_2">:<text:s/></text:span><text:span text:style-name="T199_3">stock</text:span><text:span text:style-name="T199_4"><text:s/></text:span><text:span text:style-name="T199_5">data</text:span></text:p>
            </text:list-item>
            <text:list-item>
              <text:p text:style-name="P200"><text:span text:style-name="T200_1">demo</text:span><text:span text:style-name="T200_2">:<text:s/></text:span><text:span text:style-name="T200_3">fukushima</text:span><text:span text:style-name="T200_4"><text:s/></text:span><text:span text:style-name="T200_5">timeplot</text:span><text:span text:style-name="T200_6"><text:s/></text:span><text:span text:style-name="T200_7">data</text:span></text:p>
            </text:list-item>
          </text:list>
        </text:list-item>
      </text:list>
      <text:p text:style-name="P201"><text:span text:style-name="T201_1"><text:line-break/></text:span></text:p>
      <text:p text:style-name="P202"><text:span text:style-name="T202_1">backbone</text:span></text:p>
      <text:p text:style-name="P203"><text:span text:style-name="T203_1"><text:a xlink:type="simple" xlink:href="http://backbonejs.org/#introduction"><text:span text:style-name="T203_2">http</text:span></text:a></text:span><text:span text:style-name="T203_3"><text:a xlink:type="simple" xlink:href="http://backbonejs.org/#introduction"><text:span text:style-name="T203_4">://</text:span></text:a></text:span><text:span text:style-name="T203_5"><text:a xlink:type="simple" xlink:href="http://backbonejs.org/#introduction"><text:span text:style-name="T203_6">backbonejs</text:span></text:a></text:span><text:span text:style-name="T203_7"><text:a xlink:type="simple" xlink:href="http://backbonejs.org/#introduction"><text:span text:style-name="T203_8">.</text:span></text:a></text:span><text:span text:style-name="T203_9"><text:a xlink:type="simple" xlink:href="http://backbonejs.org/#introduction"><text:span text:style-name="T203_10">org</text:span></text:a></text:span><text:span text:style-name="T203_11"><text:a xlink:type="simple" xlink:href="http://backbonejs.org/#introduction"><text:span text:style-name="T203_12">/#</text:span></text:a></text:span><text:span text:style-name="T203_13"><text:a xlink:type="simple" xlink:href="http://backbonejs.org/#introduction"><text:span text:style-name="T203_14">introduction</text:span></text:a></text:span></text:p>
      <text:p text:style-name="P204"><text:span text:style-name="T204_1"><text:a xlink:type="simple" xlink:href="https://github.com/bevry/query-engine"><text:span text:style-name="T204_2">https</text:span></text:a></text:span><text:span text:style-name="T204_3"><text:a xlink:type="simple" xlink:href="https://github.com/bevry/query-engine"><text:span text:style-name="T204_4">://</text:span></text:a></text:span><text:span text:style-name="T204_5"><text:a xlink:type="simple" xlink:href="https://github.com/bevry/query-engine"><text:span text:style-name="T204_6">github</text:span></text:a></text:span><text:span text:style-name="T204_7"><text:a xlink:type="simple" xlink:href="https://github.com/bevry/query-engine"><text:span text:style-name="T204_8">.</text:span></text:a></text:span><text:span text:style-name="T204_9"><text:a xlink:type="simple" xlink:href="https://github.com/bevry/query-engine"><text:span text:style-name="T204_10">com</text:span></text:a></text:span><text:span text:style-name="T204_11"><text:a xlink:type="simple" xlink:href="https://github.com/bevry/query-engine"><text:span text:style-name="T204_12">/</text:span></text:a></text:span><text:span text:style-name="T204_13"><text:a xlink:type="simple" xlink:href="https://github.com/bevry/query-engine"><text:span text:style-name="T204_14">bevry</text:span></text:a></text:span><text:span text:style-name="T204_15"><text:a xlink:type="simple" xlink:href="https://github.com/bevry/query-engine"><text:span text:style-name="T204_16">/</text:span></text:a></text:span><text:span text:style-name="T204_17"><text:a xlink:type="simple" xlink:href="https://github.com/bevry/query-engine"><text:span text:style-name="T204_18">query</text:span></text:a></text:span><text:span text:style-name="T204_19"><text:a xlink:type="simple" xlink:href="https://github.com/bevry/query-engine"><text:span text:style-name="T204_20">-</text:span></text:a></text:span><text:span text:style-name="T204_21"><text:a xlink:type="simple" xlink:href="https://github.com/bevry/query-engine"><text:span text:style-name="T204_22">engine</text:span></text:a></text:span></text:p>
      <text:p text:style-name="P205"><text:span text:style-name="T205_1"><text:tab/></text:span><text:span text:style-name="T205_2"><text:a xlink:type="simple" xlink:href="https://github.com/davidgtonge/backbone_query"><text:span text:style-name="T205_3">https</text:span></text:a></text:span><text:span text:style-name="T205_4"><text:a xlink:type="simple" xlink:href="https://github.com/davidgtonge/backbone_query"><text:span text:style-name="T205_5">://</text:span></text:a></text:span><text:span text:style-name="T205_6"><text:a xlink:type="simple" xlink:href="https://github.com/davidgtonge/backbone_query"><text:span text:style-name="T205_7">github</text:span></text:a></text:span><text:span text:style-name="T205_8"><text:a xlink:type="simple" xlink:href="https://github.com/davidgtonge/backbone_query"><text:span text:style-name="T205_9">.</text:span></text:a></text:span><text:span text:style-name="T205_10"><text:a xlink:type="simple" xlink:href="https://github.com/davidgtonge/backbone_query"><text:span text:style-name="T205_11">com</text:span></text:a></text:span><text:span text:style-name="T205_12"><text:a xlink:type="simple" xlink:href="https://github.com/davidgtonge/backbone_query"><text:span text:style-name="T205_13">/</text:span></text:a></text:span><text:span text:style-name="T205_14"><text:a xlink:type="simple" xlink:href="https://github.com/davidgtonge/backbone_query"><text:span text:style-name="T205_15">davidgtonge</text:span></text:a></text:span><text:span text:style-name="T205_16"><text:a xlink:type="simple" xlink:href="https://github.com/davidgtonge/backbone_query"><text:span text:style-name="T205_17">/</text:span></text:a></text:span><text:span text:style-name="T205_18"><text:a xlink:type="simple" xlink:href="https://github.com/davidgtonge/backbone_query"><text:span text:style-name="T205_19">backbone</text:span></text:a></text:span><text:span text:style-name="T205_20"><text:a xlink:type="simple" xlink:href="https://github.com/davidgtonge/backbone_query"><text:span text:style-name="T205_21">_</text:span></text:a></text:span><text:span text:style-name="T205_22"><text:a xlink:type="simple" xlink:href="https://github.com/davidgtonge/backbone_query"><text:span text:style-name="T205_23">query</text:span></text:a></text:span></text:p>
      <text:p text:style-name="P206"><text:span text:style-name="T206_1"><text:line-break/><text:line-break/></text:span><text:span text:style-name="T206_2"><text:a xlink:type="simple" xlink:href="http://twitter.github.com/bootstrap/"><text:span text:style-name="T206_3">http</text:span></text:a></text:span><text:span text:style-name="T206_4"><text:a xlink:type="simple" xlink:href="http://twitter.github.com/bootstrap/"><text:span text:style-name="T206_5">://</text:span></text:a></text:span><text:span text:style-name="T206_6"><text:a xlink:type="simple" xlink:href="http://twitter.github.com/bootstrap/"><text:span text:style-name="T206_7">twitter</text:span></text:a></text:span><text:span text:style-name="T206_8"><text:a xlink:type="simple" xlink:href="http://twitter.github.com/bootstrap/"><text:span text:style-name="T206_9">.</text:span></text:a></text:span><text:span text:style-name="T206_10"><text:a xlink:type="simple" xlink:href="http://twitter.github.com/bootstrap/"><text:span text:style-name="T206_11">github</text:span></text:a></text:span><text:span text:style-name="T206_12"><text:a xlink:type="simple" xlink:href="http://twitter.github.com/bootstrap/"><text:span text:style-name="T206_13">.</text:span></text:a></text:span><text:span text:style-name="T206_14"><text:a xlink:type="simple" xlink:href="http://twitter.github.com/bootstrap/"><text:span text:style-name="T206_15">com</text:span></text:a></text:span><text:span text:style-name="T206_16"><text:a xlink:type="simple" xlink:href="http://twitter.github.com/bootstrap/"><text:span text:style-name="T206_17">/</text:span></text:a></text:span><text:span text:style-name="T206_18"><text:a xlink:type="simple" xlink:href="http://twitter.github.com/bootstrap/"><text:span text:style-name="T206_19">bootstrap</text:span></text:a></text:span></text:p>
      <text:p text:style-name="P207"><text:span text:style-name="T207_1"><text:a xlink:type="simple" xlink:href="https://github.com/epeli/underscore.string#readme"><text:span text:style-name="T207_2">https</text:span></text:a></text:span><text:span text:style-name="T207_3"><text:a xlink:type="simple" xlink:href="https://github.com/epeli/underscore.string#readme"><text:span text:style-name="T207_4">://</text:span></text:a></text:span><text:span text:style-name="T207_5"><text:a xlink:type="simple" xlink:href="https://github.com/epeli/underscore.string#readme"><text:span text:style-name="T207_6">github</text:span></text:a></text:span><text:span text:style-name="T207_7"><text:a xlink:type="simple" xlink:href="https://github.com/epeli/underscore.string#readme"><text:span text:style-name="T207_8">.</text:span></text:a></text:span><text:span text:style-name="T207_9"><text:a xlink:type="simple" xlink:href="https://github.com/epeli/underscore.string#readme"><text:span text:style-name="T207_10">com</text:span></text:a></text:span><text:span text:style-name="T207_11"><text:a xlink:type="simple" xlink:href="https://github.com/epeli/underscore.string#readme"><text:span text:style-name="T207_12">/</text:span></text:a></text:span><text:span text:style-name="T207_13"><text:a xlink:type="simple" xlink:href="https://github.com/epeli/underscore.string#readme"><text:span text:style-name="T207_14">epeli</text:span></text:a></text:span><text:span text:style-name="T207_15"><text:a xlink:type="simple" xlink:href="https://github.com/epeli/underscore.string#readme"><text:span text:style-name="T207_16">/</text:span></text:a></text:span><text:span text:style-name="T207_17"><text:a xlink:type="simple" xlink:href="https://github.com/epeli/underscore.string#readme"><text:span text:style-name="T207_18">underscore</text:span></text:a></text:span><text:span text:style-name="T207_19"><text:a xlink:type="simple" xlink:href="https://github.com/epeli/underscore.string#readme"><text:span text:style-name="T207_20">.</text:span></text:a></text:span><text:span text:style-name="T207_21"><text:a xlink:type="simple" xlink:href="https://github.com/epeli/underscore.string#readme"><text:span text:style-name="T207_22">string</text:span></text:a></text:span><text:span text:style-name="T207_23"><text:a xlink:type="simple" xlink:href="https://github.com/epeli/underscore.string#readme"><text:span text:style-name="T207_24">#</text:span></text:a></text:span><text:span text:style-name="T207_25"><text:a xlink:type="simple" xlink:href="https://github.com/epeli/underscore.string#readme"><text:span text:style-name="T207_26">readme</text:span></text:a></text:span></text:p>
      <text:p text:style-name="P208"/>
      <text:p text:style-name="P209"><text:span text:style-name="T209_1">rte</text:span><text:span text:style-name="T209_2">:<text:s/></text:span><text:span text:style-name="T209_3"><text:a xlink:type="simple" xlink:href="http://jhollingworth.github.com/bootstrap-wysihtml5/"><text:span text:style-name="T209_4">http</text:span></text:a></text:span><text:span text:style-name="T209_5"><text:a xlink:type="simple" xlink:href="http://jhollingworth.github.com/bootstrap-wysihtml5/"><text:span text:style-name="T209_6">://</text:span></text:a></text:span><text:span text:style-name="T209_7"><text:a xlink:type="simple" xlink:href="http://jhollingworth.github.com/bootstrap-wysihtml5/"><text:span text:style-name="T209_8">jhollingworth</text:span></text:a></text:span><text:span text:style-name="T209_9"><text:a xlink:type="simple" xlink:href="http://jhollingworth.github.com/bootstrap-wysihtml5/"><text:span text:style-name="T209_10">.</text:span></text:a></text:span><text:span text:style-name="T209_11"><text:a xlink:type="simple" xlink:href="http://jhollingworth.github.com/bootstrap-wysihtml5/"><text:span text:style-name="T209_12">github</text:span></text:a></text:span><text:span text:style-name="T209_13"><text:a xlink:type="simple" xlink:href="http://jhollingworth.github.com/bootstrap-wysihtml5/"><text:span text:style-name="T209_14">.</text:span></text:a></text:span><text:span text:style-name="T209_15"><text:a xlink:type="simple" xlink:href="http://jhollingworth.github.com/bootstrap-wysihtml5/"><text:span text:style-name="T209_16">com</text:span></text:a></text:span><text:span text:style-name="T209_17"><text:a xlink:type="simple" xlink:href="http://jhollingworth.github.com/bootstrap-wysihtml5/"><text:span text:style-name="T209_18">/</text:span></text:a></text:span><text:span text:style-name="T209_19"><text:a xlink:type="simple" xlink:href="http://jhollingworth.github.com/bootstrap-wysihtml5/"><text:span text:style-name="T209_20">bootstrap</text:span></text:a></text:span><text:span text:style-name="T209_21"><text:a xlink:type="simple" xlink:href="http://jhollingworth.github.com/bootstrap-wysihtml5/"><text:span text:style-name="T209_22">-</text:span></text:a></text:span><text:span text:style-name="T209_23"><text:a xlink:type="simple" xlink:href="http://jhollingworth.github.com/bootstrap-wysihtml5/"><text:span text:style-name="T209_24">wysihtml</text:span></text:a></text:span><text:span text:style-name="T209_25"><text:a xlink:type="simple" xlink:href="http://jhollingworth.github.com/bootstrap-wysihtml5/"><text:span text:style-name="T209_26">5/</text:span></text:a></text:span></text:p>
      <text:p text:style-name="P210"><text:span text:style-name="T210_1"><text:a xlink:type="simple" xlink:href="http://bootboxjs.com/"><text:span text:style-name="T210_2">http</text:span></text:a></text:span><text:span text:style-name="T210_3"><text:a xlink:type="simple" xlink:href="http://bootboxjs.com/"><text:span text:style-name="T210_4">://</text:span></text:a></text:span><text:span text:style-name="T210_5"><text:a xlink:type="simple" xlink:href="http://bootboxjs.com/"><text:span text:style-name="T210_6">bootboxjs</text:span></text:a></text:span><text:span text:style-name="T210_7"><text:a xlink:type="simple" xlink:href="http://bootboxjs.com/"><text:span text:style-name="T210_8">.</text:span></text:a></text:span><text:span text:style-name="T210_9"><text:a xlink:type="simple" xlink:href="http://bootboxjs.com/"><text:span text:style-name="T210_10">com</text:span></text:a></text:span><text:span text:style-name="T210_11"><text:a xlink:type="simple" xlink:href="http://bootboxjs.com/"><text:span text:style-name="T210_12">/</text:span></text:a></text:span></text:p>
      <text:p text:style-name="P211"><text:span text:style-name="T211_1">https</text:span><text:span text:style-name="T211_2">://</text:span><text:span text:style-name="T211_3">github</text:span><text:span text:style-name="T211_4">.</text:span><text:span text:style-name="T211_5">com</text:span><text:span text:style-name="T211_6">/</text:span><text:span text:style-name="T211_7">po</text:span><text:span text:style-name="T211_8"><text:s/></text:span><text:span text:style-name="T211_9">wmedia</text:span><text:span text:style-name="T211_10">/</text:span><text:span text:style-name="T211_11">backbone</text:span><text:span text:style-name="T211_12">-</text:span><text:span text:style-name="T211_13">forms</text:span></text:p>
      <text:p text:style-name="P212"><text:span text:style-name="T212_1"><text:a xlink:type="simple" xlink:href="https://github.com/bevry/query-engine"><text:span text:style-name="T212_2">https</text:span></text:a></text:span><text:span text:style-name="T212_3"><text:a xlink:type="simple" xlink:href="https://github.com/bevry/query-engine"><text:span text:style-name="T212_4">://</text:span></text:a></text:span><text:span text:style-name="T212_5"><text:a xlink:type="simple" xlink:href="https://github.com/bevry/query-engine"><text:span text:style-name="T212_6">github</text:span></text:a></text:span><text:span text:style-name="T212_7"><text:a xlink:type="simple" xlink:href="https://github.com/bevry/query-engine"><text:span text:style-name="T212_8">.</text:span></text:a></text:span><text:span text:style-name="T212_9"><text:a xlink:type="simple" xlink:href="https://github.com/bevry/query-engine"><text:span text:style-name="T212_10">com</text:span></text:a></text:span><text:span text:style-name="T212_11"><text:a xlink:type="simple" xlink:href="https://github.com/bevry/query-engine"><text:span text:style-name="T212_12">/</text:span></text:a></text:span><text:span text:style-name="T212_13"><text:a xlink:type="simple" xlink:href="https://github.com/bevry/query-engine"><text:span text:style-name="T212_14">bevry</text:span></text:a></text:span><text:span text:style-name="T212_15"><text:a xlink:type="simple" xlink:href="https://github.com/bevry/query-engine"><text:span text:style-name="T212_16">/</text:span></text:a></text:span><text:span text:style-name="T212_17"><text:a xlink:type="simple" xlink:href="https://github.com/bevry/query-engine"><text:span text:style-name="T212_18">query</text:span></text:a></text:span><text:span text:style-name="T212_19"><text:a xlink:type="simple" xlink:href="https://github.com/bevry/query-engine"><text:span text:style-name="T212_20">-</text:span></text:a></text:span><text:span text:style-name="T212_21"><text:a xlink:type="simple" xlink:href="https://github.com/bevry/query-engine"><text:span text:style-name="T212_22">engine</text:span></text:a></text:span></text:p>
      <text:p text:style-name="P213"><text:span text:style-name="T213_1"><text:a xlink:type="simple" xlink:href="http://bruth.github.com/synapse/docs/"><text:span text:style-name="T213_2">http</text:span></text:a></text:span><text:span text:style-name="T213_3"><text:a xlink:type="simple" xlink:href="http://bruth.github.com/synapse/docs/"><text:span text:style-name="T213_4">://</text:span></text:a></text:span><text:span text:style-name="T213_5"><text:a xlink:type="simple" xlink:href="http://bruth.github.com/synapse/docs/"><text:span text:style-name="T213_6">bruth</text:span></text:a></text:span><text:span text:style-name="T213_7"><text:a xlink:type="simple" xlink:href="http://bruth.github.com/synapse/docs/"><text:span text:style-name="T213_8">.</text:span></text:a></text:span><text:span text:style-name="T213_9"><text:a xlink:type="simple" xlink:href="http://bruth.github.com/synapse/docs/"><text:span text:style-name="T213_10">github</text:span></text:a></text:span><text:span text:style-name="T213_11"><text:a xlink:type="simple" xlink:href="http://bruth.github.com/synapse/docs/"><text:span text:style-name="T213_12">.</text:span></text:a></text:span><text:span text:style-name="T213_13"><text:a xlink:type="simple" xlink:href="http://bruth.github.com/synapse/docs/"><text:span text:style-name="T213_14">com</text:span></text:a></text:span><text:span text:style-name="T213_15"><text:a xlink:type="simple" xlink:href="http://bruth.github.com/synapse/docs/"><text:span text:style-name="T213_16">/</text:span></text:a></text:span><text:span text:style-name="T213_17"><text:a xlink:type="simple" xlink:href="http://bruth.github.com/synapse/docs/"><text:span text:style-name="T213_18">synapse</text:span></text:a></text:span><text:span text:style-name="T213_19"><text:a xlink:type="simple" xlink:href="http://bruth.github.com/synapse/docs/"><text:span text:style-name="T213_20">/</text:span></text:a></text:span><text:span text:style-name="T213_21"><text:a xlink:type="simple" xlink:href="http://bruth.github.com/synapse/docs/"><text:span text:style-name="T213_22">docs</text:span></text:a></text:span><text:span text:style-name="T213_23"><text:a xlink:type="simple" xlink:href="http://bruth.github.com/synapse/docs/"><text:span text:style-name="T213_24">/</text:span></text:a></text:span></text:p>
      <text:p text:style-name="P214"/>
      <text:p text:style-name="P215"><text:span text:style-name="T215_1"><text:a xlink:type="simple" xlink:href="http://wiki.iks-project.eu/index.php/VIE"><text:span text:style-name="T215_2">http</text:span></text:a></text:span><text:span text:style-name="T215_3"><text:a xlink:type="simple" xlink:href="http://wiki.iks-project.eu/index.php/VIE"><text:span text:style-name="T215_4">://</text:span></text:a></text:span><text:span text:style-name="T215_5"><text:a xlink:type="simple" xlink:href="http://wiki.iks-project.eu/index.php/VIE"><text:span text:style-name="T215_6">wiki</text:span></text:a></text:span><text:span text:style-name="T215_7"><text:a xlink:type="simple" xlink:href="http://wiki.iks-project.eu/index.php/VIE"><text:span text:style-name="T215_8">.</text:span></text:a></text:span><text:span text:style-name="T215_9"><text:a xlink:type="simple" xlink:href="http://wiki.iks-project.eu/index.php/VIE"><text:span text:style-name="T215_10">iks</text:span></text:a></text:span><text:span text:style-name="T215_11"><text:a xlink:type="simple" xlink:href="http://wiki.iks-project.eu/index.php/VIE"><text:span text:style-name="T215_12">-</text:span></text:a></text:span><text:span text:style-name="T215_13"><text:a xlink:type="simple" xlink:href="http://wiki.iks-project.eu/index.php/VIE"><text:span text:style-name="T215_14">project</text:span></text:a></text:span><text:span text:style-name="T215_15"><text:a xlink:type="simple" xlink:href="http://wiki.iks-project.eu/index.php/VIE"><text:span text:style-name="T215_16">.</text:span></text:a></text:span><text:span text:style-name="T215_17"><text:a xlink:type="simple" xlink:href="http://wiki.iks-project.eu/index.php/VIE"><text:span text:style-name="T215_18">eu</text:span></text:a></text:span><text:span text:style-name="T215_19"><text:a xlink:type="simple" xlink:href="http://wiki.iks-project.eu/index.php/VIE"><text:span text:style-name="T215_20">/</text:span></text:a></text:span><text:span text:style-name="T215_21"><text:a xlink:type="simple" xlink:href="http://wiki.iks-project.eu/index.php/VIE"><text:span text:style-name="T215_22">index</text:span></text:a></text:span><text:span text:style-name="T215_23"><text:a xlink:type="simple" xlink:href="http://wiki.iks-project.eu/index.php/VIE"><text:span text:style-name="T215_24">.</text:span></text:a></text:span><text:span text:style-name="T215_25"><text:a xlink:type="simple" xlink:href="http://wiki.iks-project.eu/index.php/VIE"><text:span text:style-name="T215_26">php</text:span></text:a></text:span><text:span text:style-name="T215_27"><text:a xlink:type="simple" xlink:href="http://wiki.iks-project.eu/index.php/VIE"><text:span text:style-name="T215_28">/</text:span></text:a></text:span><text:span text:style-name="T215_29"><text:a xlink:type="simple" xlink:href="http://wiki.iks-project.eu/index.php/VIE"><text:span text:style-name="T215_30">VIE</text:span></text:a></text:span></text:p>
      <text:p text:style-name="P216"/>
      <text:p text:style-name="P217"><text:span text:style-name="T217_1"><text:a xlink:type="simple" xlink:href="https://github.com/kendagriff/backbone.analytics"><text:span text:style-name="T217_2">https</text:span></text:a></text:span><text:span text:style-name="T217_3"><text:a xlink:type="simple" xlink:href="https://github.com/kendagriff/backbone.analytics"><text:span text:style-name="T217_4">://</text:span></text:a></text:span><text:span text:style-name="T217_5"><text:a xlink:type="simple" xlink:href="https://github.com/kendagriff/backbone.analytics"><text:span text:style-name="T217_6">github</text:span></text:a></text:span><text:span text:style-name="T217_7"><text:a xlink:type="simple" xlink:href="https://github.com/kendagriff/backbone.analytics"><text:span text:style-name="T217_8">.</text:span></text:a></text:span><text:span text:style-name="T217_9"><text:a xlink:type="simple" xlink:href="https://github.com/kendagriff/backbone.analytics"><text:span text:style-name="T217_10">com</text:span></text:a></text:span><text:span text:style-name="T217_11"><text:a xlink:type="simple" xlink:href="https://github.com/kendagriff/backbone.analytics"><text:span text:style-name="T217_12">/</text:span></text:a></text:span><text:span text:style-name="T217_13"><text:a xlink:type="simple" xlink:href="https://github.com/kendagriff/backbone.analytics"><text:span text:style-name="T217_14">kendagriff</text:span></text:a></text:span><text:span text:style-name="T217_15"><text:a xlink:type="simple" xlink:href="https://github.com/kendagriff/backbone.analytics"><text:span text:style-name="T217_16">/</text:span></text:a></text:span><text:span text:style-name="T217_17"><text:a xlink:type="simple" xlink:href="https://github.com/kendagriff/backbone.analytics"><text:span text:style-name="T217_18">backbone</text:span></text:a></text:span><text:span text:style-name="T217_19"><text:a xlink:type="simple" xlink:href="https://github.com/kendagriff/backbone.analytics"><text:span text:style-name="T217_20">.</text:span></text:a></text:span><text:span text:style-name="T217_21"><text:a xlink:type="simple" xlink:href="https://github.com/kendagriff/backbone.analytics"><text:span text:style-name="T217_22">analytics</text:span></text:a></text:span></text:p>
      <text:p text:style-name="P218"/>
      <text:p text:style-name="P219"><text:span text:style-name="T219_1"><text:a xlink:type="simple" xlink:href="https://github.com/mlanza/thingy-client"><text:span text:style-name="T219_2">https</text:span></text:a></text:span><text:span text:style-name="T219_3"><text:a xlink:type="simple" xlink:href="https://github.com/mlanza/thingy-client"><text:span text:style-name="T219_4">://</text:span></text:a></text:span><text:span text:style-name="T219_5"><text:a xlink:type="simple" xlink:href="https://github.com/mlanza/thingy-client"><text:span text:style-name="T219_6">github</text:span></text:a></text:span><text:span text:style-name="T219_7"><text:a xlink:type="simple" xlink:href="https://github.com/mlanza/thingy-client"><text:span text:style-name="T219_8">.</text:span></text:a></text:span><text:span text:style-name="T219_9"><text:a xlink:type="simple" xlink:href="https://github.com/mlanza/thingy-client"><text:span text:style-name="T219_10">com</text:span></text:a></text:span><text:span text:style-name="T219_11"><text:a xlink:type="simple" xlink:href="https://github.com/mlanza/thingy-client"><text:span text:style-name="T219_12">/</text:span></text:a></text:span><text:span text:style-name="T219_13"><text:a xlink:type="simple" xlink:href="https://github.com/mlanza/thingy-client"><text:span text:style-name="T219_14">mlanza</text:span></text:a></text:span><text:span text:style-name="T219_15"><text:a xlink:type="simple" xlink:href="https://github.com/mlanza/thingy-client"><text:span text:style-name="T219_16">/</text:span></text:a></text:span><text:span text:style-name="T219_17"><text:a xlink:type="simple" xlink:href="https://github.com/mlanza/thingy-client"><text:span text:style-name="T219_18">thingy</text:span></text:a></text:span><text:span text:style-name="T219_19"><text:a xlink:type="simple" xlink:href="https://github.com/mlanza/thingy-client"><text:span text:style-name="T219_20">-</text:span></text:a></text:span><text:span text:style-name="T219_21"><text:a xlink:type="simple" xlink:href="https://github.com/mlanza/thingy-client"><text:span text:style-name="T219_22">client</text:span></text:a></text:span></text:p>
      <text:p text:style-name="P220"><text:span text:style-name="T220_1"><text:a xlink:type="simple" xlink:href="http://treeline.bellz.org/download.html"><text:span text:style-name="T220_2">http</text:span></text:a></text:span><text:span text:style-name="T220_3"><text:a xlink:type="simple" xlink:href="http://treeline.bellz.org/download.html"><text:span text:style-name="T220_4">://</text:span></text:a></text:span><text:span text:style-name="T220_5"><text:a xlink:type="simple" xlink:href="http://treeline.bellz.org/download.html"><text:span text:style-name="T220_6">treeline</text:span></text:a></text:span><text:span text:style-name="T220_7"><text:a xlink:type="simple" xlink:href="http://treeline.bellz.org/download.html"><text:span text:style-name="T220_8">.</text:span></text:a></text:span><text:span text:style-name="T220_9"><text:a xlink:type="simple" xlink:href="http://treeline.bellz.org/download.html"><text:span text:style-name="T220_10">bellz</text:span></text:a></text:span><text:span text:style-name="T220_11"><text:a xlink:type="simple" xlink:href="http://treeline.bellz.org/download.html"><text:span text:style-name="T220_12">.</text:span></text:a></text:span><text:span text:style-name="T220_13"><text:a xlink:type="simple" xlink:href="http://treeline.bellz.org/download.html"><text:span text:style-name="T220_14">org</text:span></text:a></text:span><text:span text:style-name="T220_15"><text:a xlink:type="simple" xlink:href="http://treeline.bellz.org/download.html"><text:span text:style-name="T220_16">/</text:span></text:a></text:span><text:span text:style-name="T220_17"><text:a xlink:type="simple" xlink:href="http://treeline.bellz.org/download.html"><text:span text:style-name="T220_18">download</text:span></text:a></text:span><text:span text:style-name="T220_19"><text:a xlink:type="simple" xlink:href="http://treeline.bellz.org/download.html"><text:span text:style-name="T220_20">.</text:span></text:a></text:span><text:span text:style-name="T220_21"><text:a xlink:type="simple" xlink:href="http://treeline.bellz.org/download.html"><text:span text:style-name="T220_22">html</text:span></text:a></text:span></text:p>
      <text:p text:style-name="P221"/>
      <text:p text:style-name="P222"><text:span text:style-name="T222_1">https</text:span><text:span text:style-name="T222_2">://</text:span><text:span text:style-name="T222_3">github</text:span><text:span text:style-name="T222_4">.</text:span><text:span text:style-name="T222_5">com</text:span><text:span text:style-name="T222_6">/</text:span><text:span text:style-name="T222_7">bry</text:span><text:span text:style-name="T222_8">4</text:span><text:span text:style-name="T222_9">n</text:span><text:span text:style-name="T222_10">/</text:span><text:span text:style-name="T222_11">backbone</text:span><text:span text:style-name="T222_12">-</text:span><text:span text:style-name="T222_13">shortcuts</text:span></text:p>
      <text:p text:style-name="P223"><text:span text:style-name="T223_1"><text:a xlink:type="simple" xlink:href="http://mousesearch3d.com/"><text:span text:style-name="T223_2">http</text:span></text:a></text:span><text:span text:style-name="T223_3"><text:a xlink:type="simple" xlink:href="http://mousesearch3d.com/"><text:span text:style-name="T223_4">://</text:span></text:a></text:span><text:span text:style-name="T223_5"><text:a xlink:type="simple" xlink:href="http://mousesearch3d.com/"><text:span text:style-name="T223_6">mousesearch</text:span></text:a></text:span><text:span text:style-name="T223_7"><text:a xlink:type="simple" xlink:href="http://mousesearch3d.com/"><text:span text:style-name="T223_8">3</text:span></text:a></text:span><text:span text:style-name="T223_9"><text:a xlink:type="simple" xlink:href="http://mousesearch3d.com/"><text:span text:style-name="T223_10">d</text:span></text:a></text:span><text:span text:style-name="T223_11"><text:a xlink:type="simple" xlink:href="http://mousesearch3d.com/"><text:span text:style-name="T223_12">.</text:span></text:a></text:span><text:span text:style-name="T223_13"><text:a xlink:type="simple" xlink:href="http://mousesearch3d.com/"><text:span text:style-name="T223_14">com</text:span></text:a></text:span><text:span text:style-name="T223_15"><text:a xlink:type="simple" xlink:href="http://mousesearch3d.com/"><text:span text:style-name="T223_16">/</text:span></text:a></text:span></text:p>
      <text:p text:style-name="P224"><text:span text:style-name="T224_1"><text:a xlink:type="simple" xlink:href="http://semantic-mediawiki.org/wiki/Semantic_MediaWiki_Plus"><text:span text:style-name="T224_2">http</text:span></text:a></text:span><text:span text:style-name="T224_3"><text:a xlink:type="simple" xlink:href="http://semantic-mediawiki.org/wiki/Semantic_MediaWiki_Plus"><text:span text:style-name="T224_4">://</text:span></text:a></text:span><text:span text:style-name="T224_5"><text:a xlink:type="simple" xlink:href="http://semantic-mediawiki.org/wiki/Semantic_MediaWiki_Plus"><text:span text:style-name="T224_6">semantic</text:span></text:a></text:span><text:span text:style-name="T224_7"><text:a xlink:type="simple" xlink:href="http://semantic-mediawiki.org/wiki/Semantic_MediaWiki_Plus"><text:span text:style-name="T224_8">-</text:span></text:a></text:span><text:span text:style-name="T224_9"><text:a xlink:type="simple" xlink:href="http://semantic-mediawiki.org/wiki/Semantic_MediaWiki_Plus"><text:span text:style-name="T224_10">mediawiki</text:span></text:a></text:span><text:span text:style-name="T224_11"><text:a xlink:type="simple" xlink:href="http://semantic-mediawiki.org/wiki/Semantic_MediaWiki_Plus"><text:span text:style-name="T224_12">.</text:span></text:a></text:span><text:span text:style-name="T224_13"><text:a xlink:type="simple" xlink:href="http://semantic-mediawiki.org/wiki/Semantic_MediaWiki_Plus"><text:span text:style-name="T224_14">org</text:span></text:a></text:span><text:span text:style-name="T224_15"><text:a xlink:type="simple" xlink:href="http://semantic-mediawiki.org/wiki/Semantic_MediaWiki_Plus"><text:span text:style-name="T224_16">/</text:span></text:a></text:span><text:span text:style-name="T224_17"><text:a xlink:type="simple" xlink:href="http://semantic-mediawiki.org/wiki/Semantic_MediaWiki_Plus"><text:span text:style-name="T224_18">wiki</text:span></text:a></text:span><text:span text:style-name="T224_19"><text:a xlink:type="simple" xlink:href="http://semantic-mediawiki.org/wiki/Semantic_MediaWiki_Plus"><text:span text:style-name="T224_20">/</text:span></text:a></text:span><text:span text:style-name="T224_21"><text:a xlink:type="simple" xlink:href="http://semantic-mediawiki.org/wiki/Semantic_MediaWiki_Plus"><text:span text:style-name="T224_22">Semantic</text:span></text:a></text:span><text:span text:style-name="T224_23"><text:a xlink:type="simple" xlink:href="http://semantic-mediawiki.org/wiki/Semantic_MediaWiki_Plus"><text:span text:style-name="T224_24">_</text:span></text:a></text:span><text:span text:style-name="T224_25"><text:a xlink:type="simple" xlink:href="http://semantic-mediawiki.org/wiki/Semantic_MediaWiki_Plus"><text:span text:style-name="T224_26">MediaWiki</text:span></text:a></text:span><text:span text:style-name="T224_27"><text:a xlink:type="simple" xlink:href="http://semantic-mediawiki.org/wiki/Semantic_MediaWiki_Plus"><text:span text:style-name="T224_28">_</text:span></text:a></text:span><text:span text:style-name="T224_29"><text:a xlink:type="simple" xlink:href="http://semantic-mediawiki.org/wiki/Semantic_MediaWiki_Plus"><text:span text:style-name="T224_30">Plus</text:span></text:a></text:span></text:p>
      <text:p text:style-name="P225"/>
      <text:p text:style-name="P226"><text:span text:style-name="T226_1">Combobox</text:span></text:p>
      <text:p text:style-name="P227"><text:span text:style-name="T227_1"><text:a xlink:type="simple" xlink:href="http://ivaynberg.github.com/select2/"><text:span text:style-name="T227_2">http</text:span></text:a></text:span><text:span text:style-name="T227_3"><text:a xlink:type="simple" xlink:href="http://ivaynberg.github.com/select2/"><text:span text:style-name="T227_4">://</text:span></text:a></text:span><text:span text:style-name="T227_5"><text:a xlink:type="simple" xlink:href="http://ivaynberg.github.com/select2/"><text:span text:style-name="T227_6">ivaynberg</text:span></text:a></text:span><text:span text:style-name="T227_7"><text:a xlink:type="simple" xlink:href="http://ivaynberg.github.com/select2/"><text:span text:style-name="T227_8">.</text:span></text:a></text:span><text:span text:style-name="T227_9"><text:a xlink:type="simple" xlink:href="http://ivaynberg.github.com/select2/"><text:span text:style-name="T227_10">github</text:span></text:a></text:span><text:span text:style-name="T227_11"><text:a xlink:type="simple" xlink:href="http://ivaynberg.github.com/select2/"><text:span text:style-name="T227_12">.</text:span></text:a></text:span><text:span text:style-name="T227_13"><text:a xlink:type="simple" xlink:href="http://ivaynberg.github.com/select2/"><text:span text:style-name="T227_14">com</text:span></text:a></text:span><text:span text:style-name="T227_15"><text:a xlink:type="simple" xlink:href="http://ivaynberg.github.com/select2/"><text:span text:style-name="T227_16">/</text:span></text:a></text:span><text:span text:style-name="T227_17"><text:a xlink:type="simple" xlink:href="http://ivaynberg.github.com/select2/"><text:span text:style-name="T227_18">select</text:span></text:a></text:span><text:span text:style-name="T227_19"><text:a xlink:type="simple" xlink:href="http://ivaynberg.github.com/select2/"><text:span text:style-name="T227_20">2/</text:span></text:a></text:span><text:span text:style-name="T227_21"><text:s/></text:span><text:span text:style-name="T227_22">multi</text:span><text:span text:style-name="T227_23">-</text:span><text:span text:style-name="T227_24">value</text:span><text:span text:style-name="T227_25"><text:s/></text:span><text:span text:style-name="T227_26">select</text:span><text:span text:style-name="T227_27"><text:s/></text:span><text:span text:style-name="T227_28">boxes</text:span><text:span text:style-name="T227_29"><text:s/>-&gt;<text:s/></text:span><text:span text:style-name="T227_30">pills</text:span></text:p>
      <text:p text:style-name="P228"/>
      <text:p text:style-name="P229"><text:span text:style-name="T229_1">Keyboard</text:span><text:span text:style-name="T229_2"><text:s/></text:span><text:span text:style-name="T229_3">shortcuts</text:span></text:p>
      <text:p text:style-name="P230"><text:span text:style-name="T230_1"><text:tab/></text:span><text:span text:style-name="T230_2"><text:a xlink:type="simple" xlink:href="http://craig.is/killing/mice"><text:span text:style-name="T230_3">http</text:span></text:a></text:span><text:span text:style-name="T230_4"><text:a xlink:type="simple" xlink:href="http://craig.is/killing/mice"><text:span text:style-name="T230_5">://</text:span></text:a></text:span><text:span text:style-name="T230_6"><text:a xlink:type="simple" xlink:href="http://craig.is/killing/mice"><text:span text:style-name="T230_7">craig</text:span></text:a></text:span><text:span text:style-name="T230_8"><text:a xlink:type="simple" xlink:href="http://craig.is/killing/mice"><text:span text:style-name="T230_9">.</text:span></text:a></text:span><text:span text:style-name="T230_10"><text:a xlink:type="simple" xlink:href="http://craig.is/killing/mice"><text:span text:style-name="T230_11">is</text:span></text:a></text:span><text:span text:style-name="T230_12"><text:a xlink:type="simple" xlink:href="http://craig.is/killing/mice"><text:span text:style-name="T230_13">/</text:span></text:a></text:span><text:span text:style-name="T230_14"><text:a xlink:type="simple" xlink:href="http://craig.is/killing/mice"><text:span text:style-name="T230_15">killing</text:span></text:a></text:span><text:span text:style-name="T230_16"><text:a xlink:type="simple" xlink:href="http://craig.is/killing/mice"><text:span text:style-name="T230_17">/</text:span></text:a></text:span><text:span text:style-name="T230_18"><text:a xlink:type="simple" xlink:href="http://craig.is/killing/mice"><text:span text:style-name="T230_19">mice</text:span></text:a></text:span></text:p>
      <text:p text:style-name="P231"><text:span text:style-name="T231_1"><text:line-break/></text:span></text:p>
      <text:p text:style-name="P2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575cm" fo:padding-bottom="0cm" fo:margin-bottom="1.57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